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Light" svg:font-family="'Calibri Light', 'Calibri Light EmbeddedFont', 'Calibri Light MSFontService',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ubtitle">
      <style:text-properties officeooo:rsid="000b00dc" officeooo:paragraph-rsid="000b00dc"/>
    </style:style>
    <style:style style:name="P2" style:family="paragraph" style:parent-style-name="Text_20_body">
      <style:text-properties officeooo:paragraph-rsid="000f57e8"/>
    </style:style>
    <style:style style:name="P3" style:family="paragraph" style:parent-style-name="Text_20_body">
      <style:text-properties officeooo:paragraph-rsid="0010bcae"/>
    </style:style>
    <style:style style:name="P4" style:family="paragraph" style:parent-style-name="Text_20_body">
      <style:text-properties officeooo:paragraph-rsid="00123f7c"/>
    </style:style>
    <style:style style:name="P5" style:family="paragraph" style:parent-style-name="Text_20_body">
      <style:text-properties officeooo:paragraph-rsid="0013d5ef"/>
    </style:style>
    <style:style style:name="P6" style:family="paragraph" style:parent-style-name="Text_20_body">
      <style:text-properties officeooo:paragraph-rsid="0015a55e"/>
    </style:style>
    <style:style style:name="P7" style:family="paragraph" style:parent-style-name="Text_20_body">
      <style:text-properties officeooo:paragraph-rsid="0015aba1"/>
    </style:style>
    <style:style style:name="P8" style:family="paragraph" style:parent-style-name="Text_20_body">
      <style:text-properties officeooo:paragraph-rsid="00169723"/>
    </style:style>
    <style:style style:name="P9" style:family="paragraph" style:parent-style-name="Text_20_body">
      <style:text-properties fo:font-style="italic" officeooo:paragraph-rsid="000b00dc" style:font-style-asian="italic" style:font-style-complex="italic"/>
    </style:style>
    <style:style style:name="P10" style:family="paragraph" style:parent-style-name="Text_20_body">
      <style:text-properties fo:font-style="italic" officeooo:rsid="000bdb35" officeooo:paragraph-rsid="000bdb35" style:font-style-asian="italic" style:font-style-complex="italic"/>
    </style:style>
    <style:style style:name="P11" style:family="paragraph" style:parent-style-name="Text_20_body">
      <style:text-properties fo:font-style="italic" officeooo:paragraph-rsid="000d60ce" style:font-style-asian="italic" style:font-style-complex="italic"/>
    </style:style>
    <style:style style:name="P12" style:family="paragraph" style:parent-style-name="Text_20_body">
      <style:text-properties officeooo:paragraph-rsid="000e7176"/>
    </style:style>
    <style:style style:name="P13" style:family="paragraph" style:parent-style-name="Text_20_body">
      <style:text-properties officeooo:paragraph-rsid="001e46cc"/>
    </style:style>
    <style:style style:name="P14" style:family="paragraph" style:parent-style-name="Text_20_body">
      <style:text-properties officeooo:paragraph-rsid="001e8bd3"/>
    </style:style>
    <style:style style:name="P15" style:family="paragraph" style:parent-style-name="Text_20_body">
      <style:text-properties officeooo:paragraph-rsid="001fd43a"/>
    </style:style>
    <style:style style:name="P16" style:family="paragraph" style:parent-style-name="Text_20_body">
      <style:text-properties officeooo:paragraph-rsid="002080b1"/>
    </style:style>
    <style:style style:name="P17" style:family="paragraph" style:parent-style-name="Text_20_body">
      <style:text-properties officeooo:paragraph-rsid="00215b20"/>
    </style:style>
    <style:style style:name="P18" style:family="paragraph" style:parent-style-name="Text_20_body">
      <style:text-properties officeooo:paragraph-rsid="00225839"/>
    </style:style>
    <style:style style:name="P19" style:family="paragraph" style:parent-style-name="Text_20_body">
      <style:text-properties officeooo:paragraph-rsid="002492cd"/>
    </style:style>
    <style:style style:name="P20" style:family="paragraph" style:parent-style-name="Text_20_body">
      <style:text-properties officeooo:paragraph-rsid="002761c5"/>
    </style:style>
    <style:style style:name="P21" style:family="paragraph" style:parent-style-name="Text_20_body">
      <style:text-properties officeooo:paragraph-rsid="00288ae5"/>
    </style:style>
    <style:style style:name="P22" style:family="paragraph" style:parent-style-name="Text_20_body">
      <style:text-properties officeooo:paragraph-rsid="00292cd2"/>
    </style:style>
    <style:style style:name="P23" style:family="paragraph" style:parent-style-name="Text_20_body">
      <style:text-properties officeooo:paragraph-rsid="002ab543"/>
    </style:style>
    <style:style style:name="P24" style:family="paragraph" style:parent-style-name="Text_20_body">
      <style:text-properties officeooo:paragraph-rsid="00304d47"/>
    </style:style>
    <style:style style:name="P25" style:family="paragraph" style:parent-style-name="Text_20_body">
      <style:text-properties officeooo:paragraph-rsid="0031ced0"/>
    </style:style>
    <style:style style:name="P26" style:family="paragraph" style:parent-style-name="Text_20_body">
      <style:text-properties officeooo:paragraph-rsid="0032d864"/>
    </style:style>
    <style:style style:name="P27" style:family="paragraph" style:parent-style-name="Text_20_body">
      <style:text-properties officeooo:paragraph-rsid="00343c3d"/>
    </style:style>
    <style:style style:name="P28" style:family="paragraph" style:parent-style-name="Text_20_body">
      <style:text-properties officeooo:paragraph-rsid="0036019c"/>
    </style:style>
    <style:style style:name="P29" style:family="paragraph" style:parent-style-name="Title">
      <style:text-properties style:font-name="Calibri Light" fo:font-size="28pt" fo:language="es" fo:country="ES" officeooo:paragraph-rsid="000b00dc"/>
    </style:style>
    <style:style style:name="P30" style:family="paragraph" style:parent-style-name="Heading_20_1">
      <style:text-properties officeooo:rsid="000b00dc" officeooo:paragraph-rsid="000b00dc"/>
    </style:style>
    <style:style style:name="P31" style:family="paragraph" style:parent-style-name="Text_20_body" style:list-style-name="Numbering_20_123">
      <style:text-properties officeooo:paragraph-rsid="00854fe1"/>
    </style:style>
    <style:style style:name="P32" style:family="paragraph" style:parent-style-name="Text_20_body" style:list-style-name="Numbering_20_123">
      <style:text-properties officeooo:paragraph-rsid="00879d32"/>
    </style:style>
    <style:style style:name="P33" style:family="paragraph" style:parent-style-name="Text_20_body" style:list-style-name="Numbering_20_123">
      <style:text-properties officeooo:paragraph-rsid="008ebb77"/>
    </style:style>
    <style:style style:name="P34" style:family="paragraph" style:parent-style-name="Text_20_body" style:list-style-name="Numbering_20_123">
      <style:text-properties officeooo:paragraph-rsid="00931221"/>
    </style:style>
    <style:style style:name="P35" style:family="paragraph" style:parent-style-name="Text_20_body" style:list-style-name="List_20_1">
      <style:text-properties officeooo:paragraph-rsid="000e7176"/>
    </style:style>
    <style:style style:name="P36" style:family="paragraph" style:parent-style-name="Text_20_body" style:list-style-name="List_20_1">
      <style:text-properties officeooo:paragraph-rsid="000f57e8"/>
    </style:style>
    <style:style style:name="P37" style:family="paragraph" style:parent-style-name="Text_20_body" style:list-style-name="List_20_1">
      <style:text-properties officeooo:paragraph-rsid="0041a153"/>
    </style:style>
    <style:style style:name="P38" style:family="paragraph" style:parent-style-name="Text_20_body" style:list-style-name="List_20_1">
      <style:text-properties officeooo:paragraph-rsid="0010bcae"/>
    </style:style>
    <style:style style:name="P39" style:family="paragraph" style:parent-style-name="Text_20_body" style:list-style-name="List_20_1">
      <style:text-properties officeooo:paragraph-rsid="00123f7c"/>
    </style:style>
    <style:style style:name="P40" style:family="paragraph" style:parent-style-name="Text_20_body" style:list-style-name="List_20_1">
      <style:text-properties officeooo:paragraph-rsid="0013d5ef"/>
    </style:style>
    <style:style style:name="P41" style:family="paragraph" style:parent-style-name="Text_20_body" style:list-style-name="List_20_1">
      <style:text-properties officeooo:paragraph-rsid="0015a55e"/>
    </style:style>
    <style:style style:name="P42" style:family="paragraph" style:parent-style-name="Text_20_body" style:list-style-name="List_20_1">
      <style:text-properties officeooo:paragraph-rsid="0015aba1"/>
    </style:style>
    <style:style style:name="P43" style:family="paragraph" style:parent-style-name="Text_20_body" style:list-style-name="List_20_1">
      <style:text-properties officeooo:paragraph-rsid="00169723"/>
    </style:style>
    <style:style style:name="P44" style:family="paragraph" style:parent-style-name="Text_20_body" style:list-style-name="List_20_1">
      <style:text-properties officeooo:paragraph-rsid="001e46cc"/>
    </style:style>
    <style:style style:name="P45" style:family="paragraph" style:parent-style-name="Text_20_body" style:list-style-name="List_20_1">
      <style:text-properties officeooo:paragraph-rsid="001e8bd3"/>
    </style:style>
    <style:style style:name="P46" style:family="paragraph" style:parent-style-name="Text_20_body" style:list-style-name="List_20_1">
      <style:text-properties officeooo:paragraph-rsid="001fd43a"/>
    </style:style>
    <style:style style:name="P47" style:family="paragraph" style:parent-style-name="Text_20_body" style:list-style-name="List_20_1">
      <style:text-properties officeooo:paragraph-rsid="002080b1"/>
    </style:style>
    <style:style style:name="P48" style:family="paragraph" style:parent-style-name="Text_20_body" style:list-style-name="List_20_1">
      <style:text-properties officeooo:paragraph-rsid="00215b20"/>
    </style:style>
    <style:style style:name="P49" style:family="paragraph" style:parent-style-name="Text_20_body" style:list-style-name="List_20_1">
      <style:text-properties officeooo:paragraph-rsid="00225839"/>
    </style:style>
    <style:style style:name="P50" style:family="paragraph" style:parent-style-name="Text_20_body" style:list-style-name="List_20_1">
      <style:text-properties officeooo:paragraph-rsid="0022d69c"/>
    </style:style>
    <style:style style:name="P51" style:family="paragraph" style:parent-style-name="Text_20_body" style:list-style-name="List_20_1">
      <style:text-properties officeooo:paragraph-rsid="002492cd"/>
    </style:style>
    <style:style style:name="P52" style:family="paragraph" style:parent-style-name="Text_20_body" style:list-style-name="List_20_1">
      <style:text-properties officeooo:paragraph-rsid="002761c5"/>
    </style:style>
    <style:style style:name="P53" style:family="paragraph" style:parent-style-name="Text_20_body" style:list-style-name="List_20_1">
      <style:text-properties officeooo:paragraph-rsid="00288ae5"/>
    </style:style>
    <style:style style:name="P54" style:family="paragraph" style:parent-style-name="Text_20_body" style:list-style-name="List_20_1">
      <style:text-properties officeooo:paragraph-rsid="00292cd2"/>
    </style:style>
    <style:style style:name="P55" style:family="paragraph" style:parent-style-name="Text_20_body" style:list-style-name="List_20_1">
      <style:text-properties officeooo:paragraph-rsid="002ab543"/>
    </style:style>
    <style:style style:name="P56" style:family="paragraph" style:parent-style-name="Text_20_body" style:list-style-name="List_20_1">
      <style:text-properties officeooo:paragraph-rsid="002bf105"/>
    </style:style>
    <style:style style:name="P57" style:family="paragraph" style:parent-style-name="Text_20_body" style:list-style-name="List_20_1">
      <style:text-properties officeooo:paragraph-rsid="00304d47"/>
    </style:style>
    <style:style style:name="P58" style:family="paragraph" style:parent-style-name="Text_20_body" style:list-style-name="List_20_1">
      <style:text-properties officeooo:paragraph-rsid="0031ced0"/>
    </style:style>
    <style:style style:name="P59" style:family="paragraph" style:parent-style-name="Text_20_body" style:list-style-name="List_20_1">
      <style:text-properties officeooo:paragraph-rsid="0032d864"/>
    </style:style>
    <style:style style:name="P60" style:family="paragraph" style:parent-style-name="Text_20_body" style:list-style-name="List_20_1">
      <style:text-properties officeooo:paragraph-rsid="00343c3d"/>
    </style:style>
    <style:style style:name="P61" style:family="paragraph" style:parent-style-name="Text_20_body" style:list-style-name="List_20_1">
      <style:text-properties officeooo:paragraph-rsid="00344ca8"/>
    </style:style>
    <style:style style:name="P62" style:family="paragraph" style:parent-style-name="Text_20_body" style:list-style-name="List_20_1">
      <style:text-properties officeooo:paragraph-rsid="0036019c"/>
    </style:style>
    <style:style style:name="P63" style:family="paragraph" style:parent-style-name="Text_20_body" style:list-style-name="List_20_1">
      <style:text-properties officeooo:paragraph-rsid="0072f2e3"/>
    </style:style>
    <style:style style:name="P64" style:family="paragraph" style:parent-style-name="Text_20_body" style:list-style-name="List_20_1">
      <style:text-properties officeooo:paragraph-rsid="0054916c"/>
    </style:style>
    <style:style style:name="P65" style:family="paragraph" style:parent-style-name="Text_20_body" style:list-style-name="List_20_1">
      <style:text-properties officeooo:paragraph-rsid="00690e5d"/>
    </style:style>
    <style:style style:name="P66" style:family="paragraph" style:parent-style-name="Text_20_body" style:list-style-name="List_20_1">
      <style:text-properties officeooo:paragraph-rsid="006c1fe7"/>
    </style:style>
    <style:style style:name="P67" style:family="paragraph" style:parent-style-name="Text_20_body" style:list-style-name="List_20_1">
      <style:text-properties officeooo:paragraph-rsid="006df3f8"/>
    </style:style>
    <style:style style:name="P68" style:family="paragraph" style:parent-style-name="Text_20_body" style:list-style-name="List_20_1">
      <style:text-properties officeooo:paragraph-rsid="006f3fd1"/>
    </style:style>
    <style:style style:name="P69" style:family="paragraph" style:parent-style-name="Text_20_body" style:list-style-name="List_20_1">
      <style:text-properties fo:font-weight="bold" officeooo:rsid="000bdb35" officeooo:paragraph-rsid="000bdb35" style:font-weight-asian="bold" style:font-weight-complex="bold"/>
    </style:style>
    <style:style style:name="P70" style:family="paragraph" style:parent-style-name="Text_20_body" style:list-style-name="List_20_1">
      <style:text-properties fo:font-weight="bold" officeooo:rsid="000bdb35" officeooo:paragraph-rsid="000e7176" style:font-weight-asian="bold" style:font-weight-complex="bold"/>
    </style:style>
    <style:style style:name="P71" style:family="paragraph" style:parent-style-name="Text_20_body" style:list-style-name="List_20_1">
      <style:text-properties fo:font-weight="bold" officeooo:rsid="000bdb35" officeooo:paragraph-rsid="000f57e8" style:font-weight-asian="bold" style:font-weight-complex="bold"/>
    </style:style>
    <style:style style:name="P72" style:family="paragraph" style:parent-style-name="Text_20_body" style:list-style-name="List_20_1">
      <style:text-properties fo:font-weight="bold" officeooo:rsid="000bdb35" officeooo:paragraph-rsid="0040cc31" style:font-weight-asian="bold" style:font-weight-complex="bold"/>
    </style:style>
    <style:style style:name="P73" style:family="paragraph" style:parent-style-name="Text_20_body" style:list-style-name="List_20_1">
      <style:text-properties fo:font-weight="bold" officeooo:rsid="000bdb35" officeooo:paragraph-rsid="0010bcae" style:font-weight-asian="bold" style:font-weight-complex="bold"/>
    </style:style>
    <style:style style:name="P74" style:family="paragraph" style:parent-style-name="Text_20_body" style:list-style-name="List_20_1">
      <style:text-properties fo:font-weight="bold" officeooo:rsid="000bdb35" officeooo:paragraph-rsid="00123f7c" style:font-weight-asian="bold" style:font-weight-complex="bold"/>
    </style:style>
    <style:style style:name="P75" style:family="paragraph" style:parent-style-name="Text_20_body" style:list-style-name="List_20_1">
      <style:text-properties fo:font-weight="bold" officeooo:rsid="000bdb35" officeooo:paragraph-rsid="00449501" style:font-weight-asian="bold" style:font-weight-complex="bold"/>
    </style:style>
    <style:style style:name="P76" style:family="paragraph" style:parent-style-name="Text_20_body" style:list-style-name="List_20_1">
      <style:text-properties fo:font-weight="bold" officeooo:rsid="000bdb35" officeooo:paragraph-rsid="00460177" style:font-weight-asian="bold" style:font-weight-complex="bold"/>
    </style:style>
    <style:style style:name="P77" style:family="paragraph" style:parent-style-name="Text_20_body" style:list-style-name="List_20_1">
      <style:text-properties fo:font-weight="bold" officeooo:rsid="000bdb35" officeooo:paragraph-rsid="00470f3f" style:font-weight-asian="bold" style:font-weight-complex="bold"/>
    </style:style>
    <style:style style:name="P78" style:family="paragraph" style:parent-style-name="Text_20_body" style:list-style-name="List_20_1">
      <style:text-properties fo:font-weight="bold" officeooo:rsid="000bdb35" officeooo:paragraph-rsid="0013d5ef" style:font-weight-asian="bold" style:font-weight-complex="bold"/>
    </style:style>
    <style:style style:name="P79" style:family="paragraph" style:parent-style-name="Text_20_body" style:list-style-name="List_20_1">
      <style:text-properties fo:font-weight="bold" officeooo:rsid="000bdb35" officeooo:paragraph-rsid="0015a55e" style:font-weight-asian="bold" style:font-weight-complex="bold"/>
    </style:style>
    <style:style style:name="P80" style:family="paragraph" style:parent-style-name="Text_20_body" style:list-style-name="List_20_1">
      <style:text-properties fo:font-weight="bold" officeooo:rsid="000bdb35" officeooo:paragraph-rsid="0050d2f6" style:font-weight-asian="bold" style:font-weight-complex="bold"/>
    </style:style>
    <style:style style:name="P81" style:family="paragraph" style:parent-style-name="Text_20_body" style:list-style-name="List_20_1">
      <style:text-properties fo:font-weight="bold" officeooo:rsid="000bdb35" officeooo:paragraph-rsid="0015aba1" style:font-weight-asian="bold" style:font-weight-complex="bold"/>
    </style:style>
    <style:style style:name="P82" style:family="paragraph" style:parent-style-name="Text_20_body" style:list-style-name="List_20_1">
      <style:text-properties fo:font-weight="bold" officeooo:rsid="000bdb35" officeooo:paragraph-rsid="00169723" style:font-weight-asian="bold" style:font-weight-complex="bold"/>
    </style:style>
    <style:style style:name="P83" style:family="paragraph" style:parent-style-name="Text_20_body" style:list-style-name="List_20_1">
      <style:text-properties fo:font-weight="bold" officeooo:rsid="000bdb35" officeooo:paragraph-rsid="001e46cc" style:font-weight-asian="bold" style:font-weight-complex="bold"/>
    </style:style>
    <style:style style:name="P84" style:family="paragraph" style:parent-style-name="Text_20_body" style:list-style-name="List_20_1">
      <style:text-properties fo:font-weight="bold" officeooo:rsid="000bdb35" officeooo:paragraph-rsid="001e8bd3" style:font-weight-asian="bold" style:font-weight-complex="bold"/>
    </style:style>
    <style:style style:name="P85" style:family="paragraph" style:parent-style-name="Text_20_body" style:list-style-name="List_20_1">
      <style:text-properties fo:font-weight="bold" officeooo:rsid="000bdb35" officeooo:paragraph-rsid="001fd43a" style:font-weight-asian="bold" style:font-weight-complex="bold"/>
    </style:style>
    <style:style style:name="P86" style:family="paragraph" style:parent-style-name="Text_20_body" style:list-style-name="List_20_1">
      <style:text-properties fo:font-weight="bold" officeooo:rsid="000bdb35" officeooo:paragraph-rsid="002080b1" style:font-weight-asian="bold" style:font-weight-complex="bold"/>
    </style:style>
    <style:style style:name="P87" style:family="paragraph" style:parent-style-name="Text_20_body" style:list-style-name="List_20_1">
      <style:text-properties fo:font-weight="bold" officeooo:rsid="000bdb35" officeooo:paragraph-rsid="00215b20" style:font-weight-asian="bold" style:font-weight-complex="bold"/>
    </style:style>
    <style:style style:name="P88" style:family="paragraph" style:parent-style-name="Text_20_body" style:list-style-name="List_20_1">
      <style:text-properties fo:font-weight="bold" officeooo:rsid="000bdb35" officeooo:paragraph-rsid="00225839" style:font-weight-asian="bold" style:font-weight-complex="bold"/>
    </style:style>
    <style:style style:name="P89" style:family="paragraph" style:parent-style-name="Text_20_body" style:list-style-name="List_20_1">
      <style:text-properties fo:font-weight="bold" officeooo:rsid="000bdb35" officeooo:paragraph-rsid="002492cd" style:font-weight-asian="bold" style:font-weight-complex="bold"/>
    </style:style>
    <style:style style:name="P90" style:family="paragraph" style:parent-style-name="Text_20_body" style:list-style-name="List_20_1">
      <style:text-properties fo:font-weight="bold" officeooo:rsid="000bdb35" officeooo:paragraph-rsid="002761c5" style:font-weight-asian="bold" style:font-weight-complex="bold"/>
    </style:style>
    <style:style style:name="P91" style:family="paragraph" style:parent-style-name="Text_20_body" style:list-style-name="List_20_1">
      <style:text-properties fo:font-weight="bold" officeooo:rsid="000bdb35" officeooo:paragraph-rsid="00288ae5" style:font-weight-asian="bold" style:font-weight-complex="bold"/>
    </style:style>
    <style:style style:name="P92" style:family="paragraph" style:parent-style-name="Text_20_body" style:list-style-name="List_20_1">
      <style:text-properties fo:font-weight="bold" officeooo:rsid="000bdb35" officeooo:paragraph-rsid="0064bcc5" style:font-weight-asian="bold" style:font-weight-complex="bold"/>
    </style:style>
    <style:style style:name="P93" style:family="paragraph" style:parent-style-name="Text_20_body" style:list-style-name="List_20_1">
      <style:text-properties fo:font-weight="bold" officeooo:rsid="000bdb35" officeooo:paragraph-rsid="00292cd2" style:font-weight-asian="bold" style:font-weight-complex="bold"/>
    </style:style>
    <style:style style:name="P94" style:family="paragraph" style:parent-style-name="Text_20_body" style:list-style-name="List_20_1">
      <style:text-properties fo:font-weight="bold" officeooo:rsid="000bdb35" officeooo:paragraph-rsid="002ab543" style:font-weight-asian="bold" style:font-weight-complex="bold"/>
    </style:style>
    <style:style style:name="P95" style:family="paragraph" style:parent-style-name="Text_20_body" style:list-style-name="List_20_1">
      <style:text-properties fo:font-weight="bold" officeooo:rsid="000bdb35" officeooo:paragraph-rsid="0064d659" style:font-weight-asian="bold" style:font-weight-complex="bold"/>
    </style:style>
    <style:style style:name="P96" style:family="paragraph" style:parent-style-name="Text_20_body" style:list-style-name="List_20_1">
      <style:text-properties fo:font-weight="bold" officeooo:rsid="000bdb35" officeooo:paragraph-rsid="00663ad0" style:font-weight-asian="bold" style:font-weight-complex="bold"/>
    </style:style>
    <style:style style:name="P97" style:family="paragraph" style:parent-style-name="Text_20_body" style:list-style-name="List_20_1">
      <style:text-properties fo:font-weight="bold" officeooo:rsid="000bdb35" officeooo:paragraph-rsid="00304d47" style:font-weight-asian="bold" style:font-weight-complex="bold"/>
    </style:style>
    <style:style style:name="P98" style:family="paragraph" style:parent-style-name="Text_20_body" style:list-style-name="List_20_1">
      <style:text-properties fo:font-weight="bold" officeooo:rsid="000bdb35" officeooo:paragraph-rsid="0031ced0" style:font-weight-asian="bold" style:font-weight-complex="bold"/>
    </style:style>
    <style:style style:name="P99" style:family="paragraph" style:parent-style-name="Text_20_body" style:list-style-name="List_20_1">
      <style:text-properties fo:font-weight="bold" officeooo:rsid="000bdb35" officeooo:paragraph-rsid="0032d864" style:font-weight-asian="bold" style:font-weight-complex="bold"/>
    </style:style>
    <style:style style:name="P100" style:family="paragraph" style:parent-style-name="Text_20_body" style:list-style-name="List_20_1">
      <style:text-properties fo:font-weight="bold" officeooo:rsid="000bdb35" officeooo:paragraph-rsid="00343c3d" style:font-weight-asian="bold" style:font-weight-complex="bold"/>
    </style:style>
    <style:style style:name="P101" style:family="paragraph" style:parent-style-name="Text_20_body" style:list-style-name="List_20_1">
      <style:text-properties fo:font-weight="bold" officeooo:rsid="000bdb35" officeooo:paragraph-rsid="0071d450" style:font-weight-asian="bold" style:font-weight-complex="bold"/>
    </style:style>
    <style:style style:name="P102" style:family="paragraph" style:parent-style-name="Text_20_body" style:list-style-name="List_20_1">
      <style:text-properties fo:font-weight="bold" officeooo:rsid="000bdb35" officeooo:paragraph-rsid="0036019c" style:font-weight-asian="bold" style:font-weight-complex="bold"/>
    </style:style>
    <style:style style:name="P103" style:family="paragraph" style:parent-style-name="Text_20_body" style:list-style-name="List_20_1">
      <style:text-properties fo:font-weight="bold" officeooo:rsid="000bdb35" officeooo:paragraph-rsid="0072f2e3" style:font-weight-asian="bold" style:font-weight-complex="bold"/>
    </style:style>
    <style:style style:name="P104" style:family="paragraph" style:parent-style-name="Text_20_body" style:list-style-name="List_20_1">
      <style:text-properties fo:font-weight="bold" officeooo:rsid="000bdb35" officeooo:paragraph-rsid="0073ad88" style:font-weight-asian="bold" style:font-weight-complex="bold"/>
    </style:style>
    <style:style style:name="P105" style:family="paragraph" style:parent-style-name="Text_20_body" style:list-style-name="List_20_1">
      <style:text-properties fo:font-weight="bold" officeooo:rsid="000d60ce" officeooo:paragraph-rsid="000d60ce" style:font-weight-asian="bold" style:font-weight-complex="bold"/>
    </style:style>
    <style:style style:name="P106" style:family="paragraph" style:parent-style-name="Text_20_body" style:list-style-name="List_20_1">
      <style:text-properties fo:font-weight="bold" officeooo:rsid="000d60ce" officeooo:paragraph-rsid="00398809" style:font-weight-asian="bold" style:font-weight-complex="bold"/>
    </style:style>
    <style:style style:name="P107" style:family="paragraph" style:parent-style-name="Text_20_body" style:list-style-name="Numbering_20_123">
      <style:text-properties fo:font-weight="bold" officeooo:paragraph-rsid="000b00dc" style:font-weight-asian="bold" style:font-weight-complex="bold"/>
    </style:style>
    <style:style style:name="P108" style:family="paragraph" style:parent-style-name="Text_20_body" style:list-style-name="List_20_1">
      <style:text-properties officeooo:rsid="000bdb35" officeooo:paragraph-rsid="000bdb35"/>
    </style:style>
    <style:style style:name="P109" style:family="paragraph" style:parent-style-name="Text_20_body" style:list-style-name="List_20_1">
      <style:text-properties fo:font-weight="normal" officeooo:rsid="000bdb35" officeooo:paragraph-rsid="000bdb35" style:font-weight-asian="normal" style:font-weight-complex="normal"/>
    </style:style>
    <style:style style:name="P110" style:family="paragraph" style:parent-style-name="Text_20_body" style:list-style-name="List_20_1">
      <style:text-properties fo:font-weight="normal" officeooo:rsid="000bdb35" officeooo:paragraph-rsid="00398809" style:font-weight-asian="normal" style:font-weight-complex="normal"/>
    </style:style>
    <style:style style:name="P111" style:family="paragraph" style:parent-style-name="Text_20_body" style:list-style-name="List_20_1">
      <style:text-properties fo:font-weight="normal" officeooo:rsid="000bdb35" officeooo:paragraph-rsid="003ac2dc" style:font-weight-asian="normal" style:font-weight-complex="normal"/>
    </style:style>
    <style:style style:name="P112" style:family="paragraph" style:parent-style-name="Text_20_body" style:list-style-name="List_20_1">
      <style:text-properties fo:font-weight="normal" officeooo:rsid="000bdb35" officeooo:paragraph-rsid="000e7176" style:font-weight-asian="normal" style:font-weight-complex="normal"/>
    </style:style>
    <style:style style:name="P113" style:family="paragraph" style:parent-style-name="Text_20_body" style:list-style-name="List_20_1">
      <style:text-properties fo:font-weight="normal" officeooo:rsid="000bdb35" officeooo:paragraph-rsid="0010bcae" style:font-weight-asian="normal" style:font-weight-complex="normal"/>
    </style:style>
    <style:style style:name="P114" style:family="paragraph" style:parent-style-name="Text_20_body" style:list-style-name="List_20_1">
      <style:text-properties fo:font-weight="normal" officeooo:rsid="000bdb35" officeooo:paragraph-rsid="0041a153" style:font-weight-asian="normal" style:font-weight-complex="normal"/>
    </style:style>
    <style:style style:name="P115" style:family="paragraph" style:parent-style-name="Text_20_body" style:list-style-name="List_20_1">
      <style:text-properties fo:font-weight="normal" officeooo:rsid="000bdb35" officeooo:paragraph-rsid="0042f3fa" style:font-weight-asian="normal" style:font-weight-complex="normal"/>
    </style:style>
    <style:style style:name="P116" style:family="paragraph" style:parent-style-name="Text_20_body" style:list-style-name="List_20_1">
      <style:text-properties fo:font-weight="normal" officeooo:rsid="000bdb35" officeooo:paragraph-rsid="00449501" style:font-weight-asian="normal" style:font-weight-complex="normal"/>
    </style:style>
    <style:style style:name="P117" style:family="paragraph" style:parent-style-name="Text_20_body" style:list-style-name="List_20_1">
      <style:text-properties fo:font-weight="normal" officeooo:rsid="000bdb35" officeooo:paragraph-rsid="00460177" style:font-weight-asian="normal" style:font-weight-complex="normal"/>
    </style:style>
    <style:style style:name="P118" style:family="paragraph" style:parent-style-name="Text_20_body" style:list-style-name="List_20_1">
      <style:text-properties fo:font-weight="normal" officeooo:rsid="000bdb35" officeooo:paragraph-rsid="00470f3f" style:font-weight-asian="normal" style:font-weight-complex="normal"/>
    </style:style>
    <style:style style:name="P119" style:family="paragraph" style:parent-style-name="Text_20_body" style:list-style-name="List_20_1">
      <style:text-properties fo:font-weight="normal" officeooo:rsid="000bdb35" officeooo:paragraph-rsid="0013d5ef" style:font-weight-asian="normal" style:font-weight-complex="normal"/>
    </style:style>
    <style:style style:name="P120" style:family="paragraph" style:parent-style-name="Text_20_body" style:list-style-name="List_20_1">
      <style:text-properties fo:font-weight="normal" officeooo:rsid="000bdb35" officeooo:paragraph-rsid="0015a55e" style:font-weight-asian="normal" style:font-weight-complex="normal"/>
    </style:style>
    <style:style style:name="P121" style:family="paragraph" style:parent-style-name="Text_20_body" style:list-style-name="List_20_1">
      <style:text-properties fo:font-weight="normal" officeooo:rsid="000bdb35" officeooo:paragraph-rsid="004d4bd9" style:font-weight-asian="normal" style:font-weight-complex="normal"/>
    </style:style>
    <style:style style:name="P122" style:family="paragraph" style:parent-style-name="Text_20_body" style:list-style-name="List_20_1">
      <style:text-properties fo:font-weight="normal" officeooo:rsid="000bdb35" officeooo:paragraph-rsid="0050d2f6" style:font-weight-asian="normal" style:font-weight-complex="normal"/>
    </style:style>
    <style:style style:name="P123" style:family="paragraph" style:parent-style-name="Text_20_body" style:list-style-name="List_20_1">
      <style:text-properties fo:font-weight="normal" officeooo:rsid="000bdb35" officeooo:paragraph-rsid="00169723" style:font-weight-asian="normal" style:font-weight-complex="normal"/>
    </style:style>
    <style:style style:name="P124" style:family="paragraph" style:parent-style-name="Text_20_body" style:list-style-name="List_20_1">
      <style:text-properties fo:font-weight="normal" officeooo:rsid="000bdb35" officeooo:paragraph-rsid="001e46cc" style:font-weight-asian="normal" style:font-weight-complex="normal"/>
    </style:style>
    <style:style style:name="P125" style:family="paragraph" style:parent-style-name="Text_20_body" style:list-style-name="List_20_1">
      <style:text-properties fo:font-weight="normal" officeooo:rsid="000bdb35" officeooo:paragraph-rsid="0053645c" style:font-weight-asian="normal" style:font-weight-complex="normal"/>
    </style:style>
    <style:style style:name="P126" style:family="paragraph" style:parent-style-name="Text_20_body" style:list-style-name="List_20_1">
      <style:text-properties fo:font-weight="normal" officeooo:rsid="000bdb35" officeooo:paragraph-rsid="0054916c" style:font-weight-asian="normal" style:font-weight-complex="normal"/>
    </style:style>
    <style:style style:name="P127" style:family="paragraph" style:parent-style-name="Text_20_body" style:list-style-name="List_20_1">
      <style:text-properties fo:font-weight="normal" officeooo:rsid="000bdb35" officeooo:paragraph-rsid="001fd43a" style:font-weight-asian="normal" style:font-weight-complex="normal"/>
    </style:style>
    <style:style style:name="P128" style:family="paragraph" style:parent-style-name="Text_20_body" style:list-style-name="List_20_1">
      <style:text-properties fo:font-weight="normal" officeooo:rsid="000bdb35" officeooo:paragraph-rsid="0056194c" style:font-weight-asian="normal" style:font-weight-complex="normal"/>
    </style:style>
    <style:style style:name="P129" style:family="paragraph" style:parent-style-name="Text_20_body" style:list-style-name="List_20_1">
      <style:text-properties fo:font-weight="normal" officeooo:rsid="000bdb35" officeooo:paragraph-rsid="0056a30b" style:font-weight-asian="normal" style:font-weight-complex="normal"/>
    </style:style>
    <style:style style:name="P130" style:family="paragraph" style:parent-style-name="Text_20_body" style:list-style-name="List_20_1">
      <style:text-properties fo:font-weight="normal" officeooo:rsid="000bdb35" officeooo:paragraph-rsid="00587d8f" style:font-weight-asian="normal" style:font-weight-complex="normal"/>
    </style:style>
    <style:style style:name="P131" style:family="paragraph" style:parent-style-name="Text_20_body" style:list-style-name="List_20_1">
      <style:text-properties fo:font-weight="normal" officeooo:rsid="000bdb35" officeooo:paragraph-rsid="005a5810" style:font-weight-asian="normal" style:font-weight-complex="normal"/>
    </style:style>
    <style:style style:name="P132" style:family="paragraph" style:parent-style-name="Text_20_body" style:list-style-name="List_20_1">
      <style:text-properties fo:font-weight="normal" officeooo:rsid="000bdb35" officeooo:paragraph-rsid="005c278e" style:font-weight-asian="normal" style:font-weight-complex="normal"/>
    </style:style>
    <style:style style:name="P133" style:family="paragraph" style:parent-style-name="Text_20_body" style:list-style-name="List_20_1">
      <style:text-properties fo:font-weight="normal" officeooo:rsid="000bdb35" officeooo:paragraph-rsid="005d9a57" style:font-weight-asian="normal" style:font-weight-complex="normal"/>
    </style:style>
    <style:style style:name="P134" style:family="paragraph" style:parent-style-name="Text_20_body" style:list-style-name="List_20_1">
      <style:text-properties fo:font-weight="normal" officeooo:rsid="000bdb35" officeooo:paragraph-rsid="00215b20" style:font-weight-asian="normal" style:font-weight-complex="normal"/>
    </style:style>
    <style:style style:name="P135" style:family="paragraph" style:parent-style-name="Text_20_body" style:list-style-name="List_20_1">
      <style:text-properties fo:font-weight="normal" officeooo:rsid="000bdb35" officeooo:paragraph-rsid="0060affc" style:font-weight-asian="normal" style:font-weight-complex="normal"/>
    </style:style>
    <style:style style:name="P136" style:family="paragraph" style:parent-style-name="Text_20_body" style:list-style-name="List_20_1">
      <style:text-properties fo:font-weight="normal" officeooo:rsid="000bdb35" officeooo:paragraph-rsid="00617390" style:font-weight-asian="normal" style:font-weight-complex="normal"/>
    </style:style>
    <style:style style:name="P137" style:family="paragraph" style:parent-style-name="Text_20_body" style:list-style-name="List_20_1">
      <style:text-properties fo:font-weight="normal" officeooo:rsid="000bdb35" officeooo:paragraph-rsid="006105eb" style:font-weight-asian="normal" style:font-weight-complex="normal"/>
    </style:style>
    <style:style style:name="P138" style:family="paragraph" style:parent-style-name="Text_20_body" style:list-style-name="List_20_1">
      <style:text-properties fo:font-weight="normal" officeooo:rsid="000bdb35" officeooo:paragraph-rsid="00288ae5" style:font-weight-asian="normal" style:font-weight-complex="normal"/>
    </style:style>
    <style:style style:name="P139" style:family="paragraph" style:parent-style-name="Text_20_body" style:list-style-name="List_20_1">
      <style:text-properties fo:font-weight="normal" officeooo:rsid="000bdb35" officeooo:paragraph-rsid="00304d47" style:font-weight-asian="normal" style:font-weight-complex="normal"/>
    </style:style>
    <style:style style:name="P140" style:family="paragraph" style:parent-style-name="Text_20_body" style:list-style-name="List_20_1">
      <style:text-properties fo:font-weight="normal" officeooo:rsid="000bdb35" officeooo:paragraph-rsid="00690e5d" style:font-weight-asian="normal" style:font-weight-complex="normal"/>
    </style:style>
    <style:style style:name="P141" style:family="paragraph" style:parent-style-name="Text_20_body" style:list-style-name="List_20_1">
      <style:text-properties fo:font-weight="normal" officeooo:rsid="000bdb35" officeooo:paragraph-rsid="00343c3d" style:font-weight-asian="normal" style:font-weight-complex="normal"/>
    </style:style>
    <style:style style:name="P142" style:family="paragraph" style:parent-style-name="Text_20_body" style:list-style-name="List_20_1">
      <style:text-properties fo:font-weight="normal" officeooo:rsid="000bdb35" officeooo:paragraph-rsid="006fed4d" style:font-weight-asian="normal" style:font-weight-complex="normal"/>
    </style:style>
    <style:style style:name="P143" style:family="paragraph" style:parent-style-name="Text_20_body" style:list-style-name="List_20_1">
      <style:text-properties fo:font-weight="normal" officeooo:rsid="000bdb35" officeooo:paragraph-rsid="0036019c" style:font-weight-asian="normal" style:font-weight-complex="normal"/>
    </style:style>
    <style:style style:name="P144" style:family="paragraph" style:parent-style-name="Text_20_body" style:list-style-name="List_20_1">
      <style:text-properties fo:font-weight="normal" officeooo:rsid="000bdb35" officeooo:paragraph-rsid="00724854" style:font-weight-asian="normal" style:font-weight-complex="normal"/>
    </style:style>
    <style:style style:name="P145" style:family="paragraph" style:parent-style-name="Text_20_body" style:list-style-name="List_20_1">
      <style:text-properties fo:font-weight="normal" officeooo:rsid="000f0e72" officeooo:paragraph-rsid="000f0e72" style:font-weight-asian="normal" style:font-weight-complex="normal"/>
    </style:style>
    <style:style style:name="P146" style:family="paragraph" style:parent-style-name="Text_20_body" style:list-style-name="List_20_1">
      <style:text-properties fo:font-weight="normal" officeooo:rsid="000f0e72" officeooo:paragraph-rsid="000f57e8" style:font-weight-asian="normal" style:font-weight-complex="normal"/>
    </style:style>
    <style:style style:name="P147" style:family="paragraph" style:parent-style-name="Text_20_body" style:list-style-name="List_20_1">
      <style:text-properties fo:font-weight="normal" officeooo:rsid="000f0e72" officeooo:paragraph-rsid="00123f7c" style:font-weight-asian="normal" style:font-weight-complex="normal"/>
    </style:style>
    <style:style style:name="P148" style:family="paragraph" style:parent-style-name="Text_20_body" style:list-style-name="List_20_1">
      <style:text-properties fo:font-weight="normal" officeooo:rsid="00401c30" officeooo:paragraph-rsid="00401c30" style:font-weight-asian="normal" style:font-weight-complex="normal"/>
    </style:style>
    <style:style style:name="P149" style:family="paragraph" style:parent-style-name="Text_20_body" style:list-style-name="List_20_1">
      <style:text-properties fo:font-weight="normal" officeooo:rsid="00401c30" officeooo:paragraph-rsid="0040cc31" style:font-weight-asian="normal" style:font-weight-complex="normal"/>
    </style:style>
    <style:style style:name="P150" style:family="paragraph" style:parent-style-name="Text_20_body" style:list-style-name="List_20_1">
      <style:text-properties fo:font-weight="normal" officeooo:rsid="00401c30" officeooo:paragraph-rsid="0041a153" style:font-weight-asian="normal" style:font-weight-complex="normal"/>
    </style:style>
    <style:style style:name="P151" style:family="paragraph" style:parent-style-name="Text_20_body" style:list-style-name="List_20_1">
      <style:text-properties fo:font-weight="normal" officeooo:rsid="00401c30" officeooo:paragraph-rsid="0042f3fa" style:font-weight-asian="normal" style:font-weight-complex="normal"/>
    </style:style>
    <style:style style:name="P152" style:family="paragraph" style:parent-style-name="Text_20_body" style:list-style-name="List_20_1">
      <style:text-properties fo:font-weight="normal" officeooo:rsid="0043e2b5" officeooo:paragraph-rsid="0043e2b5" style:font-weight-asian="normal" style:font-weight-complex="normal"/>
    </style:style>
    <style:style style:name="P153" style:family="paragraph" style:parent-style-name="Text_20_body" style:list-style-name="List_20_1">
      <style:text-properties fo:font-weight="normal" officeooo:rsid="0043e2b5" officeooo:paragraph-rsid="00449501" style:font-weight-asian="normal" style:font-weight-complex="normal"/>
    </style:style>
    <style:style style:name="P154" style:family="paragraph" style:parent-style-name="Text_20_body" style:list-style-name="List_20_1">
      <style:text-properties fo:font-weight="normal" officeooo:rsid="0043e2b5" officeooo:paragraph-rsid="0046330a" style:font-weight-asian="normal" style:font-weight-complex="normal"/>
    </style:style>
    <style:style style:name="P155" style:family="paragraph" style:parent-style-name="Text_20_body" style:list-style-name="List_20_1">
      <style:text-properties fo:font-weight="normal" officeooo:rsid="0043e2b5" officeooo:paragraph-rsid="0047f860" style:font-weight-asian="normal" style:font-weight-complex="normal"/>
    </style:style>
    <style:style style:name="P156" style:family="paragraph" style:parent-style-name="Text_20_body" style:list-style-name="List_20_1">
      <style:text-properties fo:font-weight="normal" officeooo:rsid="004b4124" officeooo:paragraph-rsid="004b4124" style:font-weight-asian="normal" style:font-weight-complex="normal"/>
    </style:style>
    <style:style style:name="P157" style:family="paragraph" style:parent-style-name="Text_20_body" style:list-style-name="List_20_1">
      <style:text-properties fo:font-weight="normal" officeooo:rsid="004b4124" officeooo:paragraph-rsid="004e848c" style:font-weight-asian="normal" style:font-weight-complex="normal"/>
    </style:style>
    <style:style style:name="P158" style:family="paragraph" style:parent-style-name="Text_20_body" style:list-style-name="List_20_1">
      <style:text-properties fo:font-weight="normal" officeooo:rsid="004b4124" officeooo:paragraph-rsid="004f7bba" style:font-weight-asian="normal" style:font-weight-complex="normal"/>
    </style:style>
    <style:style style:name="P159" style:family="paragraph" style:parent-style-name="Text_20_body" style:list-style-name="List_20_1">
      <style:text-properties fo:font-weight="normal" officeooo:rsid="0015a55e" officeooo:paragraph-rsid="0015a55e" style:font-weight-asian="normal" style:font-weight-complex="normal"/>
    </style:style>
    <style:style style:name="P160" style:family="paragraph" style:parent-style-name="Text_20_body" style:list-style-name="List_20_1">
      <style:text-properties fo:font-weight="normal" officeooo:rsid="00169723" officeooo:paragraph-rsid="00169723" style:font-weight-asian="normal" style:font-weight-complex="normal"/>
    </style:style>
    <style:style style:name="P161" style:family="paragraph" style:parent-style-name="Text_20_body" style:list-style-name="List_20_1">
      <style:text-properties fo:font-weight="normal" officeooo:rsid="0015aba1" officeooo:paragraph-rsid="0015aba1" style:font-weight-asian="normal" style:font-weight-complex="normal"/>
    </style:style>
    <style:style style:name="P162" style:family="paragraph" style:parent-style-name="Text_20_body" style:list-style-name="List_20_1">
      <style:text-properties fo:font-weight="normal" officeooo:rsid="0015aba1" officeooo:paragraph-rsid="00169723" style:font-weight-asian="normal" style:font-weight-complex="normal"/>
    </style:style>
    <style:style style:name="P163" style:family="paragraph" style:parent-style-name="Text_20_body" style:list-style-name="List_20_1">
      <style:text-properties fo:font-weight="normal" officeooo:rsid="001e8bd3" officeooo:paragraph-rsid="001e8bd3" style:font-weight-asian="normal" style:font-weight-complex="normal"/>
    </style:style>
    <style:style style:name="P164" style:family="paragraph" style:parent-style-name="Text_20_body" style:list-style-name="List_20_1">
      <style:text-properties fo:font-weight="normal" officeooo:rsid="00215b20" officeooo:paragraph-rsid="00215b20" style:font-weight-asian="normal" style:font-weight-complex="normal"/>
    </style:style>
    <style:style style:name="P165" style:family="paragraph" style:parent-style-name="Text_20_body" style:list-style-name="List_20_1">
      <style:text-properties fo:font-weight="normal" officeooo:rsid="00215b20" officeooo:paragraph-rsid="00225839" style:font-weight-asian="normal" style:font-weight-complex="normal"/>
    </style:style>
    <style:style style:name="P166" style:family="paragraph" style:parent-style-name="Text_20_body" style:list-style-name="List_20_1">
      <style:text-properties fo:font-weight="normal" officeooo:rsid="00215b20" officeooo:paragraph-rsid="002492cd" style:font-weight-asian="normal" style:font-weight-complex="normal"/>
    </style:style>
    <style:style style:name="P167" style:family="paragraph" style:parent-style-name="Text_20_body" style:list-style-name="List_20_1">
      <style:text-properties fo:font-weight="normal" officeooo:rsid="00215b20" officeooo:paragraph-rsid="002761c5" style:font-weight-asian="normal" style:font-weight-complex="normal"/>
    </style:style>
    <style:style style:name="P168" style:family="paragraph" style:parent-style-name="Text_20_body" style:list-style-name="List_20_1">
      <style:text-properties fo:font-weight="normal" officeooo:rsid="0025fbdb" officeooo:paragraph-rsid="002761c5" style:font-weight-asian="normal" style:font-weight-complex="normal"/>
    </style:style>
    <style:style style:name="P169" style:family="paragraph" style:parent-style-name="Text_20_body" style:list-style-name="List_20_1">
      <style:text-properties fo:font-weight="normal" officeooo:rsid="00292cd2" officeooo:paragraph-rsid="00292cd2" style:font-weight-asian="normal" style:font-weight-complex="normal"/>
    </style:style>
    <style:style style:name="P170" style:family="paragraph" style:parent-style-name="Text_20_body" style:list-style-name="List_20_1">
      <style:text-properties fo:font-weight="normal" officeooo:rsid="002ab543" officeooo:paragraph-rsid="002ab543" style:font-weight-asian="normal" style:font-weight-complex="normal"/>
    </style:style>
    <style:style style:name="P171" style:family="paragraph" style:parent-style-name="Text_20_body" style:list-style-name="List_20_1">
      <style:text-properties fo:font-weight="normal" officeooo:rsid="002bf105" officeooo:paragraph-rsid="002bf105" style:font-weight-asian="normal" style:font-weight-complex="normal"/>
    </style:style>
    <style:style style:name="P172" style:family="paragraph" style:parent-style-name="Text_20_body" style:list-style-name="List_20_1">
      <style:text-properties fo:font-weight="normal" officeooo:rsid="00304d47" officeooo:paragraph-rsid="00304d47" style:font-weight-asian="normal" style:font-weight-complex="normal"/>
    </style:style>
    <style:style style:name="P173" style:family="paragraph" style:parent-style-name="Text_20_body" style:list-style-name="List_20_1">
      <style:text-properties fo:font-weight="normal" officeooo:rsid="00304d47" officeooo:paragraph-rsid="0031ced0" style:font-weight-asian="normal" style:font-weight-complex="normal"/>
    </style:style>
    <style:style style:name="P174" style:family="paragraph" style:parent-style-name="Text_20_body" style:list-style-name="List_20_1">
      <style:text-properties fo:font-weight="normal" officeooo:rsid="00304d47" officeooo:paragraph-rsid="0032d864" style:font-weight-asian="normal" style:font-weight-complex="normal"/>
    </style:style>
    <style:style style:name="P175" style:family="paragraph" style:parent-style-name="Text_20_body" style:list-style-name="Numbering_20_123">
      <style:text-properties fo:font-weight="normal" officeooo:rsid="00879d32" officeooo:paragraph-rsid="00879d32" style:font-weight-asian="normal" style:font-weight-complex="normal"/>
    </style:style>
    <style:style style:name="P176" style:family="paragraph" style:parent-style-name="Text_20_body" style:list-style-name="Numbering_20_123">
      <style:text-properties fo:font-weight="normal" officeooo:rsid="0088e0d2" officeooo:paragraph-rsid="0088e0d2" style:font-weight-asian="normal" style:font-weight-complex="normal"/>
    </style:style>
    <style:style style:name="P177" style:family="paragraph" style:parent-style-name="Text_20_body" style:list-style-name="List_20_1">
      <style:text-properties officeooo:rsid="000d60ce" officeooo:paragraph-rsid="000d60ce"/>
    </style:style>
    <style:style style:name="P178" style:family="paragraph" style:parent-style-name="Text_20_body" style:list-style-name="List_20_1">
      <style:text-properties officeooo:rsid="000d60ce" officeooo:paragraph-rsid="000e7176"/>
    </style:style>
    <style:style style:name="P179" style:family="paragraph" style:parent-style-name="Text_20_body" style:list-style-name="List_20_1">
      <style:text-properties officeooo:rsid="000e7176" officeooo:paragraph-rsid="000e7176"/>
    </style:style>
    <style:style style:name="P180" style:family="paragraph" style:parent-style-name="Text_20_body" style:list-style-name="List_20_1">
      <style:text-properties fo:font-style="normal" fo:font-weight="normal" officeooo:rsid="0049ac27" officeooo:paragraph-rsid="0013d5ef" style:font-style-asian="normal" style:font-weight-asian="normal" style:font-style-complex="normal" style:font-weight-complex="normal"/>
    </style:style>
    <style:style style:name="P181" style:family="paragraph" style:parent-style-name="Text_20_body" style:list-style-name="List_20_1">
      <style:text-properties fo:font-style="normal" fo:font-weight="normal" officeooo:rsid="0049ac27" officeooo:paragraph-rsid="004d4bd9" style:font-style-asian="normal" style:font-weight-asian="normal" style:font-style-complex="normal" style:font-weight-complex="normal"/>
    </style:style>
    <style:style style:name="P182" style:family="paragraph" style:parent-style-name="Text_20_body" style:list-style-name="List_20_1">
      <style:text-properties fo:font-style="normal" fo:font-weight="normal" officeooo:rsid="00304d47" officeooo:paragraph-rsid="00304d47" style:font-style-asian="normal" style:font-weight-asian="normal" style:font-style-complex="normal" style:font-weight-complex="normal"/>
    </style:style>
    <style:style style:name="P183" style:family="paragraph" style:parent-style-name="Text_20_body" style:list-style-name="List_20_1">
      <style:text-properties fo:font-style="normal" fo:font-weight="normal" officeooo:rsid="00304d47" officeooo:paragraph-rsid="0031e453"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304d47" officeooo:paragraph-rsid="0031ced0" style:font-style-asian="normal" style:font-weight-asian="normal" style:font-style-complex="normal" style:font-weight-complex="normal"/>
    </style:style>
    <style:style style:name="P185" style:family="paragraph" style:parent-style-name="Text_20_body" style:list-style-name="List_20_1">
      <style:text-properties fo:font-style="normal" fo:font-weight="normal" officeooo:rsid="00304d47" officeooo:paragraph-rsid="0032d864" style:font-style-asian="normal" style:font-weight-asian="normal" style:font-style-complex="normal" style:font-weight-complex="normal"/>
    </style:style>
    <style:style style:name="P186" style:family="paragraph" style:parent-style-name="Text_20_body" style:list-style-name="List_20_1">
      <style:text-properties fo:font-style="normal" fo:font-weight="normal" officeooo:rsid="0031ced0" officeooo:paragraph-rsid="0031ced0" style:font-style-asian="normal" style:font-weight-asian="normal" style:font-style-complex="normal" style:font-weight-complex="normal"/>
    </style:style>
    <style:style style:name="P187" style:family="paragraph" style:parent-style-name="Text_20_body" style:list-style-name="List_20_1">
      <style:text-properties fo:font-style="normal" fo:font-weight="normal" officeooo:rsid="0031ced0" officeooo:paragraph-rsid="0032d864" style:font-style-asian="normal" style:font-weight-asian="normal" style:font-style-complex="normal" style:font-weight-complex="normal"/>
    </style:style>
    <style:style style:name="P188" style:family="paragraph" style:parent-style-name="Text_20_body" style:list-style-name="List_20_1">
      <style:text-properties fo:font-style="normal" fo:font-weight="normal" officeooo:rsid="0035167c" officeooo:paragraph-rsid="0035167c" style:font-style-asian="normal" style:font-weight-asian="normal" style:font-style-complex="normal" style:font-weight-complex="normal"/>
    </style:style>
    <style:style style:name="P189" style:family="paragraph" style:parent-style-name="Text_20_body" style:list-style-name="List_20_1">
      <style:text-properties fo:font-style="normal" fo:font-weight="normal" officeooo:rsid="0035167c" officeooo:paragraph-rsid="0037635d" style:font-style-asian="normal" style:font-weight-asian="normal" style:font-style-complex="normal" style:font-weight-complex="normal"/>
    </style:style>
    <style:style style:name="P190" style:family="paragraph" style:parent-style-name="Text_20_body" style:list-style-name="List_20_1">
      <style:text-properties fo:font-style="normal" officeooo:rsid="00343c3d" officeooo:paragraph-rsid="00343c3d" style:font-style-asian="normal" style:font-style-complex="normal"/>
    </style:style>
    <style:style style:name="P191" style:family="paragraph" style:parent-style-name="Text_20_body" style:list-style-name="List_20_1">
      <style:text-properties fo:font-style="normal" officeooo:rsid="00343c3d" officeooo:paragraph-rsid="0036019c" style:font-style-asian="normal" style:font-style-complex="normal"/>
    </style:style>
    <style:style style:name="P192" style:family="paragraph" style:parent-style-name="Text_20_body" style:list-style-name="Numbering_20_123">
      <style:text-properties fo:font-style="normal" fo:font-weight="bold" officeooo:paragraph-rsid="000b00dc" style:font-style-asian="normal" style:font-weight-asian="bold" style:font-style-complex="normal" style:font-weight-complex="bold"/>
    </style:style>
    <style:style style:name="T1" style:family="text">
      <style:text-properties officeooo:rsid="000bdb35"/>
    </style:style>
    <style:style style:name="T2" style:family="text">
      <style:text-properties officeooo:rsid="000d60ce"/>
    </style:style>
    <style:style style:name="T3" style:family="text">
      <style:text-properties officeooo:rsid="000e7176"/>
    </style:style>
    <style:style style:name="T4" style:family="text">
      <style:text-properties fo:font-style="italic" style:font-style-asian="italic" style:font-style-complex="italic"/>
    </style:style>
    <style:style style:name="T5" style:family="text">
      <style:text-properties fo:font-style="italic" officeooo:rsid="000e7176" style:font-style-asian="italic" style:font-style-complex="italic"/>
    </style:style>
    <style:style style:name="T6" style:family="text">
      <style:text-properties fo:font-style="italic" officeooo:rsid="000f57e8" style:font-style-asian="italic" style:font-style-complex="italic"/>
    </style:style>
    <style:style style:name="T7" style:family="text">
      <style:text-properties fo:font-style="italic" officeooo:rsid="0010bcae" style:font-style-asian="italic" style:font-style-complex="italic"/>
    </style:style>
    <style:style style:name="T8" style:family="text">
      <style:text-properties fo:font-style="italic" officeooo:rsid="00123f7c" style:font-style-asian="italic" style:font-style-complex="italic"/>
    </style:style>
    <style:style style:name="T9" style:family="text">
      <style:text-properties fo:font-style="italic" officeooo:rsid="0013d5ef" style:font-style-asian="italic" style:font-style-complex="italic"/>
    </style:style>
    <style:style style:name="T10" style:family="text">
      <style:text-properties fo:font-style="italic" officeooo:rsid="0015a55e" style:font-style-asian="italic" style:font-style-complex="italic"/>
    </style:style>
    <style:style style:name="T11" style:family="text">
      <style:text-properties fo:font-style="italic" officeooo:rsid="0015aba1" style:font-style-asian="italic" style:font-style-complex="italic"/>
    </style:style>
    <style:style style:name="T12" style:family="text">
      <style:text-properties fo:font-style="italic" officeooo:rsid="00169723" style:font-style-asian="italic" style:font-style-complex="italic"/>
    </style:style>
    <style:style style:name="T13" style:family="text">
      <style:text-properties fo:font-style="italic" officeooo:rsid="001e46cc" style:font-style-asian="italic" style:font-style-complex="italic"/>
    </style:style>
    <style:style style:name="T14" style:family="text">
      <style:text-properties fo:font-style="italic" officeooo:rsid="001e8bd3" style:font-style-asian="italic" style:font-style-complex="italic"/>
    </style:style>
    <style:style style:name="T15" style:family="text">
      <style:text-properties fo:font-style="italic" officeooo:rsid="001fd43a" style:font-style-asian="italic" style:font-style-complex="italic"/>
    </style:style>
    <style:style style:name="T16" style:family="text">
      <style:text-properties fo:font-style="italic" officeooo:rsid="002080b1" style:font-style-asian="italic" style:font-style-complex="italic"/>
    </style:style>
    <style:style style:name="T17" style:family="text">
      <style:text-properties fo:font-style="italic" officeooo:rsid="00215b20" style:font-style-asian="italic" style:font-style-complex="italic"/>
    </style:style>
    <style:style style:name="T18" style:family="text">
      <style:text-properties fo:font-style="italic" officeooo:rsid="00225839" style:font-style-asian="italic" style:font-style-complex="italic"/>
    </style:style>
    <style:style style:name="T19" style:family="text">
      <style:text-properties fo:font-style="italic" officeooo:rsid="002492cd" style:font-style-asian="italic" style:font-style-complex="italic"/>
    </style:style>
    <style:style style:name="T20" style:family="text">
      <style:text-properties fo:font-style="italic" officeooo:rsid="002761c5" style:font-style-asian="italic" style:font-style-complex="italic"/>
    </style:style>
    <style:style style:name="T21" style:family="text">
      <style:text-properties fo:font-style="italic" officeooo:rsid="00288ae5" style:font-style-asian="italic" style:font-style-complex="italic"/>
    </style:style>
    <style:style style:name="T22" style:family="text">
      <style:text-properties fo:font-style="italic" officeooo:rsid="00292cd2" style:font-style-asian="italic" style:font-style-complex="italic"/>
    </style:style>
    <style:style style:name="T23" style:family="text">
      <style:text-properties fo:font-style="italic" officeooo:rsid="002ab543" style:font-style-asian="italic" style:font-style-complex="italic"/>
    </style:style>
    <style:style style:name="T24" style:family="text">
      <style:text-properties fo:font-style="italic" officeooo:rsid="00304d47" style:font-style-asian="italic" style:font-style-complex="italic"/>
    </style:style>
    <style:style style:name="T25" style:family="text">
      <style:text-properties fo:font-style="italic" officeooo:rsid="0031ced0" style:font-style-asian="italic" style:font-style-complex="italic"/>
    </style:style>
    <style:style style:name="T26" style:family="text">
      <style:text-properties fo:font-style="italic" officeooo:rsid="0032d864" style:font-style-asian="italic" style:font-style-complex="italic"/>
    </style:style>
    <style:style style:name="T27" style:family="text">
      <style:text-properties fo:font-style="italic" officeooo:rsid="00343c3d" style:font-style-asian="italic" style:font-style-complex="italic"/>
    </style:style>
    <style:style style:name="T28" style:family="text">
      <style:text-properties fo:font-style="italic" officeooo:rsid="0036019c" style:font-style-asian="italic" style:font-style-complex="italic"/>
    </style:style>
    <style:style style:name="T29" style:family="text">
      <style:text-properties fo:font-style="italic" officeooo:rsid="00398809" style:font-style-asian="italic" style:font-style-complex="italic"/>
    </style:style>
    <style:style style:name="T30" style:family="text">
      <style:text-properties fo:font-style="italic" officeooo:rsid="0049ac27" style:font-style-asian="italic" style:font-style-complex="italic"/>
    </style:style>
    <style:style style:name="T31" style:family="text">
      <style:text-properties fo:font-style="italic" officeooo:rsid="0054e7be" style:font-style-asian="italic" style:font-style-complex="italic"/>
    </style:style>
    <style:style style:name="T32" style:family="text">
      <style:text-properties fo:font-style="italic" officeooo:rsid="006bc72c" style:font-style-asian="italic" style:font-style-complex="italic"/>
    </style:style>
    <style:style style:name="T33" style:family="text">
      <style:text-properties fo:font-style="italic" fo:font-weight="normal" officeooo:rsid="0013d5ef" style:font-style-asian="italic" style:font-weight-asian="normal" style:font-style-complex="italic" style:font-weight-complex="normal"/>
    </style:style>
    <style:style style:name="T34" style:family="text">
      <style:text-properties fo:font-style="italic" fo:font-weight="normal" officeooo:rsid="001e8bd3" style:font-style-asian="italic" style:font-weight-asian="normal" style:font-style-complex="italic" style:font-weight-complex="normal"/>
    </style:style>
    <style:style style:name="T35" style:family="text">
      <style:text-properties fo:font-style="italic" fo:font-weight="normal" officeooo:rsid="00304d47" style:font-style-asian="italic" style:font-weight-asian="normal" style:font-style-complex="italic" style:font-weight-complex="normal"/>
    </style:style>
    <style:style style:name="T36" style:family="text">
      <style:text-properties fo:font-style="italic" fo:font-weight="normal" officeooo:rsid="0031ced0" style:font-style-asian="italic" style:font-weight-asian="normal" style:font-style-complex="italic" style:font-weight-complex="normal"/>
    </style:style>
    <style:style style:name="T37" style:family="text">
      <style:text-properties fo:font-style="italic" fo:font-weight="normal" officeooo:rsid="0032d864" style:font-style-asian="italic" style:font-weight-asian="normal" style:font-style-complex="italic" style:font-weight-complex="normal"/>
    </style:style>
    <style:style style:name="T38" style:family="text">
      <style:text-properties fo:font-style="italic" fo:font-weight="normal" officeooo:rsid="008ebb77" style:font-style-asian="italic" style:font-weight-asian="normal" style:font-style-complex="italic" style:font-weight-complex="normal"/>
    </style:style>
    <style:style style:name="T39" style:family="text">
      <style:text-properties fo:font-style="italic" fo:font-weight="normal" officeooo:rsid="006bc72c" style:font-style-asian="italic" style:font-weight-asian="normal" style:font-style-complex="italic" style:font-weight-complex="normal"/>
    </style:style>
    <style:style style:name="T40" style:family="text">
      <style:text-properties officeooo:rsid="000f0e72"/>
    </style:style>
    <style:style style:name="T41" style:family="text">
      <style:text-properties officeooo:rsid="000f57e8"/>
    </style:style>
    <style:style style:name="T42" style:family="text">
      <style:text-properties fo:font-weight="normal" style:font-weight-asian="normal" style:font-weight-complex="normal"/>
    </style:style>
    <style:style style:name="T43" style:family="text">
      <style:text-properties fo:font-weight="normal" officeooo:rsid="000bdb35" style:font-weight-asian="normal" style:font-weight-complex="normal"/>
    </style:style>
    <style:style style:name="T44" style:family="text">
      <style:text-properties fo:font-weight="normal" officeooo:rsid="000f57e8" style:font-weight-asian="normal" style:font-weight-complex="normal"/>
    </style:style>
    <style:style style:name="T45" style:family="text">
      <style:text-properties fo:font-weight="normal" officeooo:rsid="000f0e72" style:font-weight-asian="normal" style:font-weight-complex="normal"/>
    </style:style>
    <style:style style:name="T46" style:family="text">
      <style:text-properties fo:font-weight="normal" officeooo:rsid="0010bcae" style:font-weight-asian="normal" style:font-weight-complex="normal"/>
    </style:style>
    <style:style style:name="T47" style:family="text">
      <style:text-properties fo:font-weight="normal" officeooo:rsid="0010dd11" style:font-weight-asian="normal" style:font-weight-complex="normal"/>
    </style:style>
    <style:style style:name="T48" style:family="text">
      <style:text-properties fo:font-weight="normal" officeooo:rsid="00123f7c" style:font-weight-asian="normal" style:font-weight-complex="normal"/>
    </style:style>
    <style:style style:name="T49" style:family="text">
      <style:text-properties fo:font-weight="normal" officeooo:rsid="0013d5ef" style:font-weight-asian="normal" style:font-weight-complex="normal"/>
    </style:style>
    <style:style style:name="T50" style:family="text">
      <style:text-properties fo:font-weight="normal" officeooo:rsid="0015a55e" style:font-weight-asian="normal" style:font-weight-complex="normal"/>
    </style:style>
    <style:style style:name="T51" style:family="text">
      <style:text-properties fo:font-weight="normal" officeooo:rsid="0015aba1" style:font-weight-asian="normal" style:font-weight-complex="normal"/>
    </style:style>
    <style:style style:name="T52" style:family="text">
      <style:text-properties fo:font-weight="normal" officeooo:rsid="00169723" style:font-weight-asian="normal" style:font-weight-complex="normal"/>
    </style:style>
    <style:style style:name="T53" style:family="text">
      <style:text-properties fo:font-weight="normal" officeooo:rsid="001794d8" style:font-weight-asian="normal" style:font-weight-complex="normal"/>
    </style:style>
    <style:style style:name="T54" style:family="text">
      <style:text-properties fo:font-weight="normal" officeooo:rsid="001e46cc" style:font-weight-asian="normal" style:font-weight-complex="normal"/>
    </style:style>
    <style:style style:name="T55" style:family="text">
      <style:text-properties fo:font-weight="normal" officeooo:rsid="001e656b" style:font-weight-asian="normal" style:font-weight-complex="normal"/>
    </style:style>
    <style:style style:name="T56" style:family="text">
      <style:text-properties fo:font-weight="normal" officeooo:rsid="001e8bd3" style:font-weight-asian="normal" style:font-weight-complex="normal"/>
    </style:style>
    <style:style style:name="T57" style:family="text">
      <style:text-properties fo:font-weight="normal" officeooo:rsid="001fd43a" style:font-weight-asian="normal" style:font-weight-complex="normal"/>
    </style:style>
    <style:style style:name="T58" style:family="text">
      <style:text-properties fo:font-weight="normal" officeooo:rsid="00215b20" style:font-weight-asian="normal" style:font-weight-complex="normal"/>
    </style:style>
    <style:style style:name="T59" style:family="text">
      <style:text-properties fo:font-weight="normal" officeooo:rsid="00225839" style:font-weight-asian="normal" style:font-weight-complex="normal"/>
    </style:style>
    <style:style style:name="T60" style:family="text">
      <style:text-properties fo:font-weight="normal" officeooo:rsid="0022d69c" style:font-weight-asian="normal" style:font-weight-complex="normal"/>
    </style:style>
    <style:style style:name="T61" style:family="text">
      <style:text-properties fo:font-weight="normal" officeooo:rsid="00288ae5" style:font-weight-asian="normal" style:font-weight-complex="normal"/>
    </style:style>
    <style:style style:name="T62" style:family="text">
      <style:text-properties fo:font-weight="normal" officeooo:rsid="00292cd2" style:font-weight-asian="normal" style:font-weight-complex="normal"/>
    </style:style>
    <style:style style:name="T63" style:family="text">
      <style:text-properties fo:font-weight="normal" officeooo:rsid="002bf105" style:font-weight-asian="normal" style:font-weight-complex="normal"/>
    </style:style>
    <style:style style:name="T64" style:family="text">
      <style:text-properties fo:font-weight="normal" officeooo:rsid="00304d47" style:font-weight-asian="normal" style:font-weight-complex="normal"/>
    </style:style>
    <style:style style:name="T65" style:family="text">
      <style:text-properties fo:font-weight="normal" officeooo:rsid="0031ced0" style:font-weight-asian="normal" style:font-weight-complex="normal"/>
    </style:style>
    <style:style style:name="T66" style:family="text">
      <style:text-properties fo:font-weight="normal" officeooo:rsid="0032d864" style:font-weight-asian="normal" style:font-weight-complex="normal"/>
    </style:style>
    <style:style style:name="T67" style:family="text">
      <style:text-properties fo:font-weight="normal" officeooo:rsid="00343c3d" style:font-weight-asian="normal" style:font-weight-complex="normal"/>
    </style:style>
    <style:style style:name="T68" style:family="text">
      <style:text-properties fo:font-weight="normal" officeooo:rsid="003f2cb6" style:font-weight-asian="normal" style:font-weight-complex="normal"/>
    </style:style>
    <style:style style:name="T69" style:family="text">
      <style:text-properties fo:font-weight="normal" officeooo:rsid="0043e2b5" style:font-weight-asian="normal" style:font-weight-complex="normal"/>
    </style:style>
    <style:style style:name="T70" style:family="text">
      <style:text-properties fo:font-weight="normal" officeooo:rsid="0051cb0d" style:font-weight-asian="normal" style:font-weight-complex="normal"/>
    </style:style>
    <style:style style:name="T71" style:family="text">
      <style:text-properties fo:font-weight="normal" officeooo:rsid="0062c78b" style:font-weight-asian="normal" style:font-weight-complex="normal"/>
    </style:style>
    <style:style style:name="T72" style:family="text">
      <style:text-properties fo:font-weight="normal" officeooo:rsid="0064d659" style:font-weight-asian="normal" style:font-weight-complex="normal"/>
    </style:style>
    <style:style style:name="T73" style:family="text">
      <style:text-properties fo:font-weight="normal" officeooo:rsid="00704097" style:font-weight-asian="normal" style:font-weight-complex="normal"/>
    </style:style>
    <style:style style:name="T74" style:family="text">
      <style:text-properties fo:font-weight="normal" officeooo:rsid="0071d450" style:font-weight-asian="normal" style:font-weight-complex="normal"/>
    </style:style>
    <style:style style:name="T75" style:family="text">
      <style:text-properties fo:font-weight="normal" officeooo:rsid="00879d32" style:font-weight-asian="normal" style:font-weight-complex="normal"/>
    </style:style>
    <style:style style:name="T76" style:family="text">
      <style:text-properties fo:font-weight="normal" officeooo:rsid="008b8f72" style:font-weight-asian="normal" style:font-weight-complex="normal"/>
    </style:style>
    <style:style style:name="T77" style:family="text">
      <style:text-properties fo:font-weight="normal" officeooo:rsid="008b9bd0" style:font-weight-asian="normal" style:font-weight-complex="normal"/>
    </style:style>
    <style:style style:name="T78" style:family="text">
      <style:text-properties fo:font-weight="normal" officeooo:rsid="008d3d56" style:font-weight-asian="normal" style:font-weight-complex="normal"/>
    </style:style>
    <style:style style:name="T79" style:family="text">
      <style:text-properties fo:font-weight="normal" officeooo:rsid="008ebb77" style:font-weight-asian="normal" style:font-weight-complex="normal"/>
    </style:style>
    <style:style style:name="T80" style:family="text">
      <style:text-properties fo:font-weight="normal" officeooo:rsid="00920c3a" style:font-weight-asian="normal" style:font-weight-complex="normal"/>
    </style:style>
    <style:style style:name="T81" style:family="text">
      <style:text-properties fo:font-weight="normal" officeooo:rsid="0092b0bf" style:font-weight-asian="normal" style:font-weight-complex="normal"/>
    </style:style>
    <style:style style:name="T82" style:family="text">
      <style:text-properties fo:font-weight="normal" officeooo:rsid="0095817a" style:font-weight-asian="normal" style:font-weight-complex="normal"/>
    </style:style>
    <style:style style:name="T83" style:family="text">
      <style:text-properties fo:font-weight="normal" officeooo:rsid="0095cc2d" style:font-weight-asian="normal" style:font-weight-complex="normal"/>
    </style:style>
    <style:style style:name="T84" style:family="text">
      <style:text-properties fo:font-weight="normal" officeooo:rsid="0098c3ea" style:font-weight-asian="normal" style:font-weight-complex="normal"/>
    </style:style>
    <style:style style:name="T85" style:family="text">
      <style:text-properties fo:font-weight="normal" officeooo:rsid="009e667c" style:font-weight-asian="normal" style:font-weight-complex="normal"/>
    </style:style>
    <style:style style:name="T86" style:family="text">
      <style:text-properties fo:font-weight="normal" officeooo:rsid="0054916c" style:font-weight-asian="normal" style:font-weight-complex="normal"/>
    </style:style>
    <style:style style:name="T87" style:family="text">
      <style:text-properties fo:font-weight="normal" officeooo:rsid="009fe979" style:font-weight-asian="normal" style:font-weight-complex="normal"/>
    </style:style>
    <style:style style:name="T88" style:family="text">
      <style:text-properties fo:font-weight="normal" officeooo:rsid="00a04e3a" style:font-weight-asian="normal" style:font-weight-complex="normal"/>
    </style:style>
    <style:style style:name="T89" style:family="text">
      <style:text-properties fo:font-weight="normal" officeooo:rsid="00a11e13" style:font-weight-asian="normal" style:font-weight-complex="normal"/>
    </style:style>
    <style:style style:name="T90" style:family="text">
      <style:text-properties fo:font-weight="normal" officeooo:rsid="0064bcc5" style:font-weight-asian="normal" style:font-weight-complex="normal"/>
    </style:style>
    <style:style style:name="T91" style:family="text">
      <style:text-properties fo:font-weight="normal" officeooo:rsid="00a36cf9" style:font-weight-asian="normal" style:font-weight-complex="normal"/>
    </style:style>
    <style:style style:name="T92" style:family="text">
      <style:text-properties fo:font-weight="normal" officeooo:rsid="00663ad0" style:font-weight-asian="normal" style:font-weight-complex="normal"/>
    </style:style>
    <style:style style:name="T93" style:family="text">
      <style:text-properties fo:font-weight="normal" officeooo:rsid="00690e5d" style:font-weight-asian="normal" style:font-weight-complex="normal"/>
    </style:style>
    <style:style style:name="T94" style:family="text">
      <style:text-properties fo:font-weight="normal" officeooo:rsid="006bc72c" style:font-weight-asian="normal" style:font-weight-complex="normal"/>
    </style:style>
    <style:style style:name="T95" style:family="text">
      <style:text-properties fo:font-weight="normal" officeooo:rsid="00a37228" style:font-weight-asian="normal" style:font-weight-complex="normal"/>
    </style:style>
    <style:style style:name="T96" style:family="text">
      <style:text-properties fo:font-weight="normal" officeooo:rsid="006c1fe7" style:font-weight-asian="normal" style:font-weight-complex="normal"/>
    </style:style>
    <style:style style:name="T97" style:family="text">
      <style:text-properties fo:font-weight="normal" officeooo:rsid="00a56419" style:font-weight-asian="normal" style:font-weight-complex="normal"/>
    </style:style>
    <style:style style:name="T98" style:family="text">
      <style:text-properties fo:font-weight="normal" officeooo:rsid="00a837f3" style:font-weight-asian="normal" style:font-weight-complex="normal"/>
    </style:style>
    <style:style style:name="T99" style:family="text">
      <style:text-properties fo:font-weight="normal" officeooo:rsid="00aa2bd5" style:font-weight-asian="normal" style:font-weight-complex="normal"/>
    </style:style>
    <style:style style:name="T100" style:family="text">
      <style:text-properties fo:font-weight="normal" officeooo:rsid="00ace850" style:font-weight-asian="normal" style:font-weight-complex="normal"/>
    </style:style>
    <style:style style:name="T101" style:family="text">
      <style:text-properties fo:font-weight="normal" officeooo:rsid="00ad7780" style:font-weight-asian="normal" style:font-weight-complex="normal"/>
    </style:style>
    <style:style style:name="T102" style:family="text">
      <style:text-properties officeooo:rsid="0010bcae"/>
    </style:style>
    <style:style style:name="T103" style:family="text">
      <style:text-properties officeooo:rsid="00123f7c"/>
    </style:style>
    <style:style style:name="T104" style:family="text">
      <style:text-properties fo:font-style="normal" fo:font-weight="normal" officeooo:rsid="0013d5ef" style:font-style-asian="normal" style:font-weight-asian="normal" style:font-style-complex="normal" style:font-weight-complex="normal"/>
    </style:style>
    <style:style style:name="T105" style:family="text">
      <style:text-properties fo:font-style="normal" fo:font-weight="normal" officeooo:rsid="00304d47" style:font-style-asian="normal" style:font-weight-asian="normal" style:font-style-complex="normal" style:font-weight-complex="normal"/>
    </style:style>
    <style:style style:name="T106" style:family="text">
      <style:text-properties fo:font-style="normal" fo:font-weight="normal" officeooo:rsid="0031ced0" style:font-style-asian="normal" style:font-weight-asian="normal" style:font-style-complex="normal" style:font-weight-complex="normal"/>
    </style:style>
    <style:style style:name="T107" style:family="text">
      <style:text-properties fo:font-style="normal" fo:font-weight="normal" officeooo:rsid="0032d864" style:font-style-asian="normal" style:font-weight-asian="normal" style:font-style-complex="normal" style:font-weight-complex="normal"/>
    </style:style>
    <style:style style:name="T108" style:family="text">
      <style:text-properties fo:font-style="normal" fo:font-weight="normal" officeooo:rsid="008ebb77" style:font-style-asian="normal" style:font-weight-asian="normal" style:font-style-complex="normal" style:font-weight-complex="normal"/>
    </style:style>
    <style:style style:name="T109" style:family="text">
      <style:text-properties fo:font-style="normal" fo:font-weight="normal" officeooo:rsid="00916a50" style:font-style-asian="normal" style:font-weight-asian="normal" style:font-style-complex="normal" style:font-weight-complex="normal"/>
    </style:style>
    <style:style style:name="T110" style:family="text">
      <style:text-properties fo:font-style="normal" fo:font-weight="normal" officeooo:rsid="006bc72c" style:font-style-asian="normal" style:font-weight-asian="normal" style:font-style-complex="normal" style:font-weight-complex="normal"/>
    </style:style>
    <style:style style:name="T111" style:family="text">
      <style:text-properties fo:font-style="normal" fo:font-weight="normal" officeooo:rsid="00a697b7" style:font-style-asian="normal" style:font-weight-asian="normal" style:font-style-complex="normal" style:font-weight-complex="normal"/>
    </style:style>
    <style:style style:name="T112" style:family="text">
      <style:text-properties fo:font-style="normal" fo:font-weight="normal" officeooo:rsid="00a7eb44" style:font-style-asian="normal" style:font-weight-asian="normal" style:font-style-complex="normal" style:font-weight-complex="normal"/>
    </style:style>
    <style:style style:name="T113" style:family="text">
      <style:text-properties fo:font-style="normal" fo:font-weight="normal" officeooo:rsid="00a97ca6" style:font-style-asian="normal" style:font-weight-asian="normal" style:font-style-complex="normal" style:font-weight-complex="normal"/>
    </style:style>
    <style:style style:name="T114" style:family="text">
      <style:text-properties fo:font-style="normal" fo:font-weight="normal" officeooo:rsid="00ab9917" style:font-style-asian="normal" style:font-weight-asian="normal" style:font-style-complex="normal" style:font-weight-complex="normal"/>
    </style:style>
    <style:style style:name="T115" style:family="text">
      <style:text-properties fo:font-style="normal" style:font-style-asian="normal" style:font-style-complex="normal"/>
    </style:style>
    <style:style style:name="T116" style:family="text">
      <style:text-properties fo:font-style="normal" officeooo:rsid="0032d864" style:font-style-asian="normal" style:font-style-complex="normal"/>
    </style:style>
    <style:style style:name="T117" style:family="text">
      <style:text-properties fo:font-style="normal" officeooo:rsid="00398809" style:font-style-asian="normal" style:font-style-complex="normal"/>
    </style:style>
    <style:style style:name="T118" style:family="text">
      <style:text-properties fo:font-style="normal" officeooo:rsid="0049ac27" style:font-style-asian="normal" style:font-style-complex="normal"/>
    </style:style>
    <style:style style:name="T119" style:family="text">
      <style:text-properties fo:font-style="normal" officeooo:rsid="006bc72c" style:font-style-asian="normal" style:font-style-complex="normal"/>
    </style:style>
    <style:style style:name="T120" style:family="text">
      <style:text-properties officeooo:rsid="0015a55e"/>
    </style:style>
    <style:style style:name="T121" style:family="text">
      <style:text-properties officeooo:rsid="0015aba1"/>
    </style:style>
    <style:style style:name="T122" style:family="text">
      <style:text-properties officeooo:rsid="00215b20"/>
    </style:style>
    <style:style style:name="T123" style:family="text">
      <style:text-properties officeooo:rsid="002761c5"/>
    </style:style>
    <style:style style:name="T124" style:family="text">
      <style:text-properties officeooo:rsid="0031ced0"/>
    </style:style>
    <style:style style:name="T125" style:family="text">
      <style:text-properties officeooo:rsid="0037635d"/>
    </style:style>
    <style:style style:name="T126" style:family="text">
      <style:text-properties officeooo:rsid="00398809"/>
    </style:style>
    <style:style style:name="T127" style:family="text">
      <style:text-properties officeooo:rsid="003f2cb6"/>
    </style:style>
    <style:style style:name="T128" style:family="text">
      <style:text-properties officeooo:rsid="0042f3fa"/>
    </style:style>
    <style:style style:name="T129" style:family="text">
      <style:text-properties officeooo:rsid="0043e2b5"/>
    </style:style>
    <style:style style:name="T130" style:family="text">
      <style:text-properties officeooo:rsid="0049ac27"/>
    </style:style>
    <style:style style:name="T131" style:family="text">
      <style:text-properties officeooo:rsid="004e848c"/>
    </style:style>
    <style:style style:name="T132" style:family="text">
      <style:text-properties officeooo:rsid="00512275"/>
    </style:style>
    <style:style style:name="T133" style:family="text">
      <style:text-properties officeooo:rsid="0053645c"/>
    </style:style>
    <style:style style:name="T134" style:family="text">
      <style:text-properties officeooo:rsid="0054916c"/>
    </style:style>
    <style:style style:name="T135" style:family="text">
      <style:text-properties officeooo:rsid="0054e7be"/>
    </style:style>
    <style:style style:name="T136" style:family="text">
      <style:text-properties officeooo:rsid="005f0876"/>
    </style:style>
    <style:style style:name="T137" style:family="text">
      <style:text-properties officeooo:rsid="0062c78b"/>
    </style:style>
    <style:style style:name="T138" style:family="text">
      <style:text-properties officeooo:rsid="0064bcc5"/>
    </style:style>
    <style:style style:name="T139" style:family="text">
      <style:text-properties officeooo:rsid="00663ad0"/>
    </style:style>
    <style:style style:name="T140" style:family="text">
      <style:text-properties officeooo:rsid="00690e5d"/>
    </style:style>
    <style:style style:name="T141" style:family="text">
      <style:text-properties officeooo:rsid="006bc72c"/>
    </style:style>
    <style:style style:name="T142" style:family="text">
      <style:text-properties officeooo:rsid="006c1fe7"/>
    </style:style>
    <style:style style:name="T143" style:family="text">
      <style:text-properties officeooo:rsid="006fed4d"/>
    </style:style>
    <style:style style:name="T144" style:family="text">
      <style:text-properties officeooo:rsid="00724854"/>
    </style:style>
    <style:style style:name="T145" style:family="text">
      <style:text-properties officeooo:rsid="00854fe1"/>
    </style:style>
    <style:style style:name="T146" style:family="text">
      <style:text-properties officeooo:rsid="0092e134"/>
    </style:style>
    <style:style style:name="T147" style:family="text">
      <style:text-properties officeooo:rsid="009c988f"/>
    </style:style>
    <style:style style:name="T148" style:family="text">
      <style:text-properties officeooo:rsid="009e667c"/>
    </style:style>
    <style:style style:name="T149" style:family="text">
      <style:text-properties officeooo:rsid="009fe979"/>
    </style:style>
    <style:style style:name="T150" style:family="text">
      <style:text-properties officeooo:rsid="00a11e13"/>
    </style:style>
    <style:style style:name="T151" style:family="text">
      <style:text-properties officeooo:rsid="00a1e606"/>
    </style:style>
    <style:style style:name="T152" style:family="text">
      <style:text-properties officeooo:rsid="00a36cf9"/>
    </style:style>
    <style:style style:name="T153" style:family="text">
      <style:text-properties officeooo:rsid="00a37228"/>
    </style:style>
    <style:style style:name="T154" style:family="text">
      <style:text-properties officeooo:rsid="00a56419"/>
    </style:style>
    <style:style style:name="T155" style:family="text">
      <style:text-properties officeooo:rsid="00a697b7"/>
    </style:style>
    <style:style style:name="T156" style:family="text">
      <style:text-properties officeooo:rsid="00a7eb44"/>
    </style:style>
    <style:style style:name="T157" style:family="text">
      <style:text-properties officeooo:rsid="00a837f3"/>
    </style:style>
    <style:style style:name="T158" style:family="text">
      <style:text-properties officeooo:rsid="00a97ca6"/>
    </style:style>
    <style:style style:name="T159" style:family="text">
      <style:text-properties officeooo:rsid="00aa2bd5"/>
    </style:style>
    <style:style style:name="T160" style:family="text">
      <style:text-properties officeooo:rsid="00ab9917"/>
    </style:style>
    <style:style style:name="T161" style:family="text">
      <style:text-properties officeooo:rsid="00ace850"/>
    </style:style>
    <style:style style:name="T162" style:family="text">
      <style:text-properties officeooo:rsid="00ad77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SIW PL1. Introducción a los buscadores web</text:p>
      <text:p text:style-name="P1">Hugo Fonseca Díaz (UO258318)</text:p>
      <text:h text:style-name="P30" text:outline-level="1">Cuestiones empleadas</text:h>
      <text:list xml:id="list396356594" text:style-name="Numbering_20_123">
        <text:list-item>
          <text:p text:style-name="P192">¿Cuál crees que es la diferencia entre las tareas fáciles y difíciles a priori? ¿Por qué crees que algunas tareas son más fáciles para el buscador y otras difíciles? ¿Qué características tienen las tareas a priori difíciles (en 2009) que ahora resultan más fáciles?</text:p>
          <text:p text:style-name="P31"><text:span text:style-name="T145">La diferencia es que las fáciles son lo suficientemente específicas como para poder resolverlas en pocas consultas, mientras que las difíciles plantean cuestiones cuya resolución requiere de diferente información repartida por distintos sitios web. Además, algunas tareas estaban diseñadas para que la búsqueda </text:span><text:span text:style-name="T147">devolviera</text:span><text:span text:style-name="T145"> resultados no relacionados, por ejemplo con nombres de personas que coinciden con los de otras más famosas.</text:span></text:p>
          <text:p text:style-name="P31"><text:span text:style-name="T145">Algunas tareas a priori difíciles en 2009 ahora resultan triviales entre otras cosas por la ayuda automática proporcionada por el buscador, como es el caso de las montañas más altas de Nueva York, cuya respuesta (en Google) se encuentra sin tan siquiera entrar en un solo sitio web.</text:span></text:p>
        </text:list-item>
        <text:list-item>
          <text:p text:style-name="P107">¿Qué diferencias supone realizar las consultas en inglés y castellano para unas y otras tareas? ¿Qué diferencias supone realizar las consultas en inglés y castellano a la hora de obtener información enriquecida del buscador (consultas relacionadas, infoboxes, etc.)? ¿Existe alguna tarea que es virtualmente irresoluble por culpa del idioma? ¿Cuál? ¿Por qué crees que sucede esto?</text:p>
          <text:p text:style-name="P175">Las consultas en inglés en general han sido más sencillas de resolver, debido al mayor número de sitios web relevantes a las mismas y también al hecho de que las respuestas a los ejercicios requerían navegar por sitios web de habla inglesa, lo que limita <text:span text:style-name="T146">a </text:span>las búsquedas en castellano.</text:p>
          <text:p text:style-name="P32"><text:span text:style-name="T75">Con respecto a la ayuda proporcionada por el buscador, en ambos idiomas suele ser útil pero aparece con mayor frecuencia si la búsqueda es en inglés. Ha habido ocasiones en las que para una búsqueda en inglés el infobox ofrecido ha sido muy útil pero cuando se realiza la misma búsqueda en castellano el infobox habla de otro tema no relacionado.</text:span></text:p>
          <text:p text:style-name="P32"><text:span text:style-name="T75">Una tarea que ha sido imposible de resolver ha sido la de las montañas de Nueva York para el buscador DuckDuckGo </text:span><text:span text:style-name="T76">buscando </text:span><text:span text:style-name="T75">en castellano, ya que los resultados devueltos no eran lo suficientemente específicos como para resolver la tarea de forma correcta. </text:span><text:span text:style-name="T76">Esto sucede ya que no hay sitios web en castellano que hablen únicamente sobre las montañas más altas del Estado de Nueva York y no contamos con la ayuda automatizada que proporciona Google </text:span><text:span text:style-name="T77">cuando se utilizó para realizar esta tarea.</text:span></text:p>
        </text:list-item>
        <text:list-item>
          <text:p text:style-name="P107"><text:soft-page-break/>¿Cuáles son las principales diferencias entre los buscadores comparados respecto a ambas clases de tareas? ¿Cuáles son las principales fuentes de datos estructurados que explota cada buscador? ¿Qué consecuencias crees que tiene esa dependencia de fuentes externas?</text:p>
          <text:p text:style-name="P34"><text:span text:style-name="T78">La principal diferencia es la eficacia a la hora de devolver resultados para las diversas consultas. DuckDuckGo no cuenta con la inmensa cantidad de recursos de las que dispone Google, </text:span><text:span text:style-name="T79">por lo que en consultas más complejas, sobre todo en castellano, puede notarse esa carencia del refinamiento que encontramos en su competidor. </text:span><text:span text:style-name="T80">También cabe destacar que DuckDuckGo no siempre nos ofrece tanta ayuda automatizada (</text:span><text:span text:style-name="T82">como </text:span><text:span text:style-name="T80">infoboxes) </text:span><text:span text:style-name="T82">en la misma forma en la que</text:span><text:span text:style-name="T80"> lo hace Google. </text:span></text:p>
          <text:p text:style-name="P34"><text:span text:style-name="T80">M</text:span><text:span text:style-name="T81">ientras que DuckDuckGo se asemeja a Google en sus inicios, devolviendo una serie de resultados por orden de relevancia, Google ha llegado a un punto en el que puede dar respuestas directas a preguntas formuladas en lenguaje natural. </text:span><text:span text:style-name="T83">DuckDuckGo cuenta con su propio web crawler, el DuckDuckBot, así como otras cuatrocientas fuentes para compilar sus resultados de búsqueda, incluyendo otros buscadores y sitios web de crowdfunding como Wikipedia. Su motor de búsqueda está escrito en Perl, con un servidor web Nginx y se ejecuta en el sistema operativo FreeBSD. </text:span><text:span text:style-name="T84">Google por su parte tiene una gran cantidad de web crawlers y es también un sistema distribuido como DuckDuckGo.</text:span></text:p>
          <text:p text:style-name="P33"><text:span text:style-name="T79">También es muy importante el tema de la privacidad. La política de DuckDuckGo está muy enfocada a la protección de la privacidad del usuario, no obteniendo o compartiendo información personal del mismo y evitando problemas como las</text:span><text:span text:style-name="T38"> search leakages </text:span><text:span text:style-name="T108">(que hacen que las páginas que visites sepan que términos has usado para acceder a ellas) o guardar información adicional junto a tu historial de búsqueda (como tu dirección IP, identificador, timestamp, navegador, etc). </text:span><text:span text:style-name="T109">Google, sin embargo, utiliza los datos de sus usarios para ofrecerles resultados o anuncios personalizados.</text:span></text:p>
        </text:list-item>
        <text:list-item>
          <text:p text:style-name="P107">¿Existe alguna tarea en la que no hayas usado consultas textuales sino otro tipo de información, p.ej. Imágenes? ¿Qué diferencias has percibido al resolver esa tarea sin usar texto?</text:p>
          <text:p text:style-name="P176">Para todas las tareas se han realizado consultas textuales.</text:p>
        </text:list-item>
      </text:list>
      <text:h text:style-name="P30" text:outline-level="1">Resolución de tareas</text:h>
      <text:p text:style-name="P9">Greyhound (inglés, Google)</text:p>
      <text:list xml:id="list1216406061" text:style-name="List_20_1">
        <text:list-item>
          <text:p text:style-name="P69">Consultas.</text:p>
          <text:p text:style-name="P108">“<text:span text:style-name="T2">greyhound buses”.</text:span></text:p>
        </text:list-item>
        <text:list-item>
          <text:p text:style-name="P69">Páginas exploradas.</text:p>
          <text:p text:style-name="P109">“<text:a xlink:type="simple" xlink:href="https://es.m.wikipedia.org/wiki/Greyhound_Lines" text:style-name="Internet_20_link" text:visited-style-name="Visited_20_Internet_20_Link">https://es.m.wikipedia.org/wiki/Greyhound_Lines</text:a>” – <text:span text:style-name="T126">Aquí se lista la web oficial de </text:span><text:span text:style-name="T29">Greyhound Lines</text:span><text:span text:style-name="T117">.</text:span></text:p>
          <text:p text:style-name="P109">“<text:a xlink:type="simple" xlink:href="https://www.greyhound.com/" text:style-name="Internet_20_link" text:visited-style-name="Visited_20_Internet_20_Link">https://www.greyhound.com/</text:a>” - <text:span text:style-name="T126">Página oficial de </text:span><text:span text:style-name="T29">Greyhound Lines</text:span><text:span text:style-name="T117">.</text:span></text:p>
          <text:p text:style-name="P109"><text:soft-page-break/><text:span text:style-name="T117">“</text:span><text:a xlink:type="simple" xlink:href="https://www.greyhound.com/en/explore-places" text:style-name="Internet_20_link" text:visited-style-name="Visited_20_Internet_20_Link"><text:span text:style-name="T117">https://www.greyhound.com/en/explore-places</text:span></text:a><text:span text:style-name="T117">” – Aquí se puede descargar un mapa con las rutas de autobuses de la compañía.</text:span></text:p>
        </text:list-item>
        <text:list-item>
          <text:p text:style-name="P69">Ayuda proporcionada por el buscador.</text:p>
          <text:p text:style-name="P177">Infobox de Wikipedia hablando sobre Greyhound Lines.</text:p>
        </text:list-item>
        <text:list-item>
          <text:p text:style-name="P69">Respuesta final.</text:p>
          <text:p text:style-name="P110"><text:span text:style-name="T117">“</text:span><text:a xlink:type="simple" xlink:href="https://www.greyhound.com/en/explore-places" text:style-name="Internet_20_link" text:visited-style-name="Visited_20_Internet_20_Link"><text:span text:style-name="T117">https://www.greyhound.com/en/explore-places</text:span></text:a><text:span text:style-name="T117">”.</text:span></text:p>
        </text:list-item>
      </text:list>
      <text:p text:style-name="P10">Greyhound (castellano, Google)</text:p>
      <text:list xml:id="list3542865619220" text:continue-numbering="true" text:style-name="List_20_1">
        <text:list-item>
          <text:p text:style-name="P105">Consultas.</text:p>
          <text:p text:style-name="P177">“<text:span text:style-name="T3">greyhound autobuses”.</text:span></text:p>
        </text:list-item>
        <text:list-item>
          <text:p text:style-name="P105">Páginas exploradas.</text:p>
          <text:p text:style-name="P110">“<text:a xlink:type="simple" xlink:href="https://es.m.wikipedia.org/wiki/Greyhound_Lines" text:style-name="Internet_20_link" text:visited-style-name="Visited_20_Internet_20_Link">https://es.m.wikipedia.org/wiki/Greyhound_Lines</text:a>” – <text:span text:style-name="T126">Aquí se lista la web oficial de </text:span><text:span text:style-name="T29">Greyhound Lines</text:span><text:span text:style-name="T117">.</text:span></text:p>
          <text:p text:style-name="P110">“<text:a xlink:type="simple" xlink:href="https://www.greyhound.com/" text:style-name="Internet_20_link" text:visited-style-name="Visited_20_Internet_20_Link">https://www.greyhound.com/</text:a>” - <text:span text:style-name="T126">Página oficial de </text:span><text:span text:style-name="T29">Greyhound Lines</text:span><text:span text:style-name="T117">.</text:span></text:p>
          <text:p text:style-name="P110"><text:span text:style-name="T117">“</text:span><text:a xlink:type="simple" xlink:href="https://www.greyhound.com/en/explore-places" text:style-name="Internet_20_link" text:visited-style-name="Visited_20_Internet_20_Link"><text:span text:style-name="T117">https://www.greyhound.com/en/explore-places</text:span></text:a><text:span text:style-name="T117">” – Aquí se puede descargar un mapa con las rutas de autobuses de la compañía.</text:span></text:p>
        </text:list-item>
        <text:list-item>
          <text:p text:style-name="P105">Ayuda proporcionada por el buscador.</text:p>
          <text:p text:style-name="P178">Infobox de Wikipedia hablando sobre Greyhound Lines.</text:p>
        </text:list-item>
        <text:list-item>
          <text:p text:style-name="P105">Respuesta final.</text:p>
          <text:p text:style-name="P110"><text:span text:style-name="T117">“</text:span><text:a xlink:type="simple" xlink:href="https://www.greyhound.com/en/explore-places" text:style-name="Internet_20_link" text:visited-style-name="Visited_20_Internet_20_Link"><text:span text:style-name="T117">https://www.greyhound.com/en/explore-places</text:span></text:a><text:span text:style-name="T117">”.</text:span></text:p>
        </text:list-item>
      </text:list>
      <text:p text:style-name="P11"><text:span text:style-name="T1">Greyhound (</text:span><text:span text:style-name="T2">inglés</text:span><text:span text:style-name="T1">, </text:span><text:span text:style-name="T2">DuckDuckGo</text:span><text:span text:style-name="T1">)</text:span></text:p>
      <text:list xml:id="list3543043157354" text:continue-numbering="true" text:style-name="List_20_1">
        <text:list-item>
          <text:p text:style-name="P105">Consultas.</text:p>
          <text:p text:style-name="P177">“<text:span text:style-name="T3">greyhound buses”.</text:span></text:p>
        </text:list-item>
        <text:list-item>
          <text:p text:style-name="P105">Páginas exploradas.</text:p>
          <text:p text:style-name="P110">“<text:a xlink:type="simple" xlink:href="https://es.m.wikipedia.org/wiki/Greyhound_Lines" text:style-name="Internet_20_link" text:visited-style-name="Visited_20_Internet_20_Link">https://es.m.wikipedia.org/wiki/Greyhound_Lines</text:a>” – <text:span text:style-name="T126">Aquí se lista la web oficial de </text:span><text:span text:style-name="T29">Greyhound Lines</text:span><text:span text:style-name="T117">.</text:span></text:p>
          <text:p text:style-name="P110">“<text:a xlink:type="simple" xlink:href="https://www.greyhound.com/" text:style-name="Internet_20_link" text:visited-style-name="Visited_20_Internet_20_Link">https://www.greyhound.com/</text:a>” - <text:span text:style-name="T126">Página oficial de </text:span><text:span text:style-name="T29">Greyhound Lines</text:span><text:span text:style-name="T117">.</text:span></text:p>
          <text:p text:style-name="P110"><text:span text:style-name="T117">“</text:span><text:a xlink:type="simple" xlink:href="https://www.greyhound.com/en/explore-places" text:style-name="Internet_20_link" text:visited-style-name="Visited_20_Internet_20_Link"><text:span text:style-name="T117">https://www.greyhound.com/en/explore-places</text:span></text:a><text:span text:style-name="T117">” – Aquí se puede descargar un mapa con las rutas de autobuses de la compañía.</text:span></text:p>
        </text:list-item>
        <text:list-item>
          <text:p text:style-name="P105">Ayuda proporcionada por el buscador.</text:p>
          <text:p text:style-name="P179"><text:span text:style-name="T2">Infobox de Wikipedia hablando sobre Greyhound Lines.</text:span> </text:p>
        </text:list-item>
        <text:list-item>
          <text:p text:style-name="P106">Respuesta final.</text:p>
          <text:p text:style-name="P110"><text:soft-page-break/><text:span text:style-name="T117">“</text:span><text:a xlink:type="simple" xlink:href="https://www.greyhound.com/en/explore-places" text:style-name="Internet_20_link" text:visited-style-name="Visited_20_Internet_20_Link"><text:span text:style-name="T117">https://www.greyhound.com/en/explore-places</text:span></text:a><text:span text:style-name="T117">”.</text:span></text:p>
        </text:list-item>
      </text:list>
      <text:p text:style-name="P11"><text:span text:style-name="T1">Greyhound (</text:span><text:span text:style-name="T2">castellano</text:span><text:span text:style-name="T1">, </text:span><text:span text:style-name="T2">DuckDuckGo</text:span><text:span text:style-name="T1">)</text:span></text:p>
      <text:list xml:id="list3544562326574" text:continue-numbering="true" text:style-name="List_20_1">
        <text:list-item>
          <text:p text:style-name="P105">Consultas.</text:p>
          <text:p text:style-name="P177">“<text:span text:style-name="T3">greyhound autobuses”.</text:span></text:p>
        </text:list-item>
        <text:list-item>
          <text:p text:style-name="P105">Páginas exploradas.</text:p>
          <text:p text:style-name="P111">“<text:a xlink:type="simple" xlink:href="https://www.greyhound.com/" text:style-name="Internet_20_link" text:visited-style-name="Visited_20_Internet_20_Link">https://www.greyhound.com/</text:a>” - <text:span text:style-name="T126">Página oficial de </text:span><text:span text:style-name="T29">Greyhound Lines</text:span><text:span text:style-name="T117">.</text:span></text:p>
          <text:p text:style-name="P111"><text:span text:style-name="T117">“</text:span><text:a xlink:type="simple" xlink:href="https://www.greyhound.com/en/explore-places" text:style-name="Internet_20_link" text:visited-style-name="Visited_20_Internet_20_Link"><text:span text:style-name="T117">https://www.greyhound.com/en/explore-places</text:span></text:a><text:span text:style-name="T117">” – Aquí se puede descargar un mapa con las rutas de autobuses de la compañía.</text:span></text:p>
        </text:list-item>
        <text:list-item>
          <text:p text:style-name="P105">Ayuda proporcionada por el buscador.</text:p>
          <text:p text:style-name="P179">Ninguna.</text:p>
        </text:list-item>
        <text:list-item>
          <text:p text:style-name="P105">Respuesta final.</text:p>
          <text:p text:style-name="P111"><text:span text:style-name="T117">“</text:span><text:a xlink:type="simple" xlink:href="https://www.greyhound.com/en/explore-places" text:style-name="Internet_20_link" text:visited-style-name="Visited_20_Internet_20_Link"><text:span text:style-name="T117">https://www.greyhound.com/en/explore-places</text:span></text:a><text:span text:style-name="T117">”.</text:span></text:p>
        </text:list-item>
      </text:list>
      <text:p text:style-name="P12"><text:span text:style-name="T5">Cornell</text:span><text:span text:style-name="T4"> (inglés, Google)</text:span></text:p>
      <text:list xml:id="list3544355400575" text:continue-numbering="true" text:style-name="List_20_1">
        <text:list-item>
          <text:p text:style-name="P70">Consultas.</text:p>
          <text:p text:style-name="P112">“<text:span text:style-name="T40">cornell university founder”.</text:span></text:p>
          <text:p text:style-name="P112">“<text:span text:style-name="T40">ezra cornell house”.</text:span></text:p>
          <text:p text:style-name="P112">“<text:span text:style-name="T41">delta phi fraternity </text:span><text:span text:style-name="T102">llenroc</text:span><text:span text:style-name="T41">”.</text:span></text:p>
        </text:list-item>
        <text:list-item>
          <text:p text:style-name="P70">Páginas exploradas.</text:p>
          <text:p text:style-name="P35"><text:span text:style-name="T43">“</text:span><text:a xlink:type="simple" xlink:href="https://en.m.wikipedia.org/wiki/Llenroc" text:style-name="Internet_20_link" text:visited-style-name="Visited_20_Internet_20_Link"><text:span text:style-name="T43">https://en.m.wikipedia.org/wiki/Llenroc</text:span></text:a><text:span text:style-name="T43">” – </text:span><text:span text:style-name="T68">Aquí se indica que la mansión Llenroc ahora alberga el capítulo de Cornell de la fraternidad Delta Phi.</text:span></text:p>
          <text:p text:style-name="P112">“<text:a xlink:type="simple" xlink:href="https://en.m.wikipedia.org/wiki/Delta_Phi" text:style-name="Internet_20_link" text:visited-style-name="Visited_20_Internet_20_Link">https://en.m.wikipedia.org/wiki/Delta_Phi</text:a>” – <text:span text:style-name="T127">Información sobre la fraternidad Delta Phi, donde podemos confirmar que existe el capítulo sobre la Universidad Cornell.</text:span></text:p>
        </text:list-item>
        <text:list-item>
          <text:p text:style-name="P70">Ayuda proporcionada por el buscador.</text:p>
          <text:p text:style-name="P145">Infobox con los nombres de ambos fundadores de la Cornell University: Ezra Cornell y Andrew Dickson White.</text:p>
        </text:list-item>
        <text:list-item>
          <text:p text:style-name="P70">Respuesta final.</text:p>
          <text:p text:style-name="P148">Ya no vive nadie en la casa, es propiedad de la fraternidad Delta Phi.</text:p>
        </text:list-item>
      </text:list>
      <text:p text:style-name="P2"><text:span text:style-name="T5">Cornell</text:span><text:span text:style-name="T4"> (</text:span><text:span text:style-name="T6">castellano</text:span><text:span text:style-name="T4">, Google)</text:span></text:p>
      <text:list xml:id="list3544169233987" text:continue-numbering="true" text:style-name="List_20_1">
        <text:list-item>
          <text:p text:style-name="P71">Consultas.</text:p>
          <text:p text:style-name="P36"><text:span text:style-name="T43">“</text:span><text:span text:style-name="T44">fundador cornell university</text:span><text:span text:style-name="T45">”.</text:span></text:p>
          <text:p text:style-name="P36"><text:span text:style-name="T43">“</text:span><text:span text:style-name="T44">casa ezra cornell</text:span><text:span text:style-name="T45">”.</text:span></text:p>
          <text:p text:style-name="P36"><text:soft-page-break/><text:span text:style-name="T43">“</text:span><text:span text:style-name="T44">mansión llenroc”.</text:span></text:p>
        </text:list-item>
        <text:list-item>
          <text:p text:style-name="P71">Páginas exploradas.</text:p>
          <text:p text:style-name="P72"><text:span text:style-name="T42">“</text:span><text:a xlink:type="simple" xlink:href="https://en.m.wikipedia.org/wiki/Llenroc" text:style-name="Internet_20_link" text:visited-style-name="Visited_20_Internet_20_Link"><text:span text:style-name="T42">https://en.m.wikipedia.org/wiki/Llenroc</text:span></text:a><text:span text:style-name="T42">” – </text:span><text:span text:style-name="T68">Aquí se indica que la mansión Llenroc ahora alberga el capítulo de Cornell de la fraternidad Delta Phi.</text:span></text:p>
        </text:list-item>
        <text:list-item>
          <text:p text:style-name="P71">Ayuda proporcionada por el buscador.</text:p>
          <text:p text:style-name="P146">Infobox con los nombres de ambos fundadores de la Cornell University: Ezra Cornell y Andrew Dickson White. <text:span text:style-name="T41">Infobox de Wikipedia sobre la mansión Llenroc.</text:span></text:p>
        </text:list-item>
        <text:list-item>
          <text:p text:style-name="P71">Respuesta final.</text:p>
          <text:p text:style-name="P149">Ya no vive nadie en la casa, es propiedad de la fraternidad Delta Phi.</text:p>
        </text:list-item>
      </text:list>
      <text:p text:style-name="P3"><text:span text:style-name="T5">Cornell</text:span><text:span text:style-name="T4"> (inglés, </text:span><text:span text:style-name="T7">DuckDuckGo</text:span><text:span text:style-name="T4">)</text:span></text:p>
      <text:list xml:id="list3543719804301" text:continue-numbering="true" text:style-name="List_20_1">
        <text:list-item>
          <text:p text:style-name="P73">Consultas.</text:p>
          <text:p text:style-name="P113">“<text:span text:style-name="T40">cornell university founder”.</text:span></text:p>
          <text:p text:style-name="P113">“<text:span text:style-name="T40">ezra cornell house”.</text:span></text:p>
          <text:p text:style-name="P113">“<text:span text:style-name="T41">delta phi fraternity </text:span><text:span text:style-name="T102">llenroc</text:span><text:span text:style-name="T41">”.</text:span></text:p>
        </text:list-item>
        <text:list-item>
          <text:p text:style-name="P73">Páginas exploradas.</text:p>
          <text:p text:style-name="P37"><text:span text:style-name="T43">“</text:span><text:a xlink:type="simple" xlink:href="https://en.m.wikipedia.org/wiki/Llenroc" text:style-name="Internet_20_link" text:visited-style-name="Visited_20_Internet_20_Link"><text:span text:style-name="T43">https://en.m.wikipedia.org/wiki/Llenroc</text:span></text:a><text:span text:style-name="T43">” – </text:span><text:span text:style-name="T68">Aquí se indica que la mansión Llenroc ahora alberga el capítulo de Cornell de la fraternidad Delta Phi.</text:span></text:p>
          <text:p text:style-name="P114">“<text:a xlink:type="simple" xlink:href="https://en.m.wikipedia.org/wiki/Delta_Phi" text:style-name="Internet_20_link" text:visited-style-name="Visited_20_Internet_20_Link">https://en.m.wikipedia.org/wiki/Delta_Phi</text:a>” – <text:span text:style-name="T127">Información sobre la fraternidad Delta Phi, donde podemos confirmar que existe el capítulo sobre la Universidad Cornell.</text:span></text:p>
        </text:list-item>
        <text:list-item>
          <text:p text:style-name="P73">Ayuda proporcionada por el buscador.</text:p>
          <text:p text:style-name="P38"><text:span text:style-name="T45">Infobox </text:span><text:span text:style-name="T46">de la Wikipedia sobre Ezra Cornell.</text:span></text:p>
        </text:list-item>
        <text:list-item>
          <text:p text:style-name="P73">Respuesta final.</text:p>
          <text:p text:style-name="P150">Ya no vive nadie en la casa, es propiedad de la fraternidad Delta Phi.</text:p>
        </text:list-item>
      </text:list>
      <text:p text:style-name="P3"><text:span text:style-name="T5">Cornell</text:span><text:span text:style-name="T4"> (</text:span><text:span text:style-name="T7">castellano</text:span><text:span text:style-name="T4">, </text:span><text:span text:style-name="T7">DuckDuckGo</text:span><text:span text:style-name="T4">)</text:span></text:p>
      <text:list xml:id="list3544471814870" text:continue-numbering="true" text:style-name="List_20_1">
        <text:list-item>
          <text:p text:style-name="P73">Consultas.</text:p>
          <text:p text:style-name="P113">“<text:span text:style-name="T41">fundador cornell university</text:span><text:span text:style-name="T40">”.</text:span></text:p>
          <text:p text:style-name="P38"><text:span text:style-name="T43">“</text:span><text:span text:style-name="T46">casa ezra cornell</text:span><text:span text:style-name="T45">”.</text:span></text:p>
          <text:p text:style-name="P38"><text:span text:style-name="T43">“</text:span><text:span text:style-name="T46">mansion llenroc</text:span><text:span text:style-name="T44">”.</text:span></text:p>
        </text:list-item>
        <text:list-item>
          <text:p text:style-name="P73">Páginas exploradas.</text:p>
          <text:p text:style-name="P113">“<text:a xlink:type="simple" xlink:href="https://ast.m.wikipedia.org/wiki/Universidá_Cornell" text:style-name="Internet_20_link" text:visited-style-name="Visited_20_Internet_20_Link">https://ast.m.wikipedia.org/wiki/Universid%C3%A1_Cornell</text:a>” – <text:span text:style-name="T128">Aquí encontramos el nombre del fundador de la Universidad Cornell, Ezra Cornell.</text:span></text:p>
          <text:p text:style-name="P115"><text:soft-page-break/>“<text:a xlink:type="simple" xlink:href="https://en.m.wikipedia.org/wiki/Llenroc" text:style-name="Internet_20_link" text:visited-style-name="Visited_20_Internet_20_Link">https://en.m.wikipedia.org/wiki/Llenroc</text:a>” – <text:span text:style-name="T127">Aquí se indica que la mansión Llenroc ahora alberga el capítulo de Cornell de la fraternidad Delta Phi.</text:span></text:p>
        </text:list-item>
        <text:list-item>
          <text:p text:style-name="P73">Ayuda proporcionada por el buscador.</text:p>
          <text:p text:style-name="P38"><text:span text:style-name="T45">Infobox </text:span><text:span text:style-name="T46">de la Wikipedia sobre la mansión Llenroc.</text:span></text:p>
        </text:list-item>
        <text:list-item>
          <text:p text:style-name="P73">Respuesta final.</text:p>
          <text:p text:style-name="P151">Ya no vive nadie en la casa, es propiedad de la fraternidad Delta Phi.</text:p>
        </text:list-item>
      </text:list>
      <text:p text:style-name="P3"><text:span text:style-name="T7">Baeza</text:span><text:span text:style-name="T4"> (inglés, Google)</text:span></text:p>
      <text:list xml:id="list3543855262668" text:continue-numbering="true" text:style-name="List_20_1">
        <text:list-item>
          <text:p text:style-name="P73">Consultas.</text:p>
          <text:p text:style-name="P38"><text:span text:style-name="T43">“</text:span><text:span text:style-name="T47">ricardo baeza yahoo</text:span><text:span text:style-name="T45">”.</text:span></text:p>
          <text:p text:style-name="P38"><text:span text:style-name="T43">“</text:span><text:span text:style-name="T47">ricardo baeza chile</text:span><text:span text:style-name="T45">”.</text:span></text:p>
        </text:list-item>
        <text:list-item>
          <text:p text:style-name="P73">Páginas exploradas.</text:p>
          <text:p text:style-name="P113">“<text:a xlink:type="simple" xlink:href="https://en.m.wikipedia.org/wiki/Ricardo_Baeza-Yates" text:style-name="Internet_20_link" text:visited-style-name="Visited_20_Internet_20_Link">https://en.m.wikipedia.org/wiki/Ricardo_Baeza-Yates</text:a>” – <text:span text:style-name="T129">Aquí vemos que el Ricardo Baeza relacionado con Yahoo! Research Barcelona es chileno.</text:span></text:p>
          <text:p text:style-name="P38"><text:span text:style-name="T43">“</text:span><text:a xlink:type="simple" xlink:href="https://es.m.wikipedia.org/wiki/Ricardo_Baeza_Rodríguez" text:style-name="Internet_20_link" text:visited-style-name="Visited_20_Internet_20_Link"><text:span text:style-name="T43">https://es.m.wikipedia.org/wiki/Ricardo_Baeza_Rodr%C3%ADguez</text:span></text:a><text:span text:style-name="T43">” – </text:span><text:span text:style-name="T69">Otro Ricardo Baeza de nacionalidad chilena, en este caso un ingeniero eléctrico.</text:span></text:p>
        </text:list-item>
        <text:list-item>
          <text:p text:style-name="P73">Ayuda proporcionada por el buscador.</text:p>
          <text:p text:style-name="P38"><text:span text:style-name="T45">Infobox </text:span><text:span text:style-name="T48">de Wikipedia con información sobre el científico informático Ricardo A. Baeza-Yates.</text:span></text:p>
        </text:list-item>
        <text:list-item>
          <text:p text:style-name="P73">Respuesta final.</text:p>
          <text:p text:style-name="P152">No se ha podido conseguir la página personal de Ricardo Baeza Rodríguez, ingeniero eléctrico chileno.</text:p>
        </text:list-item>
      </text:list>
      <text:p text:style-name="P4"><text:span text:style-name="T7">Baeza</text:span><text:span text:style-name="T4"> (</text:span><text:span text:style-name="T8">castellano</text:span><text:span text:style-name="T4">, Google)</text:span></text:p>
      <text:list xml:id="list3544507393988" text:continue-numbering="true" text:style-name="List_20_1">
        <text:list-item>
          <text:p text:style-name="P74">Consultas.</text:p>
          <text:p text:style-name="P39"><text:span text:style-name="T43">“</text:span><text:span text:style-name="T47">ricardo baeza yahoo</text:span><text:span text:style-name="T45">”.</text:span></text:p>
          <text:p text:style-name="P39"><text:span text:style-name="T43">“</text:span><text:span text:style-name="T47">ricardo baeza chile</text:span><text:span text:style-name="T45">”.</text:span></text:p>
        </text:list-item>
        <text:list-item>
          <text:p text:style-name="P74">Páginas exploradas.</text:p>
          <text:p text:style-name="P116">“<text:a xlink:type="simple" xlink:href="https://en.m.wikipedia.org/wiki/Ricardo_Baeza-Yates" text:style-name="Internet_20_link" text:visited-style-name="Visited_20_Internet_20_Link">https://en.m.wikipedia.org/wiki/Ricardo_Baeza-Yates</text:a>” – <text:span text:style-name="T129">Aquí vemos que el Ricardo Baeza relacionado con Yahoo! Research Barcelona es chileno.</text:span></text:p>
          <text:p text:style-name="P75"><text:span text:style-name="T42">“</text:span><text:a xlink:type="simple" xlink:href="https://es.m.wikipedia.org/wiki/Ricardo_Baeza_Rodríguez" text:style-name="Internet_20_link" text:visited-style-name="Visited_20_Internet_20_Link"><text:span text:style-name="T42">https://es.m.wikipedia.org/wiki/Ricardo_Baeza_Rodr%C3%ADguez</text:span></text:a><text:span text:style-name="T42">” – </text:span><text:span text:style-name="T69">Otro Ricardo Baeza de nacionalidad chilena, en este caso un ingeniero eléctrico.</text:span></text:p>
        </text:list-item>
        <text:list-item>
          <text:p text:style-name="P74">Ayuda proporcionada por el buscador.</text:p>
          <text:p text:style-name="P147">Infobox <text:span text:style-name="T103">de Wikipedia con información sobre el científico informático Ricardo A. Baeza-Yates.</text:span></text:p>
        </text:list-item>
        <text:list-item>
          <text:p text:style-name="P74"><text:soft-page-break/>Respuesta final.</text:p>
          <text:p text:style-name="P153">No se ha podido conseguir la página personal de Ricardo Baeza Rodríguez, ingeniero eléctrico chileno.</text:p>
        </text:list-item>
      </text:list>
      <text:p text:style-name="P4"><text:span text:style-name="T7">Baeza</text:span><text:span text:style-name="T4"> (inglés, </text:span><text:span text:style-name="T8">DuckDuckGo</text:span><text:span text:style-name="T4">)</text:span></text:p>
      <text:list xml:id="list3543644399808" text:continue-numbering="true" text:style-name="List_20_1">
        <text:list-item>
          <text:p text:style-name="P74">Consultas.</text:p>
          <text:p text:style-name="P39"><text:span text:style-name="T43">“</text:span><text:span text:style-name="T47">ricardo baeza yahoo</text:span><text:span text:style-name="T45">”.</text:span></text:p>
          <text:p text:style-name="P39"><text:span text:style-name="T43">“</text:span><text:span text:style-name="T47">ricardo baeza chile</text:span><text:span text:style-name="T45">”.</text:span></text:p>
        </text:list-item>
        <text:list-item>
          <text:p text:style-name="P74">Páginas exploradas.</text:p>
          <text:p text:style-name="P117">“<text:a xlink:type="simple" xlink:href="https://en.m.wikipedia.org/wiki/Ricardo_Baeza-Yates" text:style-name="Internet_20_link" text:visited-style-name="Visited_20_Internet_20_Link">https://en.m.wikipedia.org/wiki/Ricardo_Baeza-Yates</text:a>” – <text:span text:style-name="T129">Aquí vemos que el Ricardo Baeza relacionado con Yahoo! Research Barcelona es chileno.</text:span></text:p>
          <text:p text:style-name="P76"><text:span text:style-name="T42">“</text:span><text:a xlink:type="simple" xlink:href="https://es.m.wikipedia.org/wiki/Ricardo_Baeza_Rodríguez" text:style-name="Internet_20_link" text:visited-style-name="Visited_20_Internet_20_Link"><text:span text:style-name="T42">https://es.m.wikipedia.org/wiki/Ricardo_Baeza_Rodr%C3%ADguez</text:span></text:a><text:span text:style-name="T42">” – </text:span><text:span text:style-name="T69">Otro Ricardo Baeza de nacionalidad chilena, en este caso un ingeniero eléctrico.</text:span></text:p>
        </text:list-item>
        <text:list-item>
          <text:p text:style-name="P74">Ayuda proporcionada por el buscador.</text:p>
          <text:p text:style-name="P39"><text:span text:style-name="T45">Infobox </text:span><text:span text:style-name="T48">de Wikipedia con información e imágenes sobre el escritor cubano Ricardo Baeza Durán.</text:span></text:p>
        </text:list-item>
        <text:list-item>
          <text:p text:style-name="P74">Respuesta final.</text:p>
          <text:p text:style-name="P154">No se ha podido conseguir la página personal de Ricardo Baeza Rodríguez, ingeniero eléctrico chileno.</text:p>
        </text:list-item>
      </text:list>
      <text:p text:style-name="P4"><text:span text:style-name="T7">Baeza</text:span><text:span text:style-name="T4"> (</text:span><text:span text:style-name="T8">castellano</text:span><text:span text:style-name="T4">, </text:span><text:span text:style-name="T8">DuckDuckGo</text:span><text:span text:style-name="T4">)</text:span></text:p>
      <text:list xml:id="list3543394045271" text:continue-numbering="true" text:style-name="List_20_1">
        <text:list-item>
          <text:p text:style-name="P74">Consultas.</text:p>
          <text:p text:style-name="P39"><text:span text:style-name="T43">“</text:span><text:span text:style-name="T47">ricardo baeza yahoo</text:span><text:span text:style-name="T45">”.</text:span></text:p>
          <text:p text:style-name="P39"><text:span text:style-name="T43">“</text:span><text:span text:style-name="T47">ricardo baeza chile</text:span><text:span text:style-name="T45">”.</text:span></text:p>
        </text:list-item>
        <text:list-item>
          <text:p text:style-name="P74">Páginas exploradas.</text:p>
          <text:p text:style-name="P118">“<text:a xlink:type="simple" xlink:href="https://en.m.wikipedia.org/wiki/Ricardo_Baeza-Yates" text:style-name="Internet_20_link" text:visited-style-name="Visited_20_Internet_20_Link">https://en.m.wikipedia.org/wiki/Ricardo_Baeza-Yates</text:a>” – <text:span text:style-name="T129">Aquí vemos que el Ricardo Baeza relacionado con Yahoo! Research Barcelona es chileno.</text:span></text:p>
          <text:p text:style-name="P77"><text:span text:style-name="T42">“</text:span><text:a xlink:type="simple" xlink:href="https://es.m.wikipedia.org/wiki/Ricardo_Baeza_Rodríguez" text:style-name="Internet_20_link" text:visited-style-name="Visited_20_Internet_20_Link"><text:span text:style-name="T42">https://es.m.wikipedia.org/wiki/Ricardo_Baeza_Rodr%C3%ADguez</text:span></text:a><text:span text:style-name="T42">” – </text:span><text:span text:style-name="T69">Otro Ricardo Baeza de nacionalidad chilena, en este caso un ingeniero eléctrico.</text:span></text:p>
        </text:list-item>
        <text:list-item>
          <text:p text:style-name="P74">Ayuda proporcionada por el buscador.</text:p>
          <text:p text:style-name="P39"><text:span text:style-name="T45">Infobox </text:span><text:span text:style-name="T48">de Wikipedia con información e imágenes sobre el escritor cubano Ricardo Baeza Durán.</text:span></text:p>
        </text:list-item>
        <text:list-item>
          <text:p text:style-name="P74">Respuesta final.</text:p>
          <text:p text:style-name="P155"><text:soft-page-break/>No se ha podido conseguir la página personal de Ricardo Baeza Rodríguez, ingeniero eléctrico chileno.</text:p>
        </text:list-item>
      </text:list>
      <text:p text:style-name="P5"><text:span text:style-name="T9">Time-Machine</text:span><text:span text:style-name="T4"> (inglés, Google)</text:span></text:p>
      <text:list xml:id="list3543334574671" text:continue-numbering="true" text:style-name="List_20_1">
        <text:list-item>
          <text:p text:style-name="P78">Consultas.</text:p>
          <text:p text:style-name="P40"><text:span text:style-name="T43">“</text:span><text:span text:style-name="T49">time machine film cast</text:span><text:span text:style-name="T45">”.</text:span></text:p>
        </text:list-item>
        <text:list-item>
          <text:p text:style-name="P78">Páginas exploradas.</text:p>
          <text:p text:style-name="P119">“<text:a xlink:type="simple" xlink:href="https://m.imdb.com/title/tt0054387/fullcredits" text:style-name="Internet_20_link" text:visited-style-name="Visited_20_Internet_20_Link">https://m.imdb.com/title/tt0054387/fullcredits</text:a>” – <text:span text:style-name="T130">Información sobre la película de 1960 </text:span><text:span text:style-name="T30">La máquina del tiempo</text:span><text:span text:style-name="T118">.</text:span></text:p>
          <text:p text:style-name="P180">“https://m.imdb.com/title/tt0054387/fullcredits/cast?ref₌m_ttfc_3” – Reparto de la película.</text:p>
          <text:p text:style-name="P119"><text:span text:style-name="T118">“</text:span><text:a xlink:type="simple" xlink:href="https://m.imdb.com/name/nm0001792/?ref_=m_ttfcd_cl1" text:style-name="Internet_20_link" text:visited-style-name="Visited_20_Internet_20_Link"><text:span text:style-name="T118">https://m.imdb.com/name/nm0001792/?ref_=m_ttfcd_cl1</text:span></text:a><text:span text:style-name="T118">” – Información sobre el actor Rod Taylor.</text:span></text:p>
        </text:list-item>
        <text:list-item>
          <text:p text:style-name="P78">Ayuda proporcionada por el buscador.</text:p>
          <text:p text:style-name="P40"><text:span text:style-name="T45">Infobox </text:span><text:span text:style-name="T48">de Wikipedia con información sobre </text:span><text:span text:style-name="T49">la película </text:span><text:span text:style-name="T33">La máquina del tiempo (The Time Machine)</text:span><text:span text:style-name="T104"> [2002].</text:span></text:p>
        </text:list-item>
        <text:list-item>
          <text:p text:style-name="P78">Respuesta final.</text:p>
          <text:p text:style-name="P156">Rod Taylor.</text:p>
        </text:list-item>
      </text:list>
      <text:p text:style-name="P6"><text:span text:style-name="T9">Time-Machine</text:span><text:span text:style-name="T4"> (</text:span><text:span text:style-name="T10">castellano</text:span><text:span text:style-name="T4">, Google)</text:span></text:p>
      <text:list xml:id="list3543764444354" text:continue-numbering="true" text:style-name="List_20_1">
        <text:list-item>
          <text:p text:style-name="P79">Consultas.</text:p>
          <text:p text:style-name="P41"><text:span text:style-name="T43">“</text:span><text:span text:style-name="T50">película </text:span><text:span text:style-name="T49">time machine </text:span><text:span text:style-name="T50">reparto</text:span><text:span text:style-name="T45">”.</text:span></text:p>
        </text:list-item>
        <text:list-item>
          <text:p text:style-name="P79">Páginas exploradas.</text:p>
          <text:p text:style-name="P120">“<text:a xlink:type="simple" xlink:href="https://es.m.wikipedia.org/wiki/The_Time_Machine_(película_de_1960" text:style-name="Internet_20_link" text:visited-style-name="Visited_20_Internet_20_Link">https://es.m.wikipedia.org/wiki/The_Time_Machine_(pel%C3%ADcula_de_1960</text:a>)” – <text:span text:style-name="T131">Aquí se lista el reparto de la película.</text:span></text:p>
        </text:list-item>
        <text:list-item>
          <text:p text:style-name="P79">Ayuda proporcionada por el buscador.</text:p>
          <text:p text:style-name="P41"><text:span text:style-name="T45">Infobox </text:span><text:span text:style-name="T48">de Wikipedia con información sobre </text:span><text:span text:style-name="T49">la película </text:span><text:span text:style-name="T33">La máquina del tiempo (The Time Machine)</text:span><text:span text:style-name="T104"> [2002].</text:span></text:p>
        </text:list-item>
        <text:list-item>
          <text:p text:style-name="P79">Respuesta final.</text:p>
          <text:p text:style-name="P157">Rod Taylor.</text:p>
        </text:list-item>
      </text:list>
      <text:p text:style-name="P6"><text:span text:style-name="T9">Time-Machine</text:span><text:span text:style-name="T4"> (inglés, </text:span><text:span text:style-name="T10">DuckDuckGo</text:span><text:span text:style-name="T4">)</text:span></text:p>
      <text:list xml:id="list3544926897193" text:continue-numbering="true" text:style-name="List_20_1">
        <text:list-item>
          <text:p text:style-name="P79">Consultas.</text:p>
          <text:p text:style-name="P41"><text:span text:style-name="T43">“</text:span><text:span text:style-name="T49">time machine film cast</text:span><text:span text:style-name="T45">”.</text:span></text:p>
        </text:list-item>
        <text:list-item>
          <text:p text:style-name="P79">Páginas exploradas.</text:p>
          <text:p text:style-name="P121"><text:soft-page-break/>“<text:a xlink:type="simple" xlink:href="https://m.imdb.com/title/tt0054387/fullcredits" text:style-name="Internet_20_link" text:visited-style-name="Visited_20_Internet_20_Link">https://m.imdb.com/title/tt0054387/fullcredits</text:a>” – <text:span text:style-name="T130">Información sobre la película de 1960 </text:span><text:span text:style-name="T30">La máquina del tiempo</text:span><text:span text:style-name="T118">.</text:span></text:p>
          <text:p text:style-name="P181">“https://m.imdb.com/title/tt0054387/fullcredits/cast?ref₌m_ttfc_3” – Reparto de la película.</text:p>
          <text:p text:style-name="P121"><text:span text:style-name="T118">“</text:span><text:a xlink:type="simple" xlink:href="https://m.imdb.com/name/nm0001792/?ref_=m_ttfcd_cl1" text:style-name="Internet_20_link" text:visited-style-name="Visited_20_Internet_20_Link"><text:span text:style-name="T118">https://m.imdb.com/name/nm0001792/?ref_=m_ttfcd_cl1</text:span></text:a><text:span text:style-name="T118">” – Información sobre el actor Rod Taylor.</text:span></text:p>
        </text:list-item>
        <text:list-item>
          <text:p text:style-name="P79">Ayuda proporcionada por el buscador.</text:p>
          <text:p text:style-name="P41"><text:span text:style-name="T45">Infobox </text:span><text:span text:style-name="T50">con imágenes de las distintas versiones de la película.</text:span></text:p>
        </text:list-item>
        <text:list-item>
          <text:p text:style-name="P79">Respuesta final.</text:p>
          <text:p text:style-name="P157">Rod Taylor.</text:p>
        </text:list-item>
      </text:list>
      <text:p text:style-name="P6"><text:span text:style-name="T9">Time-Machine</text:span><text:span text:style-name="T4"> (</text:span><text:span text:style-name="T10">castellano</text:span><text:span text:style-name="T4">, </text:span><text:span text:style-name="T10">DuckDuckGo</text:span><text:span text:style-name="T4">)</text:span></text:p>
      <text:list xml:id="list3543315938946" text:continue-numbering="true" text:style-name="List_20_1">
        <text:list-item>
          <text:p text:style-name="P79">Consultas.</text:p>
          <text:p text:style-name="P41"><text:span text:style-name="T43">“</text:span><text:span text:style-name="T50">película </text:span><text:span text:style-name="T49">time machine </text:span><text:span text:style-name="T50">reparto</text:span><text:span text:style-name="T45">”.</text:span></text:p>
        </text:list-item>
        <text:list-item>
          <text:p text:style-name="P80">Páginas exploradas.</text:p>
          <text:p text:style-name="P122">“<text:a xlink:type="simple" xlink:href="https://es.m.wikipedia.org/wiki/The_Time_Machine_(película_de_1960" text:style-name="Internet_20_link" text:visited-style-name="Visited_20_Internet_20_Link">https://es.m.wikipedia.org/wiki/The_Time_Machine_(pel%C3%ADcula_de_1960</text:a>)” – <text:span text:style-name="T131">Aquí se lista el reparto de la película.</text:span></text:p>
        </text:list-item>
        <text:list-item>
          <text:p text:style-name="P79">Ayuda proporcionada por el buscador.</text:p>
          <text:p text:style-name="P159"><text:span text:style-name="T120">N</text:span>inguna.</text:p>
        </text:list-item>
        <text:list-item>
          <text:p text:style-name="P79">Respuesta final.</text:p>
          <text:p text:style-name="P158">Rod Taylor.</text:p>
        </text:list-item>
      </text:list>
      <text:p text:style-name="P7"><text:span text:style-name="T11">NY</text:span><text:span text:style-name="T9">-M</text:span><text:span text:style-name="T11">ountains</text:span><text:span text:style-name="T4"> (inglés, Google)</text:span></text:p>
      <text:list xml:id="list3544783133571" text:continue-numbering="true" text:style-name="List_20_1">
        <text:list-item>
          <text:p text:style-name="P81">Consultas.</text:p>
          <text:p text:style-name="P42"><text:span text:style-name="T43">“</text:span><text:span text:style-name="T51">tallest ny mountains</text:span><text:span text:style-name="T45">”.</text:span></text:p>
        </text:list-item>
        <text:list-item>
          <text:p text:style-name="P81">Páginas exploradas.</text:p>
          <text:p text:style-name="P160">Ninguna.</text:p>
        </text:list-item>
        <text:list-item>
          <text:p text:style-name="P81">Ayuda proporcionada por el buscador.</text:p>
          <text:p text:style-name="P42"><text:span text:style-name="T45">Infobox </text:span><text:span text:style-name="T51">con las montañas más altas de Nueva York ordenadas por tamaño en metros.</text:span></text:p>
        </text:list-item>
        <text:list-item>
          <text:p text:style-name="P81">Respuesta final.</text:p>
          <text:p text:style-name="P161">Mount Marcy: 1,629 m</text:p>
          <text:p text:style-name="P161">Algonquin Peak: 1,559 m</text:p>
          <text:p text:style-name="P161">Mount Haystack: 1,512 m</text:p>
          <text:p text:style-name="P161">Mount Skylight: 1,501 m</text:p>
          <text:p text:style-name="P161"><text:soft-page-break/>Whiteface Mountain: 1,483 m</text:p>
        </text:list-item>
      </text:list>
      <text:p text:style-name="P8"><text:span text:style-name="T11">NY</text:span><text:span text:style-name="T9">-M</text:span><text:span text:style-name="T11">ountains</text:span><text:span text:style-name="T4"> (</text:span><text:span text:style-name="T12">castellano</text:span><text:span text:style-name="T4">, Google)</text:span></text:p>
      <text:list xml:id="list3545040814048" text:continue-numbering="true" text:style-name="List_20_1">
        <text:list-item>
          <text:p text:style-name="P82">Consultas.</text:p>
          <text:p text:style-name="P43"><text:span text:style-name="T43">“</text:span><text:span text:style-name="T52">montañas más altas nueva york</text:span><text:span text:style-name="T45">”.</text:span></text:p>
        </text:list-item>
        <text:list-item>
          <text:p text:style-name="P82">Páginas exploradas.</text:p>
          <text:p text:style-name="P160">Ninguna.</text:p>
        </text:list-item>
        <text:list-item>
          <text:p text:style-name="P82">Ayuda proporcionada por el buscador.</text:p>
          <text:p text:style-name="P43"><text:span text:style-name="T45">Infobox </text:span><text:span text:style-name="T51">con las montañas más altas de Nueva York ordenadas por tamaño en metros.</text:span></text:p>
        </text:list-item>
        <text:list-item>
          <text:p text:style-name="P82">Respuesta final.</text:p>
          <text:p text:style-name="P162">Mount Marcy: 1,629 m</text:p>
          <text:p text:style-name="P162">Algonquin Peak: 1,559 m</text:p>
          <text:p text:style-name="P162">Mount Haystack: 1,512 m</text:p>
          <text:p text:style-name="P162">Mount Skylight: 1,501 m</text:p>
          <text:p text:style-name="P162">Whiteface Mountain: 1,483 m</text:p>
        </text:list-item>
      </text:list>
      <text:p text:style-name="P8"><text:span text:style-name="T11">NY</text:span><text:span text:style-name="T9">-M</text:span><text:span text:style-name="T11">ountains</text:span><text:span text:style-name="T4"> (inglés, </text:span><text:span text:style-name="T12">DuckDuckGo</text:span><text:span text:style-name="T4">)</text:span></text:p>
      <text:list xml:id="list3542914910160" text:continue-numbering="true" text:style-name="List_20_1">
        <text:list-item>
          <text:p text:style-name="P82">Consultas.</text:p>
          <text:p text:style-name="P43"><text:span text:style-name="T43">“</text:span><text:span text:style-name="T51">tallest ny mountains</text:span><text:span text:style-name="T45">”.</text:span></text:p>
        </text:list-item>
        <text:list-item>
          <text:p text:style-name="P82">Páginas exploradas.</text:p>
          <text:p text:style-name="P123">“<text:a xlink:type="simple" xlink:href="https://www.summitpost.org/new-york-s-100-highest-mountains/193398" text:style-name="Internet_20_link" text:visited-style-name="Visited_20_Internet_20_Link">https://www.summitpost.org/new-york-s-100-highest-mountains/193398</text:a>” – <text:span text:style-name="T132">Información sobre las montañas más altas del </text:span><text:span text:style-name="T148">E</text:span><text:span text:style-name="T132">stado de Nueva York.</text:span></text:p>
        </text:list-item>
        <text:list-item>
          <text:p text:style-name="P82">Ayuda proporcionada por el buscador.</text:p>
          <text:p text:style-name="P160"><text:span text:style-name="T121">N</text:span>inguna.</text:p>
        </text:list-item>
        <text:list-item>
          <text:p text:style-name="P82">Respuesta final.</text:p>
          <text:p text:style-name="P162">Mount Marcy: 1,629 m</text:p>
          <text:p text:style-name="P162">Algonquin Peak: 1,559 m</text:p>
          <text:p text:style-name="P162">Mount Haystack: 1,512 m</text:p>
          <text:p text:style-name="P162">Mount Skylight: 1,501 m</text:p>
          <text:p text:style-name="P162">Whiteface Mountain: 1,483 m</text:p>
        </text:list-item>
      </text:list>
      <text:p text:style-name="P8"><text:span text:style-name="T11">NY</text:span><text:span text:style-name="T9">-M</text:span><text:span text:style-name="T11">ountains</text:span><text:span text:style-name="T4"> (</text:span><text:span text:style-name="T12">castellano</text:span><text:span text:style-name="T4">, </text:span><text:span text:style-name="T12">DuckDuckGo</text:span><text:span text:style-name="T4">)</text:span></text:p>
      <text:list xml:id="list3544383180180" text:continue-numbering="true" text:style-name="List_20_1">
        <text:list-item>
          <text:p text:style-name="P82">Consultas.</text:p>
          <text:p text:style-name="P43"><text:soft-page-break/><text:span text:style-name="T43">“</text:span><text:span text:style-name="T52">montañas más altas nueva york</text:span><text:span text:style-name="T45">”.</text:span></text:p>
          <text:p text:style-name="P43"><text:span text:style-name="T45">“</text:span><text:span text:style-name="T53">montañas nueva york”.</text:span></text:p>
        </text:list-item>
        <text:list-item>
          <text:p text:style-name="P82">Páginas exploradas.</text:p>
          <text:p text:style-name="P43"><text:span text:style-name="T43">“</text:span><text:a xlink:type="simple" xlink:href="https://www.tripadvisor.es/Attractions-g28953-Activities-c57-t66-New_York.html" text:style-name="Internet_20_link" text:visited-style-name="Visited_20_Internet_20_Link"><text:span text:style-name="T43">https://www.tripadvisor.es/Attractions-g28953-Activities-c57-t66-New_York.html</text:span></text:a><text:span text:style-name="T43">” <text:s/>- </text:span><text:span text:style-name="T70">No contiene información de utilidad.</text:span></text:p>
          <text:p text:style-name="P43"><text:span text:style-name="T43">“</text:span><text:a xlink:type="simple" xlink:href="https://listas.20minutos.es/lista/los-puntos-mas-altos-de-estados-unidos-378240/" text:style-name="Internet_20_link" text:visited-style-name="Visited_20_Internet_20_Link"><text:span text:style-name="T43">https://listas.20minutos.es/lista/los-puntos-mas-altos-de-estados-unidos-378240/</text:span></text:a><text:span text:style-name="T43">” - </text:span><text:span text:style-name="T70">De aquí solo </text:span><text:span text:style-name="T85">se puede</text:span><text:span text:style-name="T70"> sacar una montaña del </text:span><text:span text:style-name="T85">E</text:span><text:span text:style-name="T70">stado de Nueva York. La más alta, el Mount Marcy.</text:span><text:span text:style-name="T43"> </text:span></text:p>
        </text:list-item>
        <text:list-item>
          <text:p text:style-name="P82">Ayuda proporcionada por el buscador.</text:p>
          <text:p text:style-name="P160"><text:span text:style-name="T121">N</text:span>inguna.</text:p>
        </text:list-item>
        <text:list-item>
          <text:p text:style-name="P82">Respuesta final.</text:p>
          <text:p text:style-name="P162">Mount Marcy: 1,629 m</text:p>
        </text:list-item>
      </text:list>
      <text:p text:style-name="P13"><text:span text:style-name="T13">Purple-Cow</text:span><text:span text:style-name="T4"> (inglés, Google)</text:span></text:p>
      <text:list xml:id="list3544754430440" text:continue-numbering="true" text:style-name="List_20_1">
        <text:list-item>
          <text:p text:style-name="P83">Consultas.</text:p>
          <text:p text:style-name="P44"><text:span text:style-name="T43">“</text:span><text:span text:style-name="T54">purple cow author</text:span><text:span text:style-name="T45">”.</text:span></text:p>
          <text:p text:style-name="P44"><text:span text:style-name="T45">“</text:span><text:span text:style-name="T56">seth godin twitter”.</text:span></text:p>
        </text:list-item>
        <text:list-item>
          <text:p text:style-name="P83">Páginas exploradas.</text:p>
          <text:p text:style-name="P124">“<text:a xlink:type="simple" xlink:href="https://mobile.twitter.com/thisissethsblog?lang=es" text:style-name="Internet_20_link" text:visited-style-name="Visited_20_Internet_20_Link">https://mobile.twitter.com/thisissethsblog?lang=es</text:a>” – <text:span text:style-name="T133">Página oficial de Twitter de Seth Godin.</text:span></text:p>
        </text:list-item>
        <text:list-item>
          <text:p text:style-name="P83">Ayuda proporcionada por el buscador.</text:p>
          <text:p text:style-name="P44"><text:span text:style-name="T45">Infobox </text:span><text:span text:style-name="T55">de Wikipedia sobre el empresario estadounidense Seth Godin</text:span><text:span text:style-name="T51">.</text:span></text:p>
        </text:list-item>
        <text:list-item>
          <text:p text:style-name="P83">Respuesta final.</text:p>
          <text:p text:style-name="P163">@ThisIsSethsBlog.</text:p>
        </text:list-item>
      </text:list>
      <text:p text:style-name="P14"><text:span text:style-name="T13">Purple-Cow</text:span><text:span text:style-name="T4"> (</text:span><text:span text:style-name="T14">castellano</text:span><text:span text:style-name="T4">, Google)</text:span></text:p>
      <text:list xml:id="list3544387235662" text:continue-numbering="true" text:style-name="List_20_1">
        <text:list-item>
          <text:p text:style-name="P84">Consultas.</text:p>
          <text:p text:style-name="P45"><text:span text:style-name="T43">“</text:span><text:span text:style-name="T56">autor </text:span><text:span text:style-name="T54">purple cow</text:span><text:span text:style-name="T45">”.</text:span></text:p>
          <text:p text:style-name="P45"><text:span text:style-name="T45">“</text:span><text:span text:style-name="T56">seth godin twitter”.</text:span></text:p>
        </text:list-item>
        <text:list-item>
          <text:p text:style-name="P84">Páginas exploradas.</text:p>
          <text:p text:style-name="P125">“<text:a xlink:type="simple" xlink:href="https://mobile.twitter.com/thisissethsblog?lang=es" text:style-name="Internet_20_link" text:visited-style-name="Visited_20_Internet_20_Link">https://mobile.twitter.com/thisissethsblog?lang=es</text:a>” – <text:span text:style-name="T133">Página oficial de Twitter de Seth Godin.</text:span></text:p>
        </text:list-item>
        <text:list-item>
          <text:p text:style-name="P84">Ayuda proporcionada por el buscador.</text:p>
          <text:p text:style-name="P45"><text:span text:style-name="T45">Infobox </text:span><text:span text:style-name="T56">con imágenes del libro y el nombre del autor</text:span><text:span text:style-name="T51">.</text:span></text:p>
        </text:list-item>
        <text:list-item>
          <text:p text:style-name="P84">Respuesta final.</text:p>
          <text:p text:style-name="P163"><text:soft-page-break/>@ThisIsSethsBlog</text:p>
        </text:list-item>
      </text:list>
      <text:p text:style-name="P14"><text:span text:style-name="T13">Purple-Cow</text:span><text:span text:style-name="T4"> (inglés, </text:span><text:span text:style-name="T14">DuckDuckGo</text:span><text:span text:style-name="T4">)</text:span></text:p>
      <text:list xml:id="list3544079587356" text:continue-numbering="true" text:style-name="List_20_1">
        <text:list-item>
          <text:p text:style-name="P84">Consultas.</text:p>
          <text:p text:style-name="P45"><text:span text:style-name="T43">“</text:span><text:span text:style-name="T54">purple cow author</text:span><text:span text:style-name="T45">”.</text:span></text:p>
          <text:p text:style-name="P45"><text:span text:style-name="T45">“</text:span><text:span text:style-name="T56">purple cow economics author”</text:span></text:p>
          <text:p text:style-name="P45"><text:span text:style-name="T45">“</text:span><text:span text:style-name="T56">seth godin twitter”.</text:span></text:p>
        </text:list-item>
        <text:list-item>
          <text:p text:style-name="P84">Páginas exploradas.</text:p>
          <text:p text:style-name="P45"><text:span text:style-name="T43">“</text:span><text:a xlink:type="simple" xlink:href="https://www.amazon.com/Purple-Cow-New-Transform-Remarkable/dp/1591843170" text:style-name="Internet_20_link" text:visited-style-name="Visited_20_Internet_20_Link"><text:span text:style-name="T43">https://www.amazon.com/Purple-Cow-New-Transform-Remarkable/dp/1591843170</text:span></text:a><text:span text:style-name="T43">” – </text:span><text:span text:style-name="T86">De aquí s</text:span><text:span text:style-name="T87">e </text:span><text:span text:style-name="T88">obtiene</text:span><text:span text:style-name="T86"> el nombre del autor.</text:span></text:p>
          <text:p text:style-name="P126">“<text:a xlink:type="simple" xlink:href="https://mobile.twitter.com/thisissethsblog?lang=es" text:style-name="Internet_20_link" text:visited-style-name="Visited_20_Internet_20_Link">https://mobile.twitter.com/thisissethsblog?lang=es</text:a>” – <text:span text:style-name="T133">Página oficial de Twitter de Seth Godin.</text:span></text:p>
        </text:list-item>
        <text:list-item>
          <text:p text:style-name="P84">Ayuda proporcionada por el buscador.</text:p>
          <text:p text:style-name="P45"><text:span text:style-name="T45">Infobox </text:span><text:span text:style-name="T55">de Wikipedia sobre </text:span><text:span text:style-name="T56">el poema corto titulado </text:span><text:span text:style-name="T34">Purple Cow</text:span><text:span text:style-name="T51">.</text:span></text:p>
        </text:list-item>
        <text:list-item>
          <text:p text:style-name="P84">Respuesta final.</text:p>
          <text:p text:style-name="P163">@ThisIsSethsBlog.</text:p>
        </text:list-item>
      </text:list>
      <text:p text:style-name="P14"><text:span text:style-name="T13">Purple-Cow</text:span><text:span text:style-name="T4"> (</text:span><text:span text:style-name="T14">castellano</text:span><text:span text:style-name="T4">, </text:span><text:span text:style-name="T14">DuckDuckGo</text:span><text:span text:style-name="T4">)</text:span></text:p>
      <text:list xml:id="list3543315664006" text:continue-numbering="true" text:style-name="List_20_1">
        <text:list-item>
          <text:p text:style-name="P84">Consultas.</text:p>
          <text:p text:style-name="P45"><text:span text:style-name="T43">“</text:span><text:span text:style-name="T57">autor purple cow</text:span><text:span text:style-name="T45">”.</text:span></text:p>
          <text:p text:style-name="P45"><text:span text:style-name="T45">“</text:span><text:span text:style-name="T56">seth godin twitter”.</text:span></text:p>
        </text:list-item>
        <text:list-item>
          <text:p text:style-name="P84">Páginas exploradas.</text:p>
          <text:p text:style-name="P64"><text:span text:style-name="T43">“</text:span><text:a xlink:type="simple" xlink:href="https://www.amazon.com/Purple-Cow-New-Transform-Remarkable/dp/1591843170" text:style-name="Internet_20_link" text:visited-style-name="Visited_20_Internet_20_Link"><text:span text:style-name="T43">https://www.amazon.com/Purple-Cow-New-Transform-Remarkable/dp/1591843170</text:span></text:a><text:span text:style-name="T43">” – </text:span><text:span text:style-name="T86">De aquí s</text:span><text:span text:style-name="T89">e obtiene</text:span><text:span text:style-name="T86"> el nombre del autor.</text:span></text:p>
          <text:p text:style-name="P126">“<text:a xlink:type="simple" xlink:href="https://mobile.twitter.com/thisissethsblog?lang=es" text:style-name="Internet_20_link" text:visited-style-name="Visited_20_Internet_20_Link">https://mobile.twitter.com/thisissethsblog?lang=es</text:a>” – <text:span text:style-name="T133">Página oficial de Twitter de Seth Godin.</text:span></text:p>
        </text:list-item>
        <text:list-item>
          <text:p text:style-name="P84">Ayuda proporcionada por el buscador.</text:p>
          <text:p text:style-name="P45"><text:span text:style-name="T45">Infobox </text:span><text:span text:style-name="T55">de Wikipedia sobre </text:span><text:span text:style-name="T56">el poema corto titulado </text:span><text:span text:style-name="T34">Purple Cow</text:span><text:span text:style-name="T51">.</text:span></text:p>
        </text:list-item>
        <text:list-item>
          <text:p text:style-name="P84">Respuesta final.</text:p>
          <text:p text:style-name="P163">@ThisIsSethsBlog.</text:p>
        </text:list-item>
      </text:list>
      <text:p text:style-name="P15"><text:span text:style-name="T15">1000</text:span><text:span text:style-name="T13">-</text:span><text:span text:style-name="T15">Acres</text:span><text:span text:style-name="T4"> (inglés, Google)</text:span></text:p>
      <text:list xml:id="list3544038147564" text:continue-numbering="true" text:style-name="List_20_1">
        <text:list-item>
          <text:p text:style-name="P85">Consultas.</text:p>
          <text:p text:style-name="P46"><text:span text:style-name="T43">“</text:span><text:span text:style-name="T57">1000 acres dude ranch</text:span><text:span text:style-name="T45">”.</text:span></text:p>
        </text:list-item>
        <text:list-item>
          <text:p text:style-name="P85">Páginas exploradas.</text:p>
          <text:p text:style-name="P127"><text:soft-page-break/>“<text:a xlink:type="simple" xlink:href="https://www.1000acres.com/" text:style-name="Internet_20_link" text:visited-style-name="Visited_20_Internet_20_Link">https://www.1000acres.com/</text:a>” - <text:span text:style-name="T135">Página oficial del rancho </text:span><text:span text:style-name="T31">1000 Acres</text:span><text:span text:style-name="T135">.</text:span></text:p>
        </text:list-item>
        <text:list-item>
          <text:p text:style-name="P85">Ayuda proporcionada por el buscador.</text:p>
          <text:p text:style-name="P46"><text:span text:style-name="T45">Infobox </text:span><text:span text:style-name="T57">con información sobre el rancho: ubicación, teléfono, sitio web, etc</text:span><text:span text:style-name="T51">.</text:span></text:p>
        </text:list-item>
        <text:list-item>
          <text:p text:style-name="P85">Respuesta final.</text:p>
          <text:p text:style-name="P128">“<text:a xlink:type="simple" xlink:href="https://www.1000acres.com/" text:style-name="Internet_20_link" text:visited-style-name="Visited_20_Internet_20_Link">https://www.1000acres.com/</text:a>” - <text:span text:style-name="T135">Página oficial del rancho </text:span><text:span text:style-name="T31">1000 Acres</text:span><text:span text:style-name="T135">.</text:span></text:p>
        </text:list-item>
      </text:list>
      <text:p text:style-name="P15"><text:span text:style-name="T15">1000</text:span><text:span text:style-name="T13">-</text:span><text:span text:style-name="T15">Acres</text:span><text:span text:style-name="T4"> (</text:span><text:span text:style-name="T15">castellano</text:span><text:span text:style-name="T4">, Google)</text:span></text:p>
      <text:list xml:id="list3543934790937" text:continue-numbering="true" text:style-name="List_20_1">
        <text:list-item>
          <text:p text:style-name="P85">Consultas.</text:p>
          <text:p text:style-name="P46"><text:span text:style-name="T43">“</text:span><text:span text:style-name="T57">1000 acres dude ranch</text:span><text:span text:style-name="T45">”.</text:span></text:p>
        </text:list-item>
        <text:list-item>
          <text:p text:style-name="P85">Páginas exploradas.</text:p>
          <text:p text:style-name="P129">“<text:a xlink:type="simple" xlink:href="https://www.1000acres.com/" text:style-name="Internet_20_link" text:visited-style-name="Visited_20_Internet_20_Link">https://www.1000acres.com/</text:a>” - <text:span text:style-name="T135">Página oficial del rancho </text:span><text:span text:style-name="T31">1000 Acres</text:span><text:span text:style-name="T135">.</text:span></text:p>
        </text:list-item>
        <text:list-item>
          <text:p text:style-name="P85">Ayuda proporcionada por el buscador.</text:p>
          <text:p text:style-name="P46"><text:span text:style-name="T45">Infobox </text:span><text:span text:style-name="T57">con información sobre el rancho: ubicación, teléfono, sitio web, etc</text:span><text:span text:style-name="T51">.</text:span></text:p>
        </text:list-item>
        <text:list-item>
          <text:p text:style-name="P85">Respuesta final.</text:p>
          <text:p text:style-name="P129">“<text:a xlink:type="simple" xlink:href="https://www.1000acres.com/" text:style-name="Internet_20_link" text:visited-style-name="Visited_20_Internet_20_Link">https://www.1000acres.com/</text:a>” - <text:span text:style-name="T135">Página oficial del rancho </text:span><text:span text:style-name="T31">1000 Acres</text:span><text:span text:style-name="T135">.</text:span></text:p>
        </text:list-item>
      </text:list>
      <text:p text:style-name="P16"><text:span text:style-name="T15">1000</text:span><text:span text:style-name="T13">-</text:span><text:span text:style-name="T15">Acres</text:span><text:span text:style-name="T4"> (inglés, </text:span><text:span text:style-name="T16">DuckDuckGo</text:span><text:span text:style-name="T4">)</text:span></text:p>
      <text:list xml:id="list3544617297957" text:continue-numbering="true" text:style-name="List_20_1">
        <text:list-item>
          <text:p text:style-name="P86">Consultas.</text:p>
          <text:p text:style-name="P47"><text:span text:style-name="T43">“</text:span><text:span text:style-name="T57">1000 acres dude ranch</text:span><text:span text:style-name="T45">”.</text:span></text:p>
        </text:list-item>
        <text:list-item>
          <text:p text:style-name="P86">Páginas exploradas.</text:p>
          <text:p text:style-name="P130">“<text:a xlink:type="simple" xlink:href="https://www.1000acres.com/" text:style-name="Internet_20_link" text:visited-style-name="Visited_20_Internet_20_Link">https://www.1000acres.com/</text:a>” - <text:span text:style-name="T135">Página oficial del rancho </text:span><text:span text:style-name="T31">1000 Acres</text:span><text:span text:style-name="T135">.</text:span></text:p>
        </text:list-item>
        <text:list-item>
          <text:p text:style-name="P86">Ayuda proporcionada por el buscador.</text:p>
          <text:p text:style-name="P164"><text:span text:style-name="T121">N</text:span>inguna.</text:p>
        </text:list-item>
        <text:list-item>
          <text:p text:style-name="P86">Respuesta final.</text:p>
          <text:p text:style-name="P131">“<text:a xlink:type="simple" xlink:href="https://www.1000acres.com/" text:style-name="Internet_20_link" text:visited-style-name="Visited_20_Internet_20_Link">https://www.1000acres.com/</text:a>” - <text:span text:style-name="T135">Página oficial del rancho </text:span><text:span text:style-name="T31">1000 Acres</text:span><text:span text:style-name="T135">.</text:span></text:p>
        </text:list-item>
      </text:list>
      <text:p text:style-name="P16"><text:span text:style-name="T15">1000</text:span><text:span text:style-name="T13">-</text:span><text:span text:style-name="T15">Acres</text:span><text:span text:style-name="T4"> (</text:span><text:span text:style-name="T16">castellano</text:span><text:span text:style-name="T4">, </text:span><text:span text:style-name="T16">DuckDuckGo</text:span><text:span text:style-name="T4">)</text:span></text:p>
      <text:list xml:id="list3544301158009" text:continue-numbering="true" text:style-name="List_20_1">
        <text:list-item>
          <text:p text:style-name="P86">Consultas.</text:p>
          <text:p text:style-name="P47"><text:span text:style-name="T43">“</text:span><text:span text:style-name="T57">1000 acres dude ranch</text:span><text:span text:style-name="T45">”.</text:span></text:p>
        </text:list-item>
        <text:list-item>
          <text:p text:style-name="P86">Páginas exploradas.</text:p>
          <text:p text:style-name="P132">“<text:a xlink:type="simple" xlink:href="https://www.1000acres.com/" text:style-name="Internet_20_link" text:visited-style-name="Visited_20_Internet_20_Link">https://www.1000acres.com/</text:a>” - <text:span text:style-name="T135">Página oficial del rancho </text:span><text:span text:style-name="T31">1000 Acres</text:span><text:span text:style-name="T135">.</text:span></text:p>
        </text:list-item>
        <text:list-item>
          <text:p text:style-name="P86">Ayuda proporcionada por el buscador.</text:p>
          <text:p text:style-name="P164"><text:span text:style-name="T121">N</text:span>inguna.</text:p>
        </text:list-item>
        <text:list-item>
          <text:p text:style-name="P86"><text:soft-page-break/>Respuesta final.</text:p>
          <text:p text:style-name="P133">“<text:a xlink:type="simple" xlink:href="https://www.1000acres.com/" text:style-name="Internet_20_link" text:visited-style-name="Visited_20_Internet_20_Link">https://www.1000acres.com/</text:a>” - <text:span text:style-name="T135">Página oficial del rancho </text:span><text:span text:style-name="T31">1000 Acres</text:span><text:span text:style-name="T135">.</text:span></text:p>
        </text:list-item>
      </text:list>
      <text:p text:style-name="P17"><text:span text:style-name="T17">Antibiotic</text:span><text:span text:style-name="T4"> (inglés, Google)</text:span></text:p>
      <text:list xml:id="list3543595821418" text:continue-numbering="true" text:style-name="List_20_1">
        <text:list-item>
          <text:p text:style-name="P87">Consultas.</text:p>
          <text:p text:style-name="P48"><text:span text:style-name="T43">“</text:span><text:span text:style-name="T58">first modern antibiotic</text:span><text:span text:style-name="T45">”.</text:span></text:p>
          <text:p text:style-name="P48"><text:span text:style-name="T45">“</text:span><text:span text:style-name="T58">paul ehrlich”.</text:span></text:p>
        </text:list-item>
        <text:list-item>
          <text:p text:style-name="P87">Páginas exploradas.</text:p>
          <text:p text:style-name="P134">“<text:a xlink:type="simple" xlink:href="https://en.m.wikipedia.org/wiki/Antibiotic" text:style-name="Internet_20_link" text:visited-style-name="Visited_20_Internet_20_Link">https://en.m.wikipedia.org/wiki/Antibiotic</text:a>” – <text:span text:style-name="T136">De aquí s</text:span><text:span text:style-name="T151">e saca</text:span><text:span text:style-name="T136"> el nombre del investigador que descubrió el primer antibiótico moderno, Paul Ehrlich.</text:span></text:p>
          <text:p text:style-name="P134">“<text:a xlink:type="simple" xlink:href="https://en.m.wikipedia.org/wiki/Paul_Ehrlich" text:style-name="Internet_20_link" text:visited-style-name="Visited_20_Internet_20_Link">https://en.m.wikipedia.org/wiki/Paul_Ehrlich</text:a>” – <text:span text:style-name="T136">Información sobre el investigador y sus logros.</text:span></text:p>
        </text:list-item>
        <text:list-item>
          <text:p text:style-name="P87">Ayuda proporcionada por el buscador.</text:p>
          <text:p text:style-name="P164">Infobox de la Wikipedia sobre el médico alemán Paul Ehrlich.</text:p>
        </text:list-item>
        <text:list-item>
          <text:p text:style-name="P87">Respuesta final.</text:p>
          <text:p text:style-name="P164">El primer antibiótico moderno es considerado la arsfenamina y fue descubierta por Paul Ehrlich.</text:p>
        </text:list-item>
      </text:list>
      <text:p text:style-name="P18"><text:span text:style-name="T17">Antibiotic</text:span><text:span text:style-name="T4"> (</text:span><text:span text:style-name="T18">castellano</text:span><text:span text:style-name="T4">, Google)</text:span></text:p>
      <text:list xml:id="list3543503891002" text:continue-numbering="true" text:style-name="List_20_1">
        <text:list-item>
          <text:p text:style-name="P88">Consultas.</text:p>
          <text:p text:style-name="P49"><text:span text:style-name="T43">“</text:span><text:span text:style-name="T59">primer antibiotico moderno</text:span><text:span text:style-name="T45">”.</text:span></text:p>
          <text:p text:style-name="P49"><text:span text:style-name="T45">“</text:span><text:span text:style-name="T60">antibiotico”.</text:span></text:p>
          <text:p text:style-name="P49"><text:span text:style-name="T45">“</text:span><text:span text:style-name="T58">paul ehrlich”.</text:span></text:p>
        </text:list-item>
        <text:list-item>
          <text:p text:style-name="P88">Páginas exploradas.</text:p>
          <text:p text:style-name="P135">“<text:a xlink:type="simple" xlink:href="https://es.m.wikipedia.org/wiki/Antibiótico" text:style-name="Internet_20_link" text:visited-style-name="Visited_20_Internet_20_Link">https://es.m.wikipedia.org/wiki/Antibi%C3%B3tico</text:a>” – <text:span text:style-name="T136">De aquí s</text:span><text:span text:style-name="T151">e saca</text:span><text:span text:style-name="T136"> el nombre del investigador que descubrió el primer antibiótico moderno, Paul Ehrlich.</text:span></text:p>
          <text:p text:style-name="P135">“<text:a xlink:type="simple" xlink:href="https://en.m.wikipedia.org/wiki/Paul_Ehrlich" text:style-name="Internet_20_link" text:visited-style-name="Visited_20_Internet_20_Link">https://en.m.wikipedia.org/wiki/Paul_Ehrlich</text:a>” – <text:span text:style-name="T136">Información sobre el investigador y sus logros.</text:span></text:p>
        </text:list-item>
        <text:list-item>
          <text:p text:style-name="P88">Ayuda proporcionada por el buscador.</text:p>
          <text:p text:style-name="P50"><text:span text:style-name="T58">Infobox de la Wikipedia sobre </text:span><text:span text:style-name="T59">la penicilina</text:span><text:span text:style-name="T58">. </text:span><text:span text:style-name="T60">Infobox de la Wikipedia sobre los antibióticos. </text:span><text:span text:style-name="T58">Infobox de la Wikipedia sobre el médico alemán Paul Ehrlich.</text:span></text:p>
        </text:list-item>
        <text:list-item>
          <text:p text:style-name="P88">Respuesta final.</text:p>
          <text:p text:style-name="P165">El primer antibiótico moderno es considerado la arsfenamina y fue descubierta por Paul Ehrlich.</text:p>
        </text:list-item>
      </text:list>
      <text:p text:style-name="P19"><text:span text:style-name="T17">Antibiotic</text:span><text:span text:style-name="T4"> (inglés, </text:span><text:span text:style-name="T19">DuckDuckGo</text:span><text:span text:style-name="T4">)</text:span></text:p>
      <text:list xml:id="list3544974360936" text:continue-numbering="true" text:style-name="List_20_1">
        <text:list-item>
          <text:p text:style-name="P89">Consultas.</text:p>
          <text:p text:style-name="P51"><text:span text:style-name="T43">“</text:span><text:span text:style-name="T58">first modern antibiotic</text:span><text:span text:style-name="T45">”.</text:span></text:p>
          <text:p text:style-name="P51"><text:soft-page-break/><text:span text:style-name="T45">“</text:span><text:span text:style-name="T58">paul ehrlich”.</text:span></text:p>
        </text:list-item>
        <text:list-item>
          <text:p text:style-name="P89">Páginas exploradas.</text:p>
          <text:p text:style-name="P136">“<text:a xlink:type="simple" xlink:href="https://en.m.wikipedia.org/wiki/Antibiotic" text:style-name="Internet_20_link" text:visited-style-name="Visited_20_Internet_20_Link">https://en.m.wikipedia.org/wiki/Antibiotic</text:a>” – <text:span text:style-name="T136">De aquí s</text:span><text:span text:style-name="T151">e obtiene</text:span><text:span text:style-name="T136"> el nombre del investigador que descubrió el primer antibiótico moderno, Paul Ehrlich.</text:span></text:p>
          <text:p text:style-name="P136">“<text:a xlink:type="simple" xlink:href="https://en.m.wikipedia.org/wiki/Paul_Ehrlich" text:style-name="Internet_20_link" text:visited-style-name="Visited_20_Internet_20_Link">https://en.m.wikipedia.org/wiki/Paul_Ehrlich</text:a>” – <text:span text:style-name="T136">Información sobre el investigador y sus logros.</text:span></text:p>
        </text:list-item>
        <text:list-item>
          <text:p text:style-name="P89">Ayuda proporcionada por el buscador.</text:p>
          <text:p text:style-name="P168">Noticia reciente sobre la ministra de Ciencias de Alemania y el presidente del Instituto Paul-Ehrlich. <text:span text:style-name="T123">Imágenes de Paul Ehrlich. </text:span><text:span text:style-name="T122">Infobox de la Wikipedia sobre el médico alemán Paul Ehrlich.</text:span></text:p>
        </text:list-item>
        <text:list-item>
          <text:p text:style-name="P89">Respuesta final.</text:p>
          <text:p text:style-name="P166">El primer antibiótico moderno es considerado la arsfenamina y fue descubierta por Paul Ehrlich.</text:p>
        </text:list-item>
      </text:list>
      <text:p text:style-name="P20"><text:span text:style-name="T17">Antibiotic</text:span><text:span text:style-name="T4"> (</text:span><text:span text:style-name="T20">castellano</text:span><text:span text:style-name="T4">, </text:span><text:span text:style-name="T19">DuckDuckGo</text:span><text:span text:style-name="T4">)</text:span></text:p>
      <text:list xml:id="list3544239950908" text:continue-numbering="true" text:style-name="List_20_1">
        <text:list-item>
          <text:p text:style-name="P90">Consultas.</text:p>
          <text:p text:style-name="P52"><text:span text:style-name="T43">“</text:span><text:span text:style-name="T59">primer antibiotico moderno</text:span><text:span text:style-name="T45">”.</text:span></text:p>
          <text:p text:style-name="P52"><text:span text:style-name="T45">“</text:span><text:span text:style-name="T58">paul ehrlich”.</text:span></text:p>
        </text:list-item>
        <text:list-item>
          <text:p text:style-name="P90">Páginas exploradas.</text:p>
          <text:p text:style-name="P137">“<text:a xlink:type="simple" xlink:href="https://es.m.wikipedia.org/wiki/Antibiótico" text:style-name="Internet_20_link" text:visited-style-name="Visited_20_Internet_20_Link">https://es.m.wikipedia.org/wiki/Antibi%C3%B3tico</text:a>” – <text:span text:style-name="T136">De aquí s</text:span><text:span text:style-name="T151">e obtiene</text:span><text:span text:style-name="T136"> el nombre del investigador que descubrió el primer antibiótico moderno, Paul Ehrlich.</text:span></text:p>
          <text:p text:style-name="P137">“<text:a xlink:type="simple" xlink:href="https://en.m.wikipedia.org/wiki/Paul_Ehrlich" text:style-name="Internet_20_link" text:visited-style-name="Visited_20_Internet_20_Link">https://en.m.wikipedia.org/wiki/Paul_Ehrlich</text:a>” – <text:span text:style-name="T136">Información sobre el investigador y sus logros.</text:span></text:p>
        </text:list-item>
        <text:list-item>
          <text:p text:style-name="P90">Ayuda proporcionada por el buscador.</text:p>
          <text:p text:style-name="P168">Noticia reciente sobre la ministra de Ciencias de Alemania y el presidente del Instituto Paul-Ehrlich. <text:span text:style-name="T123">Imágenes de Paul Ehrlich. </text:span><text:span text:style-name="T122">Infobox de la Wikipedia sobre el médico alemán Paul Ehrlich.</text:span></text:p>
        </text:list-item>
        <text:list-item>
          <text:p text:style-name="P90">Respuesta final.</text:p>
          <text:p text:style-name="P167">El primer antibiótico moderno es considerado la arsfenamina y fue descubierta por Paul Ehrlich.</text:p>
        </text:list-item>
      </text:list>
      <text:p text:style-name="P21"><text:span text:style-name="T21">Michael-Jordan</text:span><text:span text:style-name="T4"> (inglés, Google)</text:span></text:p>
      <text:list xml:id="list3544441687044" text:continue-numbering="true" text:style-name="List_20_1">
        <text:list-item>
          <text:p text:style-name="P91">Consultas.</text:p>
          <text:p text:style-name="P53"><text:span text:style-name="T43">“</text:span><text:span text:style-name="T61">michael jordan statistician</text:span><text:span text:style-name="T45">”.</text:span></text:p>
        </text:list-item>
        <text:list-item>
          <text:p text:style-name="P91">Páginas exploradas.</text:p>
          <text:p text:style-name="P138">“<text:a xlink:type="simple" xlink:href="https://en.m.wikipedia.org/wiki/Michael_I._Jordan" text:style-name="Internet_20_link" text:visited-style-name="Visited_20_Internet_20_Link">https://en.m.wikipedia.org/wiki/Michael_I._Jordan</text:a>” – <text:span text:style-name="T137">Aquí se incluye un enlace a su página personal de la Universidad de Berkeley.</text:span></text:p>
          <text:p text:style-name="P138">“<text:a xlink:type="simple" xlink:href="https://people.eecs.berkeley.edu/~jordan/" text:style-name="Internet_20_link" text:visited-style-name="Visited_20_Internet_20_Link">https://people.eecs.berkeley.edu/~jordan/</text:a>” - <text:span text:style-name="T137">Página personal de Michael Irwin Jordan.</text:span></text:p>
        </text:list-item>
        <text:list-item>
          <text:p text:style-name="P91">Ayuda proporcionada por el buscador.</text:p>
          <text:p text:style-name="P53"><text:soft-page-break/><text:span text:style-name="T58">Infobox de la Wikipedia sobre el </text:span><text:span text:style-name="T61">científico</text:span><text:span text:style-name="T58"> </text:span><text:span text:style-name="T61">estadounidense Michael Irwin Jordan</text:span><text:span text:style-name="T58">.</text:span></text:p>
        </text:list-item>
        <text:list-item>
          <text:p text:style-name="P92">Respuesta final.</text:p>
          <text:p text:style-name="P92"><text:span text:style-name="T42">“</text:span><text:a xlink:type="simple" xlink:href="https://people.eecs.berkeley.edu/~jordan/" text:style-name="Internet_20_link" text:visited-style-name="Visited_20_Internet_20_Link"><text:span text:style-name="T42">https://people.eecs.berkeley.edu/~jordan/</text:span></text:a><text:span text:style-name="T42">” - </text:span><text:span text:style-name="T71">Página personal de Michael Irwin Jordan.</text:span></text:p>
        </text:list-item>
      </text:list>
      <text:p text:style-name="P22"><text:span text:style-name="T21">Michael-Jordan</text:span><text:span text:style-name="T4"> (</text:span><text:span text:style-name="T22">castellano</text:span><text:span text:style-name="T4">, Google)</text:span></text:p>
      <text:list xml:id="list3544254457970" text:continue-numbering="true" text:style-name="List_20_1">
        <text:list-item>
          <text:p text:style-name="P93">Consultas.</text:p>
          <text:p text:style-name="P54"><text:span text:style-name="T43">“</text:span><text:span text:style-name="T61">michael jordan </text:span><text:span text:style-name="T62">estadística</text:span><text:span text:style-name="T45">”.</text:span></text:p>
          <text:p text:style-name="P54"><text:span text:style-name="T45">“</text:span><text:span text:style-name="T62">michael jordan científico”.</text:span></text:p>
          <text:p text:style-name="P169">“michael jordan inteligencia artificial”.</text:p>
          <text:p text:style-name="P169">“michael jordan berkeley”.</text:p>
        </text:list-item>
        <text:list-item>
          <text:p text:style-name="P93">Páginas exploradas.</text:p>
          <text:p text:style-name="P54"><text:span text:style-name="T43">“</text:span><text:a xlink:type="simple" xlink:href="https://www.technologyreview.es/s/10543/el-peligro-de-confundir-los-avances-reales-de-la-ia-con-la-publicidad" text:style-name="Internet_20_link" text:visited-style-name="Visited_20_Internet_20_Link"><text:span text:style-name="T43">https://www.technologyreview.es/s/10543/el-peligro-de-confundir-los-avances-reales-de-la-ia-con-la-publicidad</text:span></text:a><text:span text:style-name="T43">” – </text:span><text:span text:style-name="T90">Aquí </text:span><text:span text:style-name="T91">se descubre</text:span><text:span text:style-name="T90"> el nombre del científico de Berkeley Michael Irwin Jordan.</text:span></text:p>
          <text:p text:style-name="P92"><text:span text:style-name="T42">“</text:span><text:a xlink:type="simple" xlink:href="https://people.eecs.berkeley.edu/~jordan/" text:style-name="Internet_20_link" text:visited-style-name="Visited_20_Internet_20_Link"><text:span text:style-name="T42">https://people.eecs.berkeley.edu/~jordan/</text:span></text:a><text:span text:style-name="T42">” - </text:span><text:span text:style-name="T71">Página personal de Michael Irwin Jordan.</text:span></text:p>
        </text:list-item>
        <text:list-item>
          <text:p text:style-name="P93">Ayuda proporcionada por el buscador.</text:p>
          <text:p text:style-name="P54"><text:span text:style-name="T58">Infobox de la Wikipedia sobre el </text:span><text:span text:style-name="T62">exjugador de baloncesto</text:span><text:span text:style-name="T58"> </text:span><text:span text:style-name="T61">estadounidense Michael </text:span><text:span text:style-name="T62">Jeffrey</text:span><text:span text:style-name="T61"> Jordan</text:span><text:span text:style-name="T58">. </text:span><text:span text:style-name="T62">Infobox de la Wikipedia sobre el científico estadounidense Michael Irwin Jordan.</text:span></text:p>
        </text:list-item>
        <text:list-item>
          <text:p text:style-name="P93">Respuesta final.</text:p>
          <text:p text:style-name="P92"><text:span text:style-name="T42">“</text:span><text:a xlink:type="simple" xlink:href="https://people.eecs.berkeley.edu/~jordan/" text:style-name="Internet_20_link" text:visited-style-name="Visited_20_Internet_20_Link"><text:span text:style-name="T42">https://people.eecs.berkeley.edu/~jordan/</text:span></text:a><text:span text:style-name="T42">” - </text:span><text:span text:style-name="T71">Página personal de Michael Irwin Jordan.</text:span></text:p>
        </text:list-item>
      </text:list>
      <text:p text:style-name="P23"><text:span text:style-name="T21">Michael-Jordan</text:span><text:span text:style-name="T4"> (inglés, </text:span><text:span text:style-name="T23">DuckDuckGo</text:span><text:span text:style-name="T4">)</text:span></text:p>
      <text:list xml:id="list3544455164353" text:continue-numbering="true" text:style-name="List_20_1">
        <text:list-item>
          <text:p text:style-name="P94">Consultas.</text:p>
          <text:p text:style-name="P55"><text:span text:style-name="T43">“</text:span><text:span text:style-name="T61">michael jordan statistician</text:span><text:span text:style-name="T45">”.</text:span></text:p>
        </text:list-item>
        <text:list-item>
          <text:p text:style-name="P94">Páginas exploradas.</text:p>
          <text:p text:style-name="P55"><text:span text:style-name="T43">“</text:span><text:a xlink:type="simple" xlink:href="https://statistics.berkeley.edu/people/michael-jordan" text:style-name="Internet_20_link" text:visited-style-name="Visited_20_Internet_20_Link"><text:span text:style-name="T43">https://statistics.berkeley.edu/people/michael-jordan</text:span></text:a><text:span text:style-name="T43">” – </text:span><text:span text:style-name="T72">Otra de sus páginas personales relacionadas con la Universidad de Berkeley.</text:span></text:p>
        </text:list-item>
        <text:list-item>
          <text:p text:style-name="P94">Ayuda proporcionada por el buscador.</text:p>
          <text:p text:style-name="P170"><text:span text:style-name="T122">N</text:span>inguna.</text:p>
        </text:list-item>
        <text:list-item>
          <text:p text:style-name="P94">Respuesta final.</text:p>
          <text:p text:style-name="P95"><text:span text:style-name="T42">“</text:span><text:a xlink:type="simple" xlink:href="https://statistics.berkeley.edu/people/michael-jordan" text:style-name="Internet_20_link" text:visited-style-name="Visited_20_Internet_20_Link"><text:span text:style-name="T42">https://statistics.berkeley.edu/people/michael-jordan</text:span></text:a><text:span text:style-name="T42">” – </text:span><text:span text:style-name="T72">Página personal de Michael Irwin Jordan.</text:span></text:p>
        </text:list-item>
      </text:list>
      <text:p text:style-name="P23"><text:span text:style-name="T21">Michael-Jordan</text:span><text:span text:style-name="T4"> (</text:span><text:span text:style-name="T23">castellano</text:span><text:span text:style-name="T4">, </text:span><text:span text:style-name="T23">DuckDuckGo</text:span><text:span text:style-name="T4">)</text:span></text:p>
      <text:list xml:id="list3543851170775" text:continue-numbering="true" text:style-name="List_20_1">
        <text:list-item>
          <text:p text:style-name="P94"><text:soft-page-break/>Consultas.</text:p>
          <text:p text:style-name="P56"><text:span text:style-name="T43">“</text:span><text:span text:style-name="T61">michael jordan </text:span><text:span text:style-name="T62">estadística</text:span><text:span text:style-name="T45">”.</text:span></text:p>
          <text:p text:style-name="P56"><text:span text:style-name="T45">“</text:span><text:span text:style-name="T62">michael jordan científico”.</text:span></text:p>
          <text:p text:style-name="P56"><text:span text:style-name="T62">“michael </text:span><text:span text:style-name="T63">irwin jordan</text:span><text:span text:style-name="T62">”.</text:span></text:p>
        </text:list-item>
        <text:list-item>
          <text:p text:style-name="P94">Páginas exploradas.</text:p>
          <text:p text:style-name="P55"><text:span text:style-name="T43">“</text:span><text:a xlink:type="simple" xlink:href="https://www.worldcat.org/identities/lccn-n87-149954/" text:style-name="Internet_20_link" text:visited-style-name="Visited_20_Internet_20_Link"><text:span text:style-name="T43">https://www.worldcat.org/identities/lccn-n87-149954/</text:span></text:a><text:span text:style-name="T43">” - </text:span><text:span text:style-name="T92">Aquí </text:span><text:span text:style-name="T91">se descubre</text:span><text:span text:style-name="T92"> que hay un científico estadounidense llamado Michael Irwin Jordan.</text:span></text:p>
          <text:p text:style-name="P96"><text:span text:style-name="T42">“</text:span><text:a xlink:type="simple" xlink:href="https://people.eecs.berkeley.edu/~jordan/" text:style-name="Internet_20_link" text:visited-style-name="Visited_20_Internet_20_Link"><text:span text:style-name="T42">https://people.eecs.berkeley.edu/~jordan/</text:span></text:a><text:span text:style-name="T42">” - </text:span><text:span text:style-name="T71">Página personal de Michael Irwin Jordan.</text:span></text:p>
        </text:list-item>
        <text:list-item>
          <text:p text:style-name="P94">Ayuda proporcionada por el buscador.</text:p>
          <text:p text:style-name="P171">Infobox sobre la página de Berkeley de Michael Irwin Jordan.</text:p>
        </text:list-item>
        <text:list-item>
          <text:p text:style-name="P94">Respuesta final.</text:p>
          <text:p text:style-name="P96"><text:span text:style-name="T42">“</text:span><text:a xlink:type="simple" xlink:href="https://people.eecs.berkeley.edu/~jordan/" text:style-name="Internet_20_link" text:visited-style-name="Visited_20_Internet_20_Link"><text:span text:style-name="T42">https://people.eecs.berkeley.edu/~jordan/</text:span></text:a><text:span text:style-name="T42">” - </text:span><text:span text:style-name="T71">Página personal de Michael Irwin Jordan.</text:span></text:p>
        </text:list-item>
      </text:list>
      <text:p text:style-name="P24"><text:span text:style-name="T24">Emeril</text:span><text:span text:style-name="T4"> (inglés, Google)</text:span></text:p>
      <text:list xml:id="list3544733987552" text:continue-numbering="true" text:style-name="List_20_1">
        <text:list-item>
          <text:p text:style-name="P97">Consultas.</text:p>
          <text:p text:style-name="P57"><text:span text:style-name="T43">“</text:span><text:span text:style-name="T64">emeril chef</text:span><text:span text:style-name="T45">”.</text:span></text:p>
        </text:list-item>
        <text:list-item>
          <text:p text:style-name="P97">Páginas exploradas.</text:p>
          <text:p text:style-name="P139">“<text:a xlink:type="simple" xlink:href="https://en.m.wikipedia.org/wiki/Emeril_Lagasse" text:style-name="Internet_20_link" text:visited-style-name="Visited_20_Internet_20_Link">https://en.m.wikipedia.org/wiki/Emeril_Lagasse</text:a>” – <text:span text:style-name="T140">Aquí hay un enlace a la página personal de Emeril Lagasse.</text:span></text:p>
          <text:p text:style-name="P57"><text:span text:style-name="T43">“</text:span><text:a xlink:type="simple" xlink:href="http://www.emerils.com/" text:style-name="Internet_20_link" text:visited-style-name="Visited_20_Internet_20_Link"><text:span text:style-name="T43">http://www.emerils.com/</text:span></text:a><text:span text:style-name="T43">” - </text:span><text:span text:style-name="T91">Se observa</text:span><text:span text:style-name="T93"> que ya no se encuentra disponible.</text:span></text:p>
        </text:list-item>
        <text:list-item>
          <text:p text:style-name="P97">Ayuda proporcionada por el buscador.</text:p>
          <text:p text:style-name="P57"><text:span text:style-name="T58">Infobox de la Wikipedia sobre el </text:span><text:span text:style-name="T64">chef</text:span><text:span text:style-name="T58"> </text:span><text:span text:style-name="T61">estadounidense </text:span><text:span text:style-name="T64">Emeril Lagasse</text:span><text:span text:style-name="T58">.</text:span></text:p>
        </text:list-item>
        <text:list-item>
          <text:p text:style-name="P97">Respuesta final.</text:p>
          <text:p text:style-name="P140">“<text:a xlink:type="simple" xlink:href="http://www.emerils.com/" text:style-name="Internet_20_link" text:visited-style-name="Visited_20_Internet_20_Link">http://www.emerils.com/</text:a>” - <text:span text:style-name="T140">No se encuentra disponible.</text:span></text:p>
        </text:list-item>
      </text:list>
      <text:p text:style-name="P24"><text:span text:style-name="T24">Emeril</text:span><text:span text:style-name="T4"> (</text:span><text:span text:style-name="T24">castellano</text:span><text:span text:style-name="T4">, Google)</text:span></text:p>
      <text:list xml:id="list3544509042640" text:continue-numbering="true" text:style-name="List_20_1">
        <text:list-item>
          <text:p text:style-name="P97">Consultas.</text:p>
          <text:p text:style-name="P57"><text:span text:style-name="T43">“</text:span><text:span text:style-name="T64">emeril chef</text:span><text:span text:style-name="T45">”.</text:span></text:p>
        </text:list-item>
        <text:list-item>
          <text:p text:style-name="P97">Páginas exploradas.</text:p>
          <text:p text:style-name="P140">“<text:a xlink:type="simple" xlink:href="https://en.m.wikipedia.org/wiki/Emeril_Lagasse" text:style-name="Internet_20_link" text:visited-style-name="Visited_20_Internet_20_Link">https://en.m.wikipedia.org/wiki/Emeril_Lagasse</text:a>” – <text:span text:style-name="T140">Aquí hay un enlace a la página personal de Emeril Lagasse.</text:span></text:p>
          <text:p text:style-name="P65"><text:span text:style-name="T43">“</text:span><text:a xlink:type="simple" xlink:href="http://www.emerils.com/" text:style-name="Internet_20_link" text:visited-style-name="Visited_20_Internet_20_Link"><text:span text:style-name="T43">http://www.emerils.com/</text:span></text:a><text:span text:style-name="T43">” - </text:span><text:span text:style-name="T91">Se observa</text:span><text:span text:style-name="T93"> que ya no se encuentra disponible.</text:span></text:p>
        </text:list-item>
        <text:list-item>
          <text:p text:style-name="P97">Ayuda proporcionada por el buscador.</text:p>
          <text:p text:style-name="P57"><text:soft-page-break/><text:span text:style-name="T58">Infobox de la Wikipedia sobre el </text:span><text:span text:style-name="T64">chef</text:span><text:span text:style-name="T58"> </text:span><text:span text:style-name="T61">estadounidense </text:span><text:span text:style-name="T64">Emeril Lagasse</text:span><text:span text:style-name="T58">.</text:span></text:p>
        </text:list-item>
        <text:list-item>
          <text:p text:style-name="P97">Respuesta final.</text:p>
          <text:p text:style-name="P140">“<text:a xlink:type="simple" xlink:href="http://www.emerils.com/" text:style-name="Internet_20_link" text:visited-style-name="Visited_20_Internet_20_Link">http://www.emerils.com/</text:a>” - <text:span text:style-name="T140">No se encuentra disponible.</text:span></text:p>
        </text:list-item>
      </text:list>
      <text:p text:style-name="P24"><text:span text:style-name="T24">Emeril</text:span><text:span text:style-name="T4"> (inglés, </text:span><text:span text:style-name="T24">DuckDuckGo</text:span><text:span text:style-name="T4">)</text:span></text:p>
      <text:list xml:id="list3543524970182" text:continue-numbering="true" text:style-name="List_20_1">
        <text:list-item>
          <text:p text:style-name="P97">Consultas.</text:p>
          <text:p text:style-name="P57"><text:span text:style-name="T43">“</text:span><text:span text:style-name="T64">emeril chef</text:span><text:span text:style-name="T45">”.</text:span></text:p>
        </text:list-item>
        <text:list-item>
          <text:p text:style-name="P97">Páginas exploradas.</text:p>
          <text:p text:style-name="P140">“<text:a xlink:type="simple" xlink:href="https://en.m.wikipedia.org/wiki/Emeril_Lagasse" text:style-name="Internet_20_link" text:visited-style-name="Visited_20_Internet_20_Link">https://en.m.wikipedia.org/wiki/Emeril_Lagasse</text:a>” – <text:span text:style-name="T140">Aquí hay un enlace a la página personal de Emeril Lagasse.</text:span></text:p>
          <text:p text:style-name="P65"><text:span text:style-name="T43">“</text:span><text:a xlink:type="simple" xlink:href="http://www.emerils.com/" text:style-name="Internet_20_link" text:visited-style-name="Visited_20_Internet_20_Link"><text:span text:style-name="T43">http://www.emerils.com/</text:span></text:a><text:span text:style-name="T43">” - </text:span><text:span text:style-name="T91">Se observa</text:span><text:span text:style-name="T93"> que ya no se encuentra disponible.</text:span></text:p>
        </text:list-item>
        <text:list-item>
          <text:p text:style-name="P97">Ayuda proporcionada por el buscador.</text:p>
          <text:p text:style-name="P57"><text:span text:style-name="T58">Infobox </text:span><text:span text:style-name="T64">con una serie de recetas</text:span><text:span text:style-name="T58">.</text:span></text:p>
        </text:list-item>
        <text:list-item>
          <text:p text:style-name="P97">Respuesta final.</text:p>
          <text:p text:style-name="P140">“<text:a xlink:type="simple" xlink:href="http://www.emerils.com/" text:style-name="Internet_20_link" text:visited-style-name="Visited_20_Internet_20_Link">http://www.emerils.com/</text:a>” - <text:span text:style-name="T140">No se encuentra disponible.</text:span></text:p>
        </text:list-item>
      </text:list>
      <text:p text:style-name="P24"><text:span text:style-name="T24">Emeril</text:span><text:span text:style-name="T4"> (</text:span><text:span text:style-name="T24">castellano</text:span><text:span text:style-name="T4">, </text:span><text:span text:style-name="T24">DuckDuckGo</text:span><text:span text:style-name="T4">)</text:span></text:p>
      <text:list xml:id="list3543582075673" text:continue-numbering="true" text:style-name="List_20_1">
        <text:list-item>
          <text:p text:style-name="P97">Consultas.</text:p>
          <text:p text:style-name="P57"><text:span text:style-name="T43">“</text:span><text:span text:style-name="T64">emeril chef</text:span><text:span text:style-name="T45">”.</text:span></text:p>
        </text:list-item>
        <text:list-item>
          <text:p text:style-name="P97">Páginas exploradas.</text:p>
          <text:p text:style-name="P140">“<text:a xlink:type="simple" xlink:href="https://en.m.wikipedia.org/wiki/Emeril_Lagasse" text:style-name="Internet_20_link" text:visited-style-name="Visited_20_Internet_20_Link">https://en.m.wikipedia.org/wiki/Emeril_Lagasse</text:a>” – <text:span text:style-name="T140">Aquí hay un enlace a la página personal de Emeril Lagasse.</text:span></text:p>
          <text:p text:style-name="P65"><text:span text:style-name="T43">“</text:span><text:a xlink:type="simple" xlink:href="http://www.emerils.com/" text:style-name="Internet_20_link" text:visited-style-name="Visited_20_Internet_20_Link"><text:span text:style-name="T43">http://www.emerils.com/</text:span></text:a><text:span text:style-name="T43">” - </text:span><text:span text:style-name="T91">Se observa</text:span><text:span text:style-name="T93"> que ya no se encuentra disponible.</text:span></text:p>
        </text:list-item>
        <text:list-item>
          <text:p text:style-name="P97">Ayuda proporcionada por el buscador.</text:p>
          <text:p text:style-name="P57"><text:span text:style-name="T58">Infobox </text:span><text:span text:style-name="T64">con una serie de recetas</text:span><text:span text:style-name="T58">.</text:span></text:p>
        </text:list-item>
        <text:list-item>
          <text:p text:style-name="P97">Respuesta final.</text:p>
          <text:p text:style-name="P140">“<text:a xlink:type="simple" xlink:href="http://www.emerils.com/" text:style-name="Internet_20_link" text:visited-style-name="Visited_20_Internet_20_Link">http://www.emerils.com/</text:a>” - <text:span text:style-name="T140">No se encuentra disponible.</text:span></text:p>
        </text:list-item>
      </text:list>
      <text:p text:style-name="P24"><text:span text:style-name="T24">Strangelove</text:span><text:span text:style-name="T4"> (inglés, Google)</text:span></text:p>
      <text:list xml:id="list3543950898069" text:continue-numbering="true" text:style-name="List_20_1">
        <text:list-item>
          <text:p text:style-name="P97">Consultas.</text:p>
          <text:p text:style-name="P57"><text:span text:style-name="T43">“</text:span><text:span text:style-name="T64">homer simpson riding bomb</text:span><text:span text:style-name="T45">”.</text:span></text:p>
          <text:p text:style-name="P57"><text:span text:style-name="T45">“</text:span><text:span text:style-name="T65">dr strangelove bomb”.</text:span></text:p>
        </text:list-item>
        <text:list-item>
          <text:p text:style-name="P97">Páginas exploradas.</text:p>
          <text:p text:style-name="P57"><text:soft-page-break/><text:span text:style-name="T43">“</text:span><text:a xlink:type="simple" xlink:href="https://en.m.wikipedia.org/wiki/Homer_the_Vigilante" text:style-name="Internet_20_link" text:visited-style-name="Visited_20_Internet_20_Link"><text:span text:style-name="T43">https://en.m.wikipedia.org/wiki/Homer_the_Vigilante</text:span></text:a><text:span text:style-name="T43">” – </text:span><text:span text:style-name="T94">Aquí </text:span><text:span text:style-name="T95">se lista</text:span><text:span text:style-name="T94"> información sobre el episodio de </text:span><text:span text:style-name="T39">Los Simpson</text:span><text:span text:style-name="T110"> donde Homer se sube a una bomba atómica. De aquí se obtiene el título de la película.</text:span></text:p>
          <text:p text:style-name="P57"><text:span text:style-name="T110">“</text:span><text:a xlink:type="simple" xlink:href="https://es.m.wikipedia.org/wiki/Dr._Strangelove_or:_How_I_Learned_to_Stop_Worrying_and_Love_the_Bomb" text:style-name="Internet_20_link" text:visited-style-name="Visited_20_Internet_20_Link"><text:span text:style-name="T110">https://es.m.wikipedia.org/wiki/Dr._Strangelove_or:_How_I_Learned_to_Stop_Worrying_and_Love_the_Bomb</text:span></text:a><text:span text:style-name="T110">” – De aquí </text:span><text:span text:style-name="T111">se saca</text:span><text:span text:style-name="T110"> la información sobre el actor y el personaje en cuestión.</text:span></text:p>
        </text:list-item>
        <text:list-item>
          <text:p text:style-name="P97">Ayuda proporcionada por el buscador.</text:p>
          <text:p text:style-name="P58"><text:span text:style-name="T58">Infobox </text:span><text:span text:style-name="T64">con imágenes de Homer Simpson subido a una bomba </text:span><text:span text:style-name="T66">atómica</text:span><text:span text:style-name="T58">. </text:span><text:span text:style-name="T65">Infobox sobre la película </text:span><text:span text:style-name="T35">Dr. Strangelove or: How I Learned to Stop Worrying and Love the Bomb.</text:span></text:p>
        </text:list-item>
        <text:list-item>
          <text:p text:style-name="P97">Respuesta final.</text:p>
          <text:p text:style-name="P172">Título del episodio: <text:span text:style-name="T4">Homer the Vigilante.</text:span></text:p>
          <text:p text:style-name="P182">Título de la película: <text:span text:style-name="T4">Dr. Strangelove or: How I Learned to Stop Worrying and Love the Bomb.</text:span></text:p>
          <text:p text:style-name="P182">Nombre del personaje en la película original: <text:span text:style-name="T124">el mayor T.J “King” Kong.</text:span></text:p>
          <text:p text:style-name="P186">Nombre del actor que le interpreta: Slim Pickens.</text:p>
        </text:list-item>
      </text:list>
      <text:p text:style-name="P25"><text:span text:style-name="T24">Strangelove</text:span><text:span text:style-name="T4"> (</text:span><text:span text:style-name="T25">castellano</text:span><text:span text:style-name="T4">, Google)</text:span></text:p>
      <text:list xml:id="list3543454477849" text:continue-numbering="true" text:style-name="List_20_1">
        <text:list-item>
          <text:p text:style-name="P98">Consultas.</text:p>
          <text:p text:style-name="P58"><text:span text:style-name="T43">“</text:span><text:span text:style-name="T64">homer simpson </text:span><text:span text:style-name="T65">bomba atomica</text:span><text:span text:style-name="T45">”.</text:span></text:p>
          <text:p text:style-name="P58"><text:span text:style-name="T45">“</text:span><text:span text:style-name="T65">telefono rojo volamos hacia moscu”.</text:span></text:p>
        </text:list-item>
        <text:list-item>
          <text:p text:style-name="P98">Páginas exploradas.</text:p>
          <text:p text:style-name="P58"><text:span text:style-name="T43">“</text:span><text:a xlink:type="simple" xlink:href="https://www.google.com/amp/s/www.hobbyconsolas.com/reviews/simpson-05x11-homer-vigilante-patrulla-vecinal-94266%3Famp" text:style-name="Internet_20_link" text:visited-style-name="Visited_20_Internet_20_Link"><text:span text:style-name="T43">https://www.google.com/amp/s/www.hobbyconsolas.com/reviews/simpson-05x11-homer-vigilante-patrulla-vecinal-94266%3famp</text:span></text:a><text:span text:style-name="T43">” – </text:span><text:span text:style-name="T96">De este artículo </text:span><text:span text:style-name="T97">se obtiene</text:span><text:span text:style-name="T96"> el nombre de la película a la que hace referencia el episodio.</text:span></text:p>
          <text:p text:style-name="P66"><text:span text:style-name="T110">“</text:span><text:a xlink:type="simple" xlink:href="https://es.m.wikipedia.org/wiki/Dr._Strangelove_or:_How_I_Learned_to_Stop_Worrying_and_Love_the_Bomb" text:style-name="Internet_20_link" text:visited-style-name="Visited_20_Internet_20_Link"><text:span text:style-name="T110">https://es.m.wikipedia.org/wiki/Dr._Strangelove_or:_How_I_Learned_to_Stop_Worrying_and_Love_the_Bomb</text:span></text:a><text:span text:style-name="T110">” – De aquí </text:span><text:span text:style-name="T112">se saca</text:span><text:span text:style-name="T110"> la información sobre el actor y el personaje en cuestión.</text:span></text:p>
        </text:list-item>
        <text:list-item>
          <text:p text:style-name="P98">Ayuda proporcionada por el buscador.</text:p>
          <text:p text:style-name="P58"><text:span text:style-name="T65">Vídeos de </text:span><text:span text:style-name="T36">Los Simpson</text:span><text:span text:style-name="T106"> sobre una explosión nuclear en Springfield</text:span><text:span text:style-name="T58">. </text:span><text:span text:style-name="T65">Infobox sobre la película </text:span><text:span text:style-name="T36">¿Teléfono rojo?, volamos hacia Moscú </text:span><text:span text:style-name="T106">(en inglés </text:span><text:span text:style-name="T35">Dr. Strangelove or: How I Learned to Stop Worrying and Love the Bomb</text:span><text:span text:style-name="T106">)</text:span><text:span text:style-name="T105">.</text:span></text:p>
        </text:list-item>
        <text:list-item>
          <text:p text:style-name="P98">Respuesta final.</text:p>
          <text:p text:style-name="P173">Título del episodio: <text:span text:style-name="T26">Homer el Vigilante </text:span><text:span text:style-name="T116">(en inglés </text:span><text:span text:style-name="T4">Homer the Vigilante</text:span><text:span text:style-name="T116">)</text:span><text:span text:style-name="T115">.</text:span></text:p>
          <text:p text:style-name="P183">Título de la película: <text:span text:style-name="T25">¿Teléfono rojo?, volamos hacia Moscú </text:span><text:span text:style-name="T124">(en inglés </text:span><text:span text:style-name="T4">Dr. Strangelove or: How I Learned to Stop Worrying and Love the Bomb</text:span><text:span text:style-name="T124">)</text:span>.</text:p>
          <text:p text:style-name="P184"><text:soft-page-break/>Nombre del personaje en la película original: <text:span text:style-name="T124">el mayor T.J “King” Kong.</text:span></text:p>
          <text:p text:style-name="P186">Nombre del actor que le interpreta: Slim Pickens.</text:p>
        </text:list-item>
      </text:list>
      <text:p text:style-name="P26"><text:span text:style-name="T24">Strangelove</text:span><text:span text:style-name="T4"> (inglés, </text:span><text:span text:style-name="T26">DuckDuckGo</text:span><text:span text:style-name="T4">)</text:span></text:p>
      <text:list xml:id="list3544462781437" text:continue-numbering="true" text:style-name="List_20_1">
        <text:list-item>
          <text:p text:style-name="P99">Consultas.</text:p>
          <text:p text:style-name="P59"><text:span text:style-name="T43">“</text:span><text:span text:style-name="T64">homer simpson riding bomb</text:span><text:span text:style-name="T45">”.</text:span></text:p>
          <text:p text:style-name="P59"><text:span text:style-name="T45">“</text:span><text:span text:style-name="T65">dr strangelove bomb”.</text:span></text:p>
        </text:list-item>
        <text:list-item>
          <text:p text:style-name="P99">Páginas exploradas.</text:p>
          <text:p text:style-name="P67"><text:span text:style-name="T43">“</text:span><text:a xlink:type="simple" xlink:href="https://en.m.wikipedia.org/wiki/Homer_the_Vigilante" text:style-name="Internet_20_link" text:visited-style-name="Visited_20_Internet_20_Link"><text:span text:style-name="T43">https://en.m.wikipedia.org/wiki/Homer_the_Vigilante</text:span></text:a><text:span text:style-name="T43">” – </text:span><text:span text:style-name="T94">Aquí </text:span><text:span text:style-name="T98">se observa</text:span><text:span text:style-name="T94"> información sobre el episodio de </text:span><text:span text:style-name="T39">Los Simpson</text:span><text:span text:style-name="T110"> donde Homer se sube a una bomba atómica. De aquí se obtiene el título de la película.</text:span></text:p>
          <text:p text:style-name="P67"><text:span text:style-name="T110">“</text:span><text:a xlink:type="simple" xlink:href="https://es.m.wikipedia.org/wiki/Dr._Strangelove_or:_How_I_Learned_to_Stop_Worrying_and_Love_the_Bomb" text:style-name="Internet_20_link" text:visited-style-name="Visited_20_Internet_20_Link"><text:span text:style-name="T110">https://es.m.wikipedia.org/wiki/Dr._Strangelove_or:_How_I_Learned_to_Stop_Worrying_and_Love_the_Bomb</text:span></text:a><text:span text:style-name="T110">” – De aquí </text:span><text:span text:style-name="T113">se saca</text:span><text:span text:style-name="T110"> la información sobre el actor y el personaje en cuestión.</text:span></text:p>
        </text:list-item>
        <text:list-item>
          <text:p text:style-name="P99">Ayuda proporcionada por el buscador.</text:p>
          <text:p text:style-name="P59"><text:span text:style-name="T58">Infobox </text:span><text:span text:style-name="T66">de Wikipedia sobre el episodio de </text:span><text:span text:style-name="T37">Los Simpson</text:span><text:span text:style-name="T107"> títulado </text:span><text:span text:style-name="T37">Homer the Vigilante</text:span><text:span text:style-name="T107"> </text:span><text:span text:style-name="T105">con</text:span><text:span text:style-name="T64"> imágenes de Homer Simpson subido a una bomba </text:span><text:span text:style-name="T66">atómica</text:span><text:span text:style-name="T58">. </text:span><text:span text:style-name="T65">Infobox sobre la película </text:span><text:span text:style-name="T35">Dr. Strangelove or: How I Learned to Stop Worrying and Love the Bomb.</text:span></text:p>
        </text:list-item>
        <text:list-item>
          <text:p text:style-name="P99">Respuesta final.</text:p>
          <text:p text:style-name="P174">Título del episodio: <text:span text:style-name="T4">Homer the Vigilante.</text:span></text:p>
          <text:p text:style-name="P185">Título de la película: <text:span text:style-name="T4">Dr. Strangelove or: How I Learned to Stop Worrying and Love the Bomb.</text:span></text:p>
          <text:p text:style-name="P185">Nombre del personaje en la película original: <text:span text:style-name="T124">el mayor T.J “King” Kong.</text:span></text:p>
          <text:p text:style-name="P187">Nombre del actor que le interpreta: Slim Pickens.</text:p>
        </text:list-item>
      </text:list>
      <text:p text:style-name="P26"><text:span text:style-name="T24">Strangelove</text:span><text:span text:style-name="T4"> (</text:span><text:span text:style-name="T26">castellano</text:span><text:span text:style-name="T4">, </text:span><text:span text:style-name="T26">DuckDuckGo</text:span><text:span text:style-name="T4">)</text:span></text:p>
      <text:list xml:id="list3544308488543" text:continue-numbering="true" text:style-name="List_20_1">
        <text:list-item>
          <text:p text:style-name="P99">Consultas.</text:p>
          <text:p text:style-name="P59"><text:span text:style-name="T43">“</text:span><text:span text:style-name="T64">homer simpson </text:span><text:span text:style-name="T65">bomba atomica</text:span><text:span text:style-name="T45">”.</text:span></text:p>
          <text:p text:style-name="P59"><text:span text:style-name="T45">“</text:span><text:span text:style-name="T65">telefono rojo volamos hacia moscu”.</text:span></text:p>
        </text:list-item>
        <text:list-item>
          <text:p text:style-name="P99">Páginas exploradas.</text:p>
          <text:p text:style-name="P68"><text:span text:style-name="T43">“</text:span><text:a xlink:type="simple" xlink:href="https://www.google.com/amp/s/www.hobbyconsolas.com/reviews/simpson-05x11-homer-vigilante-patrulla-vecinal-94266%3Famp" text:style-name="Internet_20_link" text:visited-style-name="Visited_20_Internet_20_Link"><text:span text:style-name="T43">https://www.google.com/amp/s/www.hobbyconsolas.com/reviews/simpson-05x11-homer-vigilante-patrulla-vecinal-94266%3famp</text:span></text:a><text:span text:style-name="T43">” – </text:span><text:span text:style-name="T96">De este artículo </text:span><text:span text:style-name="T99">se obtiene</text:span><text:span text:style-name="T96"> el nombre de la película a la que hace referencia el episodio.</text:span></text:p>
          <text:p text:style-name="P68"><text:span text:style-name="T110">“</text:span><text:a xlink:type="simple" xlink:href="https://es.m.wikipedia.org/wiki/Dr._Strangelove_or:_How_I_Learned_to_Stop_Worrying_and_Love_the_Bomb" text:style-name="Internet_20_link" text:visited-style-name="Visited_20_Internet_20_Link"><text:span text:style-name="T110">https://es.m.wikipedia.org/wiki/Dr._Strangelove_or:_How_I_Learned_to_Stop_Worrying_and_Love_the_Bomb</text:span></text:a><text:span text:style-name="T110">” – De aquí </text:span><text:span text:style-name="T114">se saca</text:span><text:span text:style-name="T110"> la información sobre el actor y el personaje en cuestión.</text:span></text:p>
        </text:list-item>
        <text:list-item>
          <text:p text:style-name="P99"><text:soft-page-break/>Ayuda proporcionada por el buscador.</text:p>
          <text:p text:style-name="P59"><text:span text:style-name="T66">Vídeos de </text:span><text:span text:style-name="T37">Los Simpson</text:span><text:span text:style-name="T107"> medianamente relacionados con bombas atómicas</text:span><text:span text:style-name="T58">. </text:span><text:span text:style-name="T65">Infobox sobre la película </text:span><text:span text:style-name="T35">Dr. Strangelove or: How I Learned to Stop Worrying and Love the Bomb.</text:span></text:p>
        </text:list-item>
        <text:list-item>
          <text:p text:style-name="P99">Respuesta final.</text:p>
          <text:p text:style-name="P174">Título del episodio: <text:span text:style-name="T4">Homer the Vigilante.</text:span></text:p>
          <text:p text:style-name="P185">Título de la película: <text:span text:style-name="T4">Dr. Strangelove or: How I Learned to Stop Worrying and Love the Bomb.</text:span></text:p>
          <text:p text:style-name="P185">Nombre del personaje en la película original: <text:span text:style-name="T124">el mayor T.J “King” Kong.</text:span></text:p>
          <text:p text:style-name="P187">Nombre del actor que le interpreta: Slim Pickens.</text:p>
        </text:list-item>
      </text:list>
      <text:p text:style-name="P27"><text:span text:style-name="T27">CMU</text:span><text:span text:style-name="T4"> (inglés, Google)</text:span></text:p>
      <text:list xml:id="list3544458834292" text:continue-numbering="true" text:style-name="List_20_1">
        <text:list-item>
          <text:p text:style-name="P100">Consultas.</text:p>
          <text:p text:style-name="P60"><text:span text:style-name="T43">“</text:span><text:span text:style-name="T67">carnegie mellon university graduate housing</text:span><text:span text:style-name="T45">”.</text:span></text:p>
        </text:list-item>
        <text:list-item>
          <text:p text:style-name="P100">Páginas exploradas.</text:p>
          <text:p text:style-name="P141">“<text:a xlink:type="simple" xlink:href="https://www.cmu.edu/graduate/current-grad-students/housing-transportation-dining/index.html" text:style-name="Internet_20_link" text:visited-style-name="Visited_20_Internet_20_Link">https://www.cmu.edu/graduate/current-grad-students/housing-transportation-dining/index.html</text:a>” – <text:span text:style-name="T143">Página con información sobre alojamiento, transporte y comidas de la universidad.</text:span></text:p>
          <text:p text:style-name="P141">“<text:a xlink:type="simple" xlink:href="https://www.cmu.edu/housing/our-communities/find-housing/off-campus-housing/index.html" text:style-name="Internet_20_link" text:visited-style-name="Visited_20_Internet_20_Link">https://www.cmu.edu/housing/our-communities/find-housing/off-campus-housing/index.html</text:a>” – <text:span text:style-name="T143">Página con información sobre los alojamientos fuera del campus.</text:span></text:p>
        </text:list-item>
        <text:list-item>
          <text:p text:style-name="P100">Ayuda proporcionada por el buscador.</text:p>
          <text:p text:style-name="P190"><text:span text:style-name="T64">N</text:span><text:span text:style-name="T42">inguna.</text:span></text:p>
        </text:list-item>
        <text:list-item>
          <text:p text:style-name="P100">Respuesta final.</text:p>
          <text:p text:style-name="P142">“<text:a xlink:type="simple" xlink:href="https://www.cmu.edu/housing/our-communities/find-housing/off-campus-housing/index.html" text:style-name="Internet_20_link" text:visited-style-name="Visited_20_Internet_20_Link">https://www.cmu.edu/housing/our-communities/find-housing/off-campus-housing/index.html</text:a>” – <text:span text:style-name="T143">Página con información sobre los alojamientos fuera del campus.</text:span></text:p>
        </text:list-item>
      </text:list>
      <text:p text:style-name="P27"><text:span text:style-name="T27">CMU</text:span><text:span text:style-name="T4"> (</text:span><text:span text:style-name="T27">castellano</text:span><text:span text:style-name="T4">, Google)</text:span></text:p>
      <text:list xml:id="list3544025165519" text:continue-numbering="true" text:style-name="List_20_1">
        <text:list-item>
          <text:p text:style-name="P100">Consultas.</text:p>
          <text:p text:style-name="P60"><text:span text:style-name="T43">“</text:span><text:span text:style-name="T67">universidad carnegie mellon alojamiento estudiantes</text:span><text:span text:style-name="T45">”.</text:span></text:p>
          <text:p text:style-name="P61"><text:span text:style-name="T43">“</text:span><text:span text:style-name="T67">universidad carnegie mellon”.</text:span></text:p>
        </text:list-item>
        <text:list-item>
          <text:p text:style-name="P100">Páginas exploradas.</text:p>
          <text:p text:style-name="P60"><text:span text:style-name="T43">“</text:span><text:a xlink:type="simple" xlink:href="https://www.universia.net/cl/universidades/carnegie-mellon-university.01896.html" text:style-name="Internet_20_link" text:visited-style-name="Visited_20_Internet_20_Link"><text:span text:style-name="T43">https://www.universia.net/cl/universidades/carnegie-mellon-university.01896.html</text:span></text:a><text:span text:style-name="T43">” – </text:span><text:span text:style-name="T73">No se obtiene información útil.</text:span></text:p>
          <text:p text:style-name="P60"><text:span text:style-name="T73">“</text:span><text:a xlink:type="simple" xlink:href="https://es.m.wikipedia.org/wiki/Universidad_Carnegie_Mellon" text:style-name="Internet_20_link" text:visited-style-name="Visited_20_Internet_20_Link"><text:span text:style-name="T73">https://es.m.wikipedia.org/wiki/Universidad_Carnegie_Mellon</text:span></text:a><text:span text:style-name="T73">” – Incluye el sitio web de la universidad.</text:span></text:p>
          <text:p text:style-name="P60"><text:span text:style-name="T73">“</text:span><text:a xlink:type="simple" xlink:href="https://www.cmu.edu/" text:style-name="Internet_20_link" text:visited-style-name="Visited_20_Internet_20_Link"><text:span text:style-name="T73">https://www.cmu.edu/</text:span></text:a><text:span text:style-name="T73">” - </text:span><text:span text:style-name="T100">Se introduce</text:span><text:span text:style-name="T73"> “housing” en el buscador incluído en el sitio.</text:span></text:p>
          <text:p text:style-name="P60"><text:soft-page-break/><text:span text:style-name="T73">“</text:span><text:a xlink:type="simple" xlink:href="https://www.cmu.edu/housing/" text:style-name="Internet_20_link" text:visited-style-name="Visited_20_Internet_20_Link"><text:span text:style-name="T73">https://www.cmu.edu/housing/</text:span></text:a><text:span text:style-name="T73">” - </text:span><text:span text:style-name="T74">Información sobre el alojamiento de los estudiantes.</text:span></text:p>
        </text:list-item>
        <text:list-item>
          <text:p text:style-name="P100">Ayuda proporcionada por el buscador.</text:p>
          <text:p text:style-name="P188">Infobox con información de la Universidad Carnegie Mellon.</text:p>
        </text:list-item>
        <text:list-item>
          <text:p text:style-name="P100">Respuesta final.</text:p>
          <text:p text:style-name="P101"><text:span text:style-name="T73">“</text:span><text:a xlink:type="simple" xlink:href="https://www.cmu.edu/housing/" text:style-name="Internet_20_link" text:visited-style-name="Visited_20_Internet_20_Link"><text:span text:style-name="T73">https://www.cmu.edu/housing/</text:span></text:a><text:span text:style-name="T73">” - </text:span><text:span text:style-name="T74">Información sobre el alojamiento de los estudiantes.</text:span></text:p>
        </text:list-item>
      </text:list>
      <text:p text:style-name="P28"><text:span text:style-name="T27">CMU</text:span><text:span text:style-name="T4"> (inglés, </text:span><text:span text:style-name="T28">DuckDuckGo</text:span><text:span text:style-name="T4">)</text:span></text:p>
      <text:list xml:id="list3544757571697" text:continue-numbering="true" text:style-name="List_20_1">
        <text:list-item>
          <text:p text:style-name="P102">Consultas.</text:p>
          <text:p text:style-name="P62"><text:span text:style-name="T43">“</text:span><text:span text:style-name="T67">carnegie mellon university graduate housing</text:span><text:span text:style-name="T45">”.</text:span></text:p>
        </text:list-item>
        <text:list-item>
          <text:p text:style-name="P102">Páginas exploradas.</text:p>
          <text:p text:style-name="P143">“<text:a xlink:type="simple" xlink:href="https://www.cmu.edu/graduate/incoming-students/after-you-arrive/housing.html" text:style-name="Internet_20_link" text:visited-style-name="Visited_20_Internet_20_Link">https://www.cmu.edu/graduate/incoming-students/after-you-arrive/housing.html</text:a>” – <text:span text:style-name="T144">Otra página con información sobre el alojamiento en la universidad.</text:span></text:p>
        </text:list-item>
        <text:list-item>
          <text:p text:style-name="P102">Ayuda proporcionada por el buscador.</text:p>
          <text:p text:style-name="P191"><text:span text:style-name="T64">N</text:span><text:span text:style-name="T42">inguna.</text:span></text:p>
        </text:list-item>
        <text:list-item>
          <text:p text:style-name="P102">Respuesta final.</text:p>
          <text:p text:style-name="P144">“<text:a xlink:type="simple" xlink:href="https://www.cmu.edu/graduate/incoming-students/after-you-arrive/housing.html" text:style-name="Internet_20_link" text:visited-style-name="Visited_20_Internet_20_Link">https://www.cmu.edu/graduate/incoming-students/after-you-arrive/housing.html</text:a>” – <text:span text:style-name="T144">Otra página con información sobre el alojamiento en la universidad.</text:span></text:p>
        </text:list-item>
      </text:list>
      <text:p text:style-name="P28"><text:span text:style-name="T27">CMU</text:span><text:span text:style-name="T4"> (</text:span><text:span text:style-name="T28">castellano</text:span><text:span text:style-name="T4">, </text:span><text:span text:style-name="T28">DuckDuckGo</text:span><text:span text:style-name="T4">)</text:span></text:p>
      <text:list xml:id="list3543956918123" text:continue-numbering="true" text:style-name="List_20_1">
        <text:list-item>
          <text:p text:style-name="P102">Consultas.</text:p>
          <text:p text:style-name="P62"><text:span text:style-name="T43">“</text:span><text:span text:style-name="T67">universidad carnegie mellon alojamiento estudiantes</text:span><text:span text:style-name="T45">”.</text:span></text:p>
          <text:p text:style-name="P62"><text:span text:style-name="T43">“</text:span><text:span text:style-name="T67">universidad carnegie mellon”.</text:span></text:p>
        </text:list-item>
        <text:list-item>
          <text:p text:style-name="P102">Páginas exploradas.</text:p>
          <text:p text:style-name="P63"><text:span text:style-name="T43">“</text:span><text:a xlink:type="simple" xlink:href="https://www.universia.net/cl/universidades/carnegie-mellon-university.01896.html" text:style-name="Internet_20_link" text:visited-style-name="Visited_20_Internet_20_Link"><text:span text:style-name="T43">https://www.universia.net/cl/universidades/carnegie-mellon-university.01896.html</text:span></text:a><text:span text:style-name="T43">” – </text:span><text:span text:style-name="T73">No se obtiene información útil.</text:span></text:p>
          <text:p text:style-name="P63"><text:span text:style-name="T73">“</text:span><text:a xlink:type="simple" xlink:href="https://es.m.wikipedia.org/wiki/Universidad_Carnegie_Mellon" text:style-name="Internet_20_link" text:visited-style-name="Visited_20_Internet_20_Link"><text:span text:style-name="T73">https://es.m.wikipedia.org/wiki/Universidad_Carnegie_Mellon</text:span></text:a><text:span text:style-name="T73">” – Incluye el sitio web de la universidad.</text:span></text:p>
          <text:p text:style-name="P63"><text:span text:style-name="T73">“</text:span><text:a xlink:type="simple" xlink:href="https://www.cmu.edu/" text:style-name="Internet_20_link" text:visited-style-name="Visited_20_Internet_20_Link"><text:span text:style-name="T73">https://www.cmu.edu/</text:span></text:a><text:span text:style-name="T73">” - </text:span><text:span text:style-name="T101">Se introduce</text:span><text:span text:style-name="T73"> “housing” en el buscador incluído en el sitio.</text:span></text:p>
          <text:p text:style-name="P103"><text:span text:style-name="T73">“</text:span><text:a xlink:type="simple" xlink:href="https://www.cmu.edu/housing/" text:style-name="Internet_20_link" text:visited-style-name="Visited_20_Internet_20_Link"><text:span text:style-name="T73">https://www.cmu.edu/housing/</text:span></text:a><text:span text:style-name="T73">” - </text:span><text:span text:style-name="T74">Información sobre el alojamiento de los estudiantes.</text:span></text:p>
        </text:list-item>
        <text:list-item>
          <text:p text:style-name="P102">Ayuda proporcionada por el buscador.</text:p>
          <text:p text:style-name="P189"><text:span text:style-name="T42">Infobox </text:span><text:span text:style-name="T125">de Wikipedia </text:span><text:span text:style-name="T42">con información de la Universidad Carnegie Mellon.</text:span></text:p>
        </text:list-item>
        <text:list-item>
          <text:p text:style-name="P102">Respuesta final.</text:p>
          <text:p text:style-name="P104"><text:span text:style-name="T73">“</text:span><text:a xlink:type="simple" xlink:href="https://www.cmu.edu/housing/" text:style-name="Internet_20_link" text:visited-style-name="Visited_20_Internet_20_Link"><text:span text:style-name="T73">https://www.cmu.edu/housing/</text:span></text:a><text:span text:style-name="T73">” - </text:span><text:span text:style-name="T74">Información sobre el alojamiento de los estudiant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Light" svg:font-family="'Calibri Light', 'Calibri Light EmbeddedFont', 'Calibri Light MSFontService',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1T11:45:46.185324536</meta:creation-date>
    <dc:date>2020-09-24T00:35:39.662478471</dc:date>
    <meta:editing-duration>PT5H10M2S</meta:editing-duration>
    <meta:editing-cycles>114</meta:editing-cycles>
    <meta:generator>LibreOffice/6.4.6.2$Linux_X86_64 LibreOffice_project/40$Build-2</meta:generator>
    <meta:document-statistic meta:table-count="0" meta:image-count="0" meta:object-count="0" meta:page-count="22" meta:paragraph-count="550" meta:word-count="4346" meta:character-count="31429" meta:non-whitespace-character-count="28048"/>
  </office:meta>
</office:document-meta>
</file>